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Times New Roman" svg:font-family="'Times New Roman'"/>
    <style:font-face style:name="Times New Roman1" svg:font-family="'Times New Roman'"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Mono" svg:font-family="'DejaVu Sans Mono'" style:font-family-generic="system" style:font-pitch="variable"/>
    <style:font-face style:name="Droid Sans Devanagari" svg:font-family="'Droid Sans Devanaga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0.702cm" fo:margin-left="6.299cm" fo:margin-top="0cm" fo:margin-bottom="0cm" table:align="left" style:writing-mode="lr-tb"/>
    </style:style>
    <style:style style:name="Table1.A" style:family="table-column">
      <style:table-column-properties style:column-width="5.868cm"/>
    </style:style>
    <style:style style:name="Table1.B" style:family="table-column">
      <style:table-column-properties style:column-width="4.833cm"/>
    </style:style>
    <style:style style:name="Table1.1" style:family="table-row">
      <style:table-row-properties fo:keep-together="auto"/>
    </style:style>
    <style:style style:name="Table1.A1" style:family="table-cell">
      <style:table-cell-properties style:vertical-align="bottom"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B2" style:family="table-cell">
      <style:table-cell-properties fo:padding="0.097cm" fo:border-left="0.25pt solid #000000" fo:border-right="0.25pt solid #000000" fo:border-top="none" fo:border-bottom="0.25pt solid #000000"/>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0.25pt solid #000000" fo:border-top="none" fo:border-bottom="0.25pt solid #000000"/>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0.25pt solid #000000" fo:border-top="none" fo:border-bottom="0.25pt solid #000000"/>
    </style:style>
    <style:style style:name="Table2" style:family="table">
      <style:table-properties style:width="17cm" table:align="left" style:writing-mode="lr-tb"/>
    </style:style>
    <style:style style:name="Table2.A" style:family="table-column">
      <style:table-column-properties style:column-width="4.023cm"/>
    </style:style>
    <style:style style:name="Table2.B" style:family="table-column">
      <style:table-column-properties style:column-width="12.977cm"/>
    </style:style>
    <style:style style:name="Table2.A1" style:family="table-cell">
      <style:table-cell-properties style:vertical-align="middle" fo:background-color="#d9d9d9" fo:padding-left="0.076cm" fo:padding-right="0.076cm" fo:padding-top="0.051cm" fo:padding-bottom="0.051cm" fo:border="0.05pt solid #000000">
        <style:background-image/>
      </style:table-cell-properties>
    </style:style>
    <style:style style:name="Table2.B1" style:family="table-cell">
      <style:table-cell-properties style:vertical-align="middle" fo:background-color="#efefef" fo:padding-left="0cm" fo:padding-right="0.076cm" fo:padding-top="0.051cm" fo:padding-bottom="0.051cm" fo:border-left="none" fo:border-right="0.05pt solid #000000" fo:border-top="0.05pt solid #000000" fo:border-bottom="0.05pt solid #000000">
        <style:background-image/>
      </style:table-cell-properties>
    </style:style>
    <style:style style:name="Table2.A2" style:family="table-cell">
      <style:table-cell-properties style:vertical-align="middle" fo:background-color="#d9d9d9" fo:padding-left="0.076cm" fo:padding-right="0.076cm" fo:padding-top="0cm" fo:padding-bottom="0.051cm" fo:border-left="0.05pt solid #000000" fo:border-right="0.05pt solid #000000" fo:border-top="none" fo:border-bottom="0.05pt solid #000000">
        <style:background-image/>
      </style:table-cell-properties>
    </style:style>
    <style:style style:name="Table2.B2" style:family="table-cell">
      <style:table-cell-properties style:vertical-align="middle" fo:background-color="#efefef" fo:padding-left="0cm" fo:padding-right="0.076cm" fo:padding-top="0cm" fo:padding-bottom="0.051cm" fo:border-left="none" fo:border-right="0.05pt solid #000000" fo:border-top="none" fo:border-bottom="0.05pt solid #000000">
        <style:background-image/>
      </style:table-cell-properties>
    </style:style>
    <style:style style:name="P1" style:family="paragraph" style:parent-style-name="Standard">
      <style:paragraph-properties style:line-height-at-least="0.478cm"/>
    </style:style>
    <style:style style:name="P2" style:family="paragraph" style:parent-style-name="Standard">
      <style:paragraph-properties fo:text-align="justify" style:justify-single-word="false"/>
      <style:text-properties fo:font-size="8pt" style:font-size-asian="8pt" style:font-size-complex="8pt"/>
    </style:style>
    <style:style style:name="P3" style:family="paragraph" style:parent-style-name="Standard">
      <style:paragraph-properties style:line-height-at-least="0.492cm"/>
      <style:text-properties fo:font-size="8pt" style:font-size-asian="8pt" style:font-size-complex="8pt"/>
    </style:style>
    <style:style style:name="P4" style:family="paragraph" style:parent-style-name="Standard">
      <style:paragraph-properties style:line-height-at-least="0.478cm"/>
      <style:text-properties style:font-name="Times New Roman2" fo:font-size="14pt" style:font-size-asian="14pt" style:font-name-complex="Times New Roman3" style:font-size-complex="14pt"/>
    </style:style>
    <style:style style:name="P5" style:family="paragraph" style:parent-style-name="Standard">
      <style:paragraph-properties style:line-height-at-least="0.478cm"/>
      <style:text-properties style:font-name="Times New Roman2" fo:font-size="14pt" officeooo:rsid="0011a039" officeooo:paragraph-rsid="0011a039" style:font-size-asian="14pt" style:font-name-complex="Times New Roman3" style:font-size-complex="14pt"/>
    </style:style>
    <style:style style:name="P6" style:family="paragraph" style:parent-style-name="Standard">
      <style:text-properties style:font-name="Times New Roman" fo:font-size="12pt" fo:font-weight="normal"/>
    </style:style>
    <style:style style:name="P7" style:family="paragraph" style:parent-style-name="Standard">
      <style:paragraph-properties style:line-height-at-least="0.492cm"/>
      <style:text-properties fo:color="#000000" style:font-name="Droid Sans Mono" fo:font-size="8pt" fo:font-weight="normal" fo:background-color="#ffffff" style:font-size-asian="8pt" style:font-size-complex="8pt"/>
    </style:style>
    <style:style style:name="P8" style:family="paragraph" style:parent-style-name="Standard">
      <style:paragraph-properties style:line-height-at-least="0.492cm"/>
      <style:text-properties fo:color="#098658" style:font-name="Droid Sans Mono" fo:font-size="8pt" fo:font-weight="normal" fo:background-color="#ffffff" style:font-size-asian="8pt" style:font-size-complex="8pt"/>
    </style:style>
    <style:style style:name="P9" style:family="paragraph" style:parent-style-name="Standard">
      <style:paragraph-properties style:line-height-at-least="0.492cm"/>
      <style:text-properties fo:color="#008000" style:font-name="Droid Sans Mono" fo:font-size="8pt" fo:font-weight="normal" fo:background-color="#ffffff" style:font-size-asian="8pt" style:font-size-complex="8pt"/>
    </style:style>
    <style:style style:name="P10" style:family="paragraph" style:parent-style-name="Standard_20__28_user_29_">
      <style:paragraph-properties fo:text-align="center" style:justify-single-word="false"/>
    </style:style>
    <style:style style:name="P11" style:family="paragraph" style:parent-style-name="Standard_20__28_user_29_">
      <style:text-properties style:font-name="Times New Roman2"/>
    </style:style>
    <style:style style:name="P12" style:family="paragraph" style:parent-style-name="Standard_20__28_user_29_">
      <style:paragraph-properties fo:text-align="center" style:justify-single-word="false"/>
      <style:text-properties style:font-name="Times New Roman2" fo:font-size="14pt" fo:language="ru" fo:country="RU" style:font-size-asian="14pt" style:font-size-complex="14pt"/>
    </style:style>
    <style:style style:name="P13" style:family="paragraph" style:parent-style-name="Standard_20__28_user_29_">
      <style:paragraph-properties fo:text-align="justify" style:justify-single-word="false"/>
      <style:text-properties style:font-name="Times New Roman2" fo:font-size="14pt" fo:language="ru" fo:country="RU" style:font-size-asian="14pt" style:font-size-complex="14pt"/>
    </style:style>
    <style:style style:name="P14" style:family="paragraph" style:parent-style-name="Standard_20__28_user_29_">
      <style:paragraph-properties fo:text-align="justify" style:justify-single-word="false"/>
      <style:text-properties style:font-name="Times New Roman2" fo:font-size="14pt" fo:language="ru" fo:country="RU" fo:font-weight="normal" style:font-size-asian="14pt" style:font-weight-asian="normal" style:font-size-complex="14pt" style:font-weight-complex="normal"/>
    </style:style>
    <style:style style:name="P15" style:family="paragraph" style:parent-style-name="Standard_20__28_user_29_">
      <style:paragraph-properties fo:text-align="justify" style:justify-single-word="false"/>
      <style:text-properties style:font-name="Times New Roman2" fo:font-size="14pt" fo:font-weight="normal" style:font-size-asian="14pt" style:font-weight-asian="normal" style:font-size-complex="14pt" style:font-weight-complex="normal"/>
    </style:style>
    <style:style style:name="P16" style:family="paragraph" style:parent-style-name="Standard_20__28_user_29_">
      <style:paragraph-properties fo:text-align="center" style:justify-single-word="false"/>
      <style:text-properties style:font-name="Times New Roman2" fo:font-size="18pt" fo:font-weight="bold" style:font-size-asian="18pt" style:font-weight-asian="bold" style:font-size-complex="18pt" style:font-weight-complex="bold"/>
    </style:style>
    <style:style style:name="P17" style:family="paragraph" style:parent-style-name="Standard_20__28_user_29_">
      <style:paragraph-properties fo:text-align="center" style:justify-single-word="false"/>
      <style:text-properties style:font-name="Times New Roman2" fo:font-size="18pt" fo:language="ru" fo:country="RU" fo:font-weight="bold" style:font-size-asian="18pt" style:font-weight-asian="bold" style:font-size-complex="18pt" style:font-weight-complex="bold"/>
    </style:style>
    <style:style style:name="P18" style:family="paragraph" style:parent-style-name="Standard_20__28_user_29_">
      <style:paragraph-properties fo:text-align="center" style:justify-single-word="false"/>
      <style:text-properties style:font-name="Times New Roman2" fo:font-size="18pt" fo:language="ru" fo:country="RU" fo:font-weight="bold" officeooo:paragraph-rsid="000928a1" style:font-size-asian="18pt" style:font-weight-asian="bold" style:font-size-complex="18pt" style:font-weight-complex="bold"/>
    </style:style>
    <style:style style:name="P19" style:family="paragraph" style:parent-style-name="Standard_20__28_user_29_">
      <style:paragraph-properties fo:line-height="115%" fo:text-align="center" style:justify-single-word="false"/>
      <style:text-properties style:font-name="Times New Roman2" fo:font-size="18pt" fo:language="ru" fo:country="RU" fo:font-weight="bold" style:font-size-asian="18pt" style:font-weight-asian="bold" style:font-size-complex="18pt" style:font-weight-complex="bold"/>
    </style:style>
    <style:style style:name="P20" style:family="paragraph" style:parent-style-name="Standard_20__28_user_29_">
      <style:paragraph-properties fo:text-align="justify" style:justify-single-word="false"/>
      <style:text-properties style:font-name="Times New Roman2" fo:font-size="18pt" fo:language="ru" fo:country="RU" fo:font-weight="normal" style:font-size-asian="18pt" style:font-weight-asian="normal" style:font-size-complex="18pt" style:font-weight-complex="normal"/>
    </style:style>
    <style:style style:name="P21" style:family="paragraph" style:parent-style-name="Standard_20__28_user_29_">
      <style:text-properties fo:font-weight="normal" style:font-weight-asian="normal" style:font-weight-complex="normal"/>
    </style:style>
    <style:style style:name="P22" style:family="paragraph" style:parent-style-name="Standard_20__28_user_29_">
      <style:text-properties fo:font-size="12pt" fo:font-style="normal" style:font-size-asian="12pt" style:font-style-asian="normal" style:font-size-complex="12pt" style:font-style-complex="normal"/>
    </style:style>
    <style:style style:name="P23" style:family="paragraph" style:parent-style-name="Standard_20__28_user_29_">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_20__28_user_29_">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_20__28_user_29_">
      <style:text-properties fo:font-size="12pt" fo:font-weight="normal" style:font-size-asian="12pt" style:font-weight-asian="normal" style:font-size-complex="12pt" style:font-weight-complex="normal"/>
    </style:style>
    <style:style style:name="P26" style:family="paragraph" style:parent-style-name="Standard_20__28_user_29_">
      <style:text-properties fo:font-size="14pt" fo:font-style="normal" style:font-size-asian="14pt" style:font-style-asian="normal" style:font-size-complex="14pt" style:font-style-complex="normal"/>
    </style:style>
    <style:style style:name="P27" style:family="paragraph" style:parent-style-name="Standard_20__28_user_29_">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_20__28_user_29_">
      <style:paragraph-properties fo:text-align="justify" style:justify-single-word="false"/>
      <style:text-properties fo:font-size="8pt" fo:font-weight="normal" style:font-size-asian="8pt" style:font-weight-asian="normal" style:font-size-complex="8pt" style:font-weight-complex="normal"/>
    </style:style>
    <style:style style:name="P29" style:family="paragraph" style:parent-style-name="Standard_20__28_user_29_">
      <style:paragraph-properties fo:text-align="justify" style:justify-single-word="false"/>
      <style:text-properties fo:font-size="8pt" fo:font-weight="normal"/>
    </style:style>
    <style:style style:name="P30" style:family="paragraph" style:parent-style-name="Standard_20__28_user_29_">
      <style:paragraph-properties fo:text-align="justify" style:justify-single-word="false"/>
      <style:text-properties style:use-window-font-color="true" style:font-name="Times New Roman1" fo:font-size="8pt" fo:font-weight="normal" fo:background-color="#ffffff" style:font-size-asian="8pt" style:font-weight-asian="normal" style:font-size-complex="8pt" style:font-weight-complex="normal"/>
    </style:style>
    <style:style style:name="P31" style:family="paragraph" style:parent-style-name="Standard_20__28_user_29_">
      <style:paragraph-properties fo:text-align="justify" style:justify-single-word="false"/>
      <style:text-properties officeooo:paragraph-rsid="000928a1"/>
    </style:style>
    <style:style style:name="P32" style:family="paragraph" style:parent-style-name="Table_20_Contents">
      <style:text-properties style:font-name="Times New Roman2" fo:font-size="18pt" style:font-size-asian="18pt" style:font-size-complex="18pt"/>
    </style:style>
    <style:style style:name="P33" style:family="paragraph" style:parent-style-name="Table_20_Contents">
      <style:paragraph-properties fo:text-align="end" style:justify-single-word="false"/>
      <style:text-properties style:font-name="Times New Roman2" fo:font-size="18pt" style:font-size-asian="18pt" style:font-size-complex="18pt"/>
    </style:style>
    <style:style style:name="P34" style:family="paragraph" style:parent-style-name="Table_20_Contents">
      <style:text-properties fo:color="#000000" style:font-name="Times New Roman" fo:font-size="12pt" fo:font-weight="bold"/>
    </style:style>
    <style:style style:name="P35" style:family="paragraph" style:parent-style-name="Table_20_Contents">
      <style:text-properties fo:color="#000000" style:font-name="Times New Roman" fo:font-size="12pt" fo:font-weight="normal"/>
    </style:style>
    <style:style style:name="P36" style:family="paragraph" style:parent-style-name="Table_20_Contents">
      <style:text-properties style:font-name="Times New Roman" fo:font-size="12pt" fo:font-weight="normal"/>
    </style:style>
    <style:style style:name="P37" style:family="paragraph" style:parent-style-name="Table_20_Contents">
      <style:text-properties style:font-name="Times New Roman" fo:font-size="12pt" fo:font-weight="bold"/>
    </style:style>
    <style:style style:name="P38" style:family="paragraph" style:parent-style-name="Table_20_Contents">
      <style:text-properties officeooo:paragraph-rsid="000a827e"/>
    </style:style>
    <style:style style:name="P39" style:family="paragraph" style:parent-style-name="Normal_20__28_Web_29_">
      <style:paragraph-properties fo:text-align="justify" style:justify-single-word="false"/>
      <style:text-properties fo:color="#000000" fo:font-size="14pt" fo:language="ru" fo:country="RU" officeooo:paragraph-rsid="000a01ed" style:letter-kerning="false" style:font-size-asian="14pt" style:font-size-complex="14pt" style:language-complex="ar" style:country-complex="SA"/>
    </style:style>
    <style:style style:name="P40" style:family="paragraph" style:parent-style-name="Normal_20__28_Web_29_">
      <style:paragraph-properties fo:text-align="justify" style:justify-single-word="false"/>
      <style:text-properties fo:color="#000000" fo:font-size="14pt" fo:language="ru" fo:country="RU" fo:font-weight="bold" officeooo:paragraph-rsid="000a01ed" style:letter-kerning="false" style:font-size-asian="14pt" style:font-weight-asian="bold" style:font-size-complex="14pt" style:language-complex="ar" style:country-complex="SA" style:font-weight-complex="bold"/>
    </style:style>
    <style:style style:name="P41"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2" fo:font-size="14pt" fo:language="ru" fo:country="RU" fo:font-weight="bold" style:letter-kerning="false" style:font-name-asian="Times New Roman3" style:font-size-asian="14pt" style:language-asian="ru" style:country-asian="RU" style:font-weight-asian="bold" style:font-name-complex="Times New Roman3" style:font-size-complex="14pt" style:language-complex="ar" style:country-complex="SA" style:font-weight-complex="bold" fo:hyphenate="true" fo:hyphenation-remain-char-count="2" fo:hyphenation-push-char-count="2" loext:hyphenation-no-caps="false"/>
    </style:style>
    <style:style style:name="P42"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2" fo:font-size="14pt" fo:language="ru" fo:country="RU" officeooo:paragraph-rsid="000a827e" style:letter-kerning="false" style:font-name-asian="Times New Roman3" style:font-size-asian="14pt" style:language-asian="ru" style:country-asian="RU" style:font-name-complex="Times New Roman3" style:font-size-complex="14pt" style:language-complex="ar" style:country-complex="SA" fo:hyphenate="true" fo:hyphenation-remain-char-count="2" fo:hyphenation-push-char-count="2" loext:hyphenation-no-caps="false"/>
    </style:style>
    <style:style style:name="P43"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1" fo:font-size="14pt" fo:language="ru" fo:country="RU" officeooo:paragraph-rsid="000a827e" style:letter-kerning="false" style:font-name-asian="Times New Roman3" style:font-size-asian="14pt" style:language-asian="ru" style:country-asian="RU" style:font-name-complex="Times New Roman3" style:font-size-complex="14pt" style:language-complex="ar" style:country-complex="SA" fo:hyphenate="true" fo:hyphenation-remain-char-count="2" fo:hyphenation-push-char-count="2" loext:hyphenation-no-caps="false"/>
    </style:style>
    <style:style style:name="P44" style:family="paragraph" style:parent-style-name="Preformatted_20_Text">
      <style:text-properties style:font-name="Times New Roman" fo:font-size="12pt" fo:font-weight="bold"/>
    </style:style>
    <style:style style:name="P45" style:family="paragraph" style:parent-style-name="Standard">
      <style:paragraph-properties fo:margin-top="0cm" fo:margin-bottom="0.499cm" loext:contextual-spacing="false" style:line-height-at-least="0.492cm"/>
      <style:text-properties fo:font-size="8pt" style:font-size-asian="8pt" style:font-size-complex="8pt"/>
    </style:style>
    <style:style style:name="P46" style:family="paragraph" style:parent-style-name="Standard">
      <style:paragraph-properties fo:margin-top="0cm" fo:margin-bottom="0.499cm" loext:contextual-spacing="false" style:line-height-at-least="0.492cm"/>
      <style:text-properties fo:color="#000000" style:font-name="Droid Sans Mono" fo:font-size="8pt" fo:font-weight="normal" fo:background-color="#ffffff" style:font-size-asian="8pt" style:font-size-complex="8pt"/>
    </style:style>
    <style:style style:name="P47" style:family="paragraph" style:parent-style-name="Normal_20__28_Web_29_" style:list-style-name="L1">
      <style:paragraph-properties fo:text-align="justify" style:justify-single-word="false"/>
      <style:text-properties fo:color="#000000" fo:font-size="14pt" fo:language="ru" fo:country="RU" officeooo:paragraph-rsid="000a01ed" style:letter-kerning="false" style:font-size-asian="14pt" style:font-size-complex="14pt" style:language-complex="ar" style:country-complex="SA"/>
    </style:style>
    <style:style style:name="P48" style:family="paragraph" style:parent-style-name="Normal_20__28_Web_29_">
      <style:paragraph-properties fo:text-align="justify" style:justify-single-word="false"/>
      <style:text-properties fo:color="#000000" fo:font-size="14pt" fo:language="ru" fo:country="RU" fo:font-weight="bold" officeooo:paragraph-rsid="000a01ed" style:letter-kerning="false" style:font-size-asian="14pt" style:font-weight-asian="bold" style:font-size-complex="14pt" style:language-complex="ar" style:country-complex="SA" style:font-weight-complex="bold"/>
    </style:style>
    <style:style style:name="P49" style:family="paragraph" style:parent-style-name="Standard">
      <style:paragraph-properties style:line-height-at-least="0.478cm"/>
    </style:style>
    <style:style style:name="P50"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2" fo:font-size="14pt" fo:language="ru" fo:country="RU" fo:font-weight="bold" style:letter-kerning="false" style:font-name-asian="Times New Roman3" style:font-size-asian="14pt" style:language-asian="ru" style:country-asian="RU" style:font-weight-asian="bold" style:font-name-complex="Times New Roman3" style:font-size-complex="14pt" style:language-complex="ar" style:country-complex="SA" style:font-weight-complex="bold" fo:hyphenate="true" fo:hyphenation-remain-char-count="2" fo:hyphenation-push-char-count="2" loext:hyphenation-no-caps="false"/>
    </style:style>
    <style:style style:name="P51"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2" fo:font-size="14pt" fo:language="ru" fo:country="RU" officeooo:paragraph-rsid="000a827e" style:letter-kerning="false" style:font-name-asian="Times New Roman3" style:font-size-asian="14pt" style:language-asian="ru" style:country-asian="RU" style:font-name-complex="Times New Roman3" style:font-size-complex="14pt" style:language-complex="ar" style:country-complex="SA" fo:hyphenate="true" fo:hyphenation-remain-char-count="2" fo:hyphenation-push-char-count="2" loext:hyphenation-no-caps="false"/>
    </style:style>
    <style:style style:name="P52" style:family="paragraph" style:parent-style-name="Standard">
      <style:paragraph-properties fo:margin-top="0.494cm" fo:margin-bottom="0.494cm" loext:contextual-spacing="false" fo:text-align="justify" style:justify-single-word="false" fo:hyphenation-ladder-count="no-limit" style:vertical-align="auto"/>
      <style:text-properties fo:color="#000000" style:font-name="Times New Roman1" fo:font-size="14pt" fo:language="ru" fo:country="RU" officeooo:paragraph-rsid="000a827e" style:letter-kerning="false" style:font-name-asian="Times New Roman3" style:font-size-asian="14pt" style:language-asian="ru" style:country-asian="RU" style:font-name-complex="Times New Roman3" style:font-size-complex="14pt" style:language-complex="ar" style:country-complex="SA" fo:hyphenate="true" fo:hyphenation-remain-char-count="2" fo:hyphenation-push-char-count="2" loext:hyphenation-no-caps="false"/>
    </style:style>
    <style:style style:name="P53" style:family="paragraph" style:parent-style-name="Standard_20__28_user_29_">
      <style:text-properties style:font-name="Times New Roman2"/>
    </style:style>
    <style:style style:name="P54" style:family="paragraph" style:parent-style-name="Standard_20__28_user_29_">
      <style:paragraph-properties fo:text-align="center" style:justify-single-word="false"/>
      <style:text-properties style:font-name="Times New Roman2" fo:font-size="18pt" fo:font-weight="bold" style:font-size-asian="18pt" style:font-weight-asian="bold" style:font-size-complex="18pt" style:font-weight-complex="bold"/>
    </style:style>
    <style:style style:name="P55" style:family="paragraph" style:parent-style-name="Standard_20__28_user_29_">
      <style:paragraph-properties fo:text-align="justify" style:justify-single-word="false"/>
      <style:text-properties style:font-name="Times New Roman2" fo:font-size="14pt" fo:language="ru" fo:country="RU" style:font-size-asian="14pt" style:font-size-complex="14pt"/>
    </style:style>
    <style:style style:name="P56" style:family="paragraph" style:parent-style-name="Standard_20__28_user_29_" style:list-style-name="L2">
      <style:paragraph-properties fo:text-align="justify" style:justify-single-word="false"/>
      <style:text-properties style:font-name="Times New Roman2" fo:font-size="14pt" fo:language="ru" fo:country="RU" style:font-size-asian="14pt" style:font-size-complex="14pt"/>
    </style:style>
    <style:style style:name="P57" style:family="paragraph" style:parent-style-name="Standard_20__28_user_29_">
      <style:paragraph-properties fo:text-align="justify" style:justify-single-word="false"/>
      <style:text-properties style:font-name="Times New Roman2" fo:font-size="14pt" fo:language="ru" fo:country="RU" officeooo:paragraph-rsid="000928a1" style:font-size-asian="14pt" style:font-size-complex="14pt"/>
    </style:style>
    <style:style style:name="P58" style:family="paragraph" style:parent-style-name="Standard_20__28_user_29_">
      <style:text-properties fo:font-size="14pt" fo:font-style="normal" style:font-size-asian="14pt" style:font-style-asian="normal" style:font-size-complex="14pt" style:font-style-complex="normal"/>
    </style:style>
    <style:style style:name="P59" style:family="paragraph" style:parent-style-name="Standard_20__28_user_29_">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0" style:family="paragraph" style:parent-style-name="Standard_20__28_user_29_">
      <style:text-properties fo:font-size="14pt" fo:font-style="normal" fo:font-weight="bold" style:font-size-asian="14pt" style:font-style-asian="normal" style:font-weight-asian="bold" style:font-size-complex="14pt" style:font-style-complex="normal" style:font-weight-complex="bold"/>
    </style:style>
    <style:style style:name="P61" style:family="paragraph" style:parent-style-name="Standard_20__28_user_29_">
      <style:text-properties fo:font-size="14pt"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_20__28_user_29_">
      <style:text-properties fo:font-size="14pt" fo:font-weight="normal" style:font-size-asian="14pt" style:font-weight-asian="normal" style:font-size-complex="14pt" style:font-weight-complex="normal"/>
    </style:style>
    <style:style style:name="P63" style:family="paragraph" style:parent-style-name="Standard_20__28_user_29_">
      <style:text-properties fo:font-size="14pt" style:font-size-asian="14pt" style:font-size-complex="14pt"/>
    </style:style>
    <style:style style:name="P64" style:family="paragraph" style:parent-style-name="Standard_20__28_user_29_">
      <style:paragraph-properties fo:text-align="justify" style:justify-single-word="false"/>
      <style:text-properties style:use-window-font-color="true" style:font-name="Times New Roman1" fo:font-size="8pt" fo:font-weight="normal" fo:background-color="#ffffff" style:font-size-asian="8pt" style:font-weight-asian="normal" style:font-size-complex="8pt" style:font-weight-complex="normal"/>
    </style:style>
    <style:style style:name="P65" style:family="paragraph" style:parent-style-name="Standard_20__28_user_29_">
      <style:paragraph-properties fo:text-align="justify" style:justify-single-word="false"/>
      <style:text-properties style:use-window-font-color="true" style:font-name="Times New Roman2" fo:font-size="14pt" fo:language="ru" fo:country="RU" officeooo:rsid="00144b14" style:letter-kerning="true" style:font-name-asian="Noto Sans CJK SC Regular" style:font-size-asian="14pt" style:language-asian="zh" style:country-asian="CN" style:font-name-complex="Lohit Devanagari" style:font-size-complex="14pt" style:language-complex="hi" style:country-complex="IN"/>
    </style:style>
    <style:style style:name="P66" style:family="paragraph" style:parent-style-name="Standard_20__28_user_29_">
      <style:paragraph-properties fo:text-align="justify" style:justify-single-word="false"/>
      <style:text-properties fo:font-size="8pt" fo:font-weight="normal" style:font-size-asian="8pt" style:font-weight-asian="normal" style:font-size-complex="8pt" style:font-weight-complex="normal"/>
    </style:style>
    <style:style style:name="P67" style:family="paragraph" style:parent-style-name="Standard_20__28_user_29_">
      <style:paragraph-properties fo:text-align="justify" style:justify-single-word="false"/>
      <style:text-properties fo:font-size="8pt" fo:font-weight="normal"/>
    </style:style>
    <style:style style:name="P68" style:family="paragraph" style:parent-style-name="Standard_20__28_user_29_">
      <style:text-properties fo:font-size="11pt" fo:font-style="normal" officeooo:paragraph-rsid="0013b70f" style:font-size-asian="11pt" style:font-style-asian="normal" style:font-size-complex="11pt" style:font-style-complex="normal"/>
    </style:style>
    <style:style style:name="P69" style:family="paragraph" style:parent-style-name="Standard_20__28_user_29_">
      <style:paragraph-properties fo:text-align="justify" style:justify-single-word="false"/>
      <style:text-properties fo:color="#008000" style:font-name="Droid Sans Mono" fo:font-size="8pt" fo:font-weight="normal" fo:background-color="#ffffff" style:font-size-asian="8pt" style:font-size-complex="8pt"/>
    </style:style>
    <style:style style:name="P70" style:family="paragraph" style:parent-style-name="Standard_20__28_user_29_">
      <style:text-properties fo:font-size="12pt" fo:font-style="normal" style:font-size-asian="12pt" style:font-style-asian="normal" style:font-size-complex="12pt" style:font-style-complex="normal"/>
    </style:style>
    <style:style style:name="P71" style:family="paragraph" style:parent-style-name="Standard_20__28_user_29_">
      <style:text-properties fo:font-size="12pt" fo:font-style="normal" officeooo:paragraph-rsid="0013b70f" style:font-size-asian="12pt" style:font-style-asian="normal" style:font-size-complex="12pt" style:font-style-complex="normal"/>
    </style:style>
    <style:style style:name="P72" style:family="paragraph" style:parent-style-name="Standard_20__28_user_29_">
      <style:text-properties fo:font-size="12pt" fo:font-style="normal" officeooo:paragraph-rsid="000928a1" style:font-size-asian="12pt" style:font-style-asian="normal" style:font-size-complex="12pt" style:font-style-complex="normal"/>
    </style:style>
    <style:style style:name="P73" style:family="paragraph" style:parent-style-name="Standard_20__28_user_29_">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_20__28_user_29_">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_20__28_user_29_">
      <style:text-properties fo:font-size="12pt" fo:font-weight="normal" style:font-size-asian="12pt" style:font-weight-asian="normal" style:font-size-complex="12pt" style:font-weight-complex="normal"/>
    </style:style>
    <style:style style:name="P76" style:family="paragraph" style:parent-style-name="Standard_20__28_user_29_">
      <style:paragraph-properties fo:text-align="center" style:justify-single-word="false"/>
    </style:style>
    <style:style style:name="P77" style:family="paragraph" style:parent-style-name="Standard_20__28_user_29_">
      <style:text-properties fo:font-style="normal" style:font-style-asian="normal" style:font-style-complex="normal"/>
    </style:style>
    <style:style style:name="P78" style:family="paragraph" style:parent-style-name="Standard_20__28_user_29_">
      <style:paragraph-properties fo:text-align="justify" style:justify-single-word="false"/>
      <style:text-properties fo:font-weight="normal" style:font-weight-asian="normal" style:font-weight-complex="normal"/>
    </style:style>
    <style:style style:name="P79" style:family="paragraph" style:parent-style-name="Standard_20__28_user_29_">
      <style:paragraph-properties fo:text-align="justify" style:justify-single-word="false"/>
    </style:style>
    <style:style style:name="P80" style:family="paragraph" style:parent-style-name="Standard_20__28_user_29_">
      <style:paragraph-properties fo:text-align="justify" style:justify-single-word="false"/>
      <style:text-properties officeooo:paragraph-rsid="000928a1"/>
    </style:style>
    <style:style style:name="P81" style:family="paragraph" style:parent-style-name="Standard_20__28_user_29_">
      <style:paragraph-properties fo:margin-top="0cm" fo:margin-bottom="0cm" loext:contextual-spacing="false" fo:text-align="justify" style:justify-single-word="false" fo:orphans="2" fo:widows="2" fo:hyphenation-ladder-count="no-limit" style:vertical-align="baseline" style:writing-mode="lr-tb"/>
      <style:text-properties style:use-window-font-color="true" style:font-name="Times New Roman2" fo:font-size="14pt" fo:language="ru" fo:country="RU" officeooo:rsid="00144b14" style:letter-kerning="true" style:font-name-asian="Noto Sans CJK SC Regular" style:font-size-asian="14pt" style:language-asian="zh" style:country-asian="CN" style:font-name-complex="Lohit Devanagari" style:font-size-complex="14pt" style:language-complex="hi" style:country-complex="IN" fo:hyphenate="false" fo:hyphenation-remain-char-count="2" fo:hyphenation-push-char-count="2" loext:hyphenation-no-caps="false"/>
    </style:style>
    <style:style style:name="P82" style:family="paragraph" style:parent-style-name="Standard_20__28_user_29_">
      <style:paragraph-properties fo:margin-top="0cm" fo:margin-bottom="0cm" loext:contextual-spacing="false" fo:text-align="justify" style:justify-single-word="false" fo:orphans="2" fo:widows="2" fo:hyphenation-ladder-count="no-limit" style:vertical-align="baseline" style:writing-mode="lr-tb"/>
      <style:text-properties style:font-name="Times New Roman2" fo:font-size="14pt" fo:language="ru" fo:country="RU" style:font-size-asian="14pt" style:font-size-complex="14pt" fo:hyphenate="false" fo:hyphenation-remain-char-count="2" fo:hyphenation-push-char-count="2" loext:hyphenation-no-caps="false"/>
    </style:style>
    <style:style style:name="P83" style:family="paragraph" style:parent-style-name="Standard_20__28_user_29_">
      <style:paragraph-properties fo:margin-top="0cm" fo:margin-bottom="0cm" loext:contextual-spacing="false" fo:text-align="start" style:justify-single-word="false" fo:orphans="2" fo:widows="2" fo:hyphenation-ladder-count="no-limit" style:vertical-align="baseline"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84" style:family="paragraph" style:parent-style-name="Standard_20__28_user_29_" style:master-page-name="Standard">
      <style:paragraph-properties fo:text-align="center" style:justify-single-word="false" style:page-number="auto"/>
      <style:text-properties style:font-name="Times New Roman2" fo:font-size="14pt" fo:language="ru" fo:country="RU" style:font-size-asian="14pt" style:font-size-complex="14pt"/>
    </style:style>
    <style:style style:name="P85" style:family="paragraph" style:parent-style-name="Table_20_Contents">
      <style:text-properties style:font-name="Times New Roman2" fo:font-size="18pt" fo:language="ru" fo:country="RU" officeooo:rsid="00144b14" style:font-size-asian="18pt" style:font-size-complex="18pt"/>
    </style:style>
    <style:style style:name="P86" style:family="paragraph" style:parent-style-name="Table_20_Contents">
      <style:text-properties style:font-name="Times New Roman2" fo:font-size="18pt" style:font-size-asian="18pt" style:font-size-complex="18pt"/>
    </style:style>
    <style:style style:name="P87" style:family="paragraph" style:parent-style-name="Table_20_Contents">
      <style:text-properties officeooo:paragraph-rsid="000a827e"/>
    </style:style>
    <style:style style:name="T1" style:family="text">
      <style:text-properties style:font-name="Times New Roman2"/>
    </style:style>
    <style:style style:name="T2" style:family="text">
      <style:text-properties style:font-name="Times New Roman2" fo:font-size="14pt" fo:language="ru" fo:country="RU" style:font-size-asian="14pt" style:font-size-complex="14pt"/>
    </style:style>
    <style:style style:name="T3" style:family="text">
      <style:text-properties style:font-name="Times New Roman2" fo:font-size="14pt" fo:language="ru" fo:country="RU" officeooo:rsid="000928a1" style:font-size-asian="14pt" style:font-size-complex="14pt"/>
    </style:style>
    <style:style style:name="T4" style:family="text">
      <style:text-properties style:font-name="Times New Roman2" fo:font-size="14pt" style:font-size-asian="14pt" style:font-size-complex="14pt"/>
    </style:style>
    <style:style style:name="T5" style:family="text">
      <style:text-properties style:font-name="Times New Roman2" fo:font-size="14pt" style:font-size-asian="14pt" style:font-name-complex="Times New Roman3" style:font-size-complex="14pt"/>
    </style:style>
    <style:style style:name="T6" style:family="text">
      <style:text-properties style:font-name="Times New Roman2" fo:font-size="14pt" officeooo:rsid="0007430e" style:font-size-asian="14pt" style:font-name-complex="Times New Roman3" style:font-size-complex="14pt"/>
    </style:style>
    <style:style style:name="T7" style:family="text">
      <style:text-properties style:font-name="Times New Roman2" fo:font-size="14pt" officeooo:rsid="000862b0" style:font-size-asian="14pt" style:font-name-complex="Times New Roman3" style:font-size-complex="14pt"/>
    </style:style>
    <style:style style:name="T8" style:family="text">
      <style:text-properties style:font-name="Times New Roman2" fo:font-size="18pt" fo:language="ru" fo:country="RU" fo:font-weight="bold" style:font-size-asian="18pt" style:font-weight-asian="bold" style:font-size-complex="18pt" style:font-weight-complex="bold"/>
    </style:style>
    <style:style style:name="T9" style:family="text">
      <style:text-properties style:font-name="Times New Roman2" fo:font-size="18pt" fo:font-weight="bold" style:font-size-asian="18pt" style:font-weight-asian="bold" style:font-size-complex="18pt" style:font-weight-complex="bold"/>
    </style:style>
    <style:style style:name="T10" style:family="text">
      <style:text-properties fo:color="#000000" style:font-name="Times New Roman" fo:font-size="12pt" fo:font-weight="bold"/>
    </style:style>
    <style:style style:name="T11" style:family="text">
      <style:text-properties fo:color="#000000" style:font-name="Times New Roman" fo:font-size="12pt" fo:font-weight="normal"/>
    </style:style>
    <style:style style:name="T12" style:family="text">
      <style:text-properties fo:font-size="14pt" fo:font-style="normal" fo:font-weight="bold" style:font-size-asian="14pt" style:font-style-asian="normal" style:font-weight-asian="bold" style:font-size-complex="14pt" style:font-style-complex="normal"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1dc24" style:font-size-asian="14pt" style:font-style-asian="normal" style:font-size-complex="14pt"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0e8939"/>
    </style:style>
    <style:style style:name="T21" style:family="text">
      <style:text-properties fo:font-weight="bold" officeooo:rsid="000fa01d"/>
    </style:style>
    <style:style style:name="T22" style:family="text">
      <style:text-properties style:use-window-font-color="true" style:font-name="Times New Roman2" fo:font-size="14pt" fo:language="en" fo:country="US" style:letter-kerning="true" style:font-name-asian="Noto Sans CJK SC Regular" style:font-size-asian="14pt" style:language-asian="zh" style:country-asian="CN" style:font-name-complex="Lohit Devanagari" style:font-size-complex="14pt" style:language-complex="hi" style:country-complex="IN"/>
    </style:style>
    <style:style style:name="T23" style:family="text">
      <style:text-properties style:use-window-font-color="true" style:font-name="Times New Roman2" fo:font-size="14pt" fo:language="en" fo:country="US" officeooo:rsid="000862b0" style:letter-kerning="true" style:font-name-asian="Noto Sans CJK SC Regular" style:font-size-asian="14pt" style:language-asian="zh" style:country-asian="CN" style:font-name-complex="Times New Roman3" style:font-size-complex="14pt" style:language-complex="hi" style:country-complex="IN"/>
    </style:style>
    <style:style style:name="T24" style:family="text">
      <style:text-properties style:use-window-font-color="true" style:font-name="Times New Roman2" fo:font-size="14pt" fo:language="en" fo:country="US" officeooo:rsid="00115c52" style:letter-kerning="true" style:font-name-asian="Noto Sans CJK SC Regular" style:font-size-asian="14pt" style:language-asian="zh" style:country-asian="CN" style:font-name-complex="Times New Roman3" style:font-size-complex="14pt" style:language-complex="hi" style:country-complex="IN"/>
    </style:style>
    <style:style style:name="T25" style:family="text">
      <style:text-properties style:use-window-font-color="true" style:font-name="Times New Roman2" fo:font-size="14pt" fo:language="ru" fo:country="RU" style:letter-kerning="true" style:font-name-asian="Noto Sans CJK SC Regular" style:font-size-asian="14pt" style:language-asian="zh" style:country-asian="CN" style:font-name-complex="Lohit Devanagari" style:font-size-complex="14pt" style:language-complex="hi" style:country-complex="IN"/>
    </style:style>
    <style:style style:name="T26" style:family="text">
      <style:text-properties style:use-window-font-color="true" style:font-name="Times New Roman2" fo:font-size="14pt" fo:language="ru" fo:country="RU" officeooo:rsid="0013b70f" style:letter-kerning="true" style:font-name-asian="Noto Sans CJK SC Regular" style:font-size-asian="14pt" style:language-asian="zh" style:country-asian="CN" style:font-name-complex="Lohit Devanagari" style:font-size-complex="14pt" style:language-complex="hi" style:country-complex="IN"/>
    </style:style>
    <style:style style:name="T27" style:family="text">
      <style:text-properties style:use-window-font-color="true" style:font-name="Times New Roman2" fo:font-size="12pt" fo:language="en" fo:country="US" officeooo:rsid="000862b0" style:letter-kerning="true" style:font-name-asian="Noto Sans CJK SC Regular" style:font-size-asian="12pt" style:language-asian="zh" style:country-asian="CN" style:font-name-complex="Lohit Devanagari" style:font-size-complex="12pt" style:language-complex="hi" style:country-complex="IN"/>
    </style:style>
    <style:style style:name="T28" style:family="text">
      <style:text-properties style:use-window-font-color="true" style:font-name="Times New Roman2" fo:font-size="18pt" fo:language="ru" fo:country="RU" fo:font-weight="bold" officeooo:rsid="000928a1" style:letter-kerning="true" style:font-name-asian="Noto Sans CJK SC Regular" style:font-size-asian="18pt" style:language-asian="zh" style:country-asian="CN" style:font-weight-asian="bold" style:font-name-complex="Lohit Devanagari" style:font-size-complex="18pt" style:language-complex="hi" style:country-complex="IN" style:font-weight-complex="bold"/>
    </style:style>
    <style:style style:name="T29" style:family="text">
      <style:text-properties style:use-window-font-color="true" fo:font-size="14pt" fo:language="en" fo:country="US" fo:font-style="normal" style:letter-kerning="true" style:font-name-asian="Noto Sans CJK SC Regular" style:font-size-asian="14pt" style:language-asian="zh" style:country-asian="CN" style:font-style-asian="normal" style:font-name-complex="Lohit Devanagari" style:font-size-complex="14pt" style:language-complex="hi" style:country-complex="IN" style:font-style-complex="normal"/>
    </style:style>
    <style:style style:name="T30" style:family="text">
      <style:text-properties style:use-window-font-color="true" fo:font-size="14pt" fo:language="en" fo:country="US" fo:font-style="normal" fo:font-weight="bold" style:letter-kerning="true"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1" style:family="text">
      <style:text-properties style:use-window-font-color="true" style:font-name="Liberation Serif" fo:font-size="14pt" fo:language="en" fo:country="US" fo:font-style="normal" officeooo:rsid="000928a1" style:letter-kerning="true" style:font-name-asian="Noto Sans CJK SC Regular" style:font-size-asian="14pt" style:language-asian="zh" style:country-asian="CN" style:font-style-asian="normal" style:font-name-complex="Lohit Devanagari" style:font-size-complex="14pt" style:language-complex="hi" style:country-complex="IN" style:font-style-complex="normal"/>
    </style:style>
    <style:style style:name="T32" style:family="text">
      <style:text-properties style:use-window-font-color="true" fo:font-size="12pt" fo:language="en" fo:country="US" officeooo:rsid="000862b0" style:letter-kerning="true" style:font-name-asian="Noto Sans CJK SC Regular" style:font-size-asian="12pt" style:language-asian="zh" style:country-asian="CN" style:font-name-complex="Lohit Devanagari" style:font-size-complex="12pt" style:language-complex="hi" style:country-complex="IN"/>
    </style:style>
    <style:style style:name="T33" style:family="text">
      <style:text-properties style:use-window-font-color="true" fo:language="en" fo:country="US" style:letter-kerning="true" style:font-name-asian="Noto Sans CJK SC Regular" style:language-asian="zh" style:country-asian="CN" style:font-name-complex="Lohit Devanagari" style:language-complex="hi" style:country-complex="IN"/>
    </style:style>
    <style:style style:name="T34" style:family="text">
      <style:text-properties style:use-window-font-color="true" style:font-name="Times New Roman1" style:font-weight-asian="normal" style:font-weight-complex="normal"/>
    </style:style>
    <style:style style:name="T35" style:family="text">
      <style:text-properties officeooo:rsid="000a01ed"/>
    </style:style>
    <style:style style:name="T36" style:family="text">
      <style:text-properties fo:language="en" fo:country="US"/>
    </style:style>
    <style:style style:name="T37" style:family="text">
      <style:text-properties officeooo:rsid="000a827e"/>
    </style:style>
    <style:style style:name="T38" style:family="text">
      <style:text-properties style:font-name="Times New Roman1"/>
    </style:style>
    <style:style style:name="T39" style:family="text">
      <style:text-properties style:font-name="Times New Roman1" fo:language="en" fo:country="US"/>
    </style:style>
    <style:style style:name="T40" style:family="text">
      <style:text-properties fo:font-style="italic"/>
    </style:style>
    <style:style style:name="T41" style:family="text">
      <style:text-properties officeooo:rsid="000aa93f"/>
    </style:style>
    <style:style style:name="T42" style:family="text">
      <style:text-properties officeooo:rsid="0013b70f"/>
    </style:style>
    <style:style style:name="T43" style:family="text">
      <style:text-properties fo:color="#0000ff"/>
    </style:style>
    <style:style style:name="T44" style:family="text">
      <style:text-properties fo:color="#0000ff" style:font-name="Droid Sans Mono" fo:background-color="#ffffff" loext:char-shading-value="0" style:font-size-asian="8pt" style:font-size-complex="8pt"/>
    </style:style>
    <style:style style:name="T45" style:family="text">
      <style:text-properties fo:color="#0000ff" style:font-name="Droid Sans Mono" fo:background-color="#ffffff" loext:char-shading-value="0" style:font-size-asian="8pt" style:font-weight-asian="normal" style:font-size-complex="8pt" style:font-weight-complex="normal"/>
    </style:style>
    <style:style style:name="T46" style:family="text">
      <style:text-properties fo:color="#a31515"/>
    </style:style>
    <style:style style:name="T47" style:family="text">
      <style:text-properties fo:color="#a31515" style:font-name="Droid Sans Mono" fo:background-color="#ffffff" loext:char-shading-value="0" style:font-size-asian="8pt" style:font-size-complex="8pt"/>
    </style:style>
    <style:style style:name="T48" style:family="text">
      <style:text-properties fo:color="#098658"/>
    </style:style>
    <style:style style:name="T49" style:family="text">
      <style:text-properties fo:color="#008000"/>
    </style:style>
    <style:style style:name="T50" style:family="text">
      <style:text-properties style:font-size-asian="8pt" style:font-weight-asian="normal" style:font-size-complex="8pt" style:font-weight-complex="normal"/>
    </style:style>
    <style:style style:name="T51" style:family="text">
      <style:text-properties officeooo:rsid="00144b14"/>
    </style:style>
    <style:style style:name="T52" style:family="text">
      <style:text-properties fo:font-size="12pt" style:font-size-asian="12pt" style:font-size-complex="12pt"/>
    </style:style>
    <style:style style:name="T53" style:family="text">
      <style:text-properties officeooo:rsid="0015dd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722611396672" text:id="ct94722611396672">
          <text:deletion>
            <office:change-info>
              <dc:creator>Unknown Author</dc:creator>
              <dc:date>2020-12-02T22:28:02</dc:date>
            </office:change-info>
            <text:p text:style-name="P10"><text:span text:style-name="T8">2</text:span></text:p>
          </text:deletion>
        </text:changed-region>
        <text:changed-region xml:id="ct94722597235296" text:id="ct94722597235296">
          <text:insertion>
            <office:change-info>
              <dc:creator>Unknown Author</dc:creator>
              <dc:date>2020-12-02T22:28:02</dc:date>
            </office:change-info>
          </text:insertion>
        </text:changed-region>
        <text:changed-region xml:id="ct94722487956608" text:id="ct94722487956608">
          <text:deletion>
            <office:change-info>
              <dc:creator>&lt;анонимный&gt;</dc:creator>
              <dc:date>2021-01-10T16:10:27</dc:date>
            </office:change-info>
            <text:p text:style-name="P16">71</text:p>
          </text:deletion>
        </text:changed-region>
        <text:changed-region xml:id="ct94722484419520" text:id="ct94722484419520">
          <text:insertion>
            <office:change-info>
              <dc:creator>&lt;анонимный&gt;</dc:creator>
              <dc:date>2021-01-10T16:10:27</dc:date>
            </office:change-info>
          </text:insertion>
        </text:changed-region>
        <text:changed-region xml:id="ct94722477894944" text:id="ct94722477894944">
          <text:deletion>
            <office:change-info>
              <dc:creator>&lt;анонимный&gt;</dc:creator>
              <dc:date>2021-01-10T16:10:23</dc:date>
            </office:change-info>
            <text:p text:style-name="P85">Короткевич Л. В.</text:p>
          </text:deletion>
        </text:changed-region>
        <text:changed-region xml:id="ct94722411092528" text:id="ct94722411092528">
          <text:insertion>
            <office:change-info>
              <dc:creator>&lt;анонимный&gt;</dc:creator>
              <dc:date>2021-01-10T16:10:23</dc:date>
            </office:change-info>
          </text:insertion>
        </text:changed-region>
        <text:changed-region xml:id="ct94722410943200" text:id="ct94722410943200">
          <text:deletion>
            <office:change-info>
              <dc:creator>&lt;анонимный&gt;</dc:creator>
              <dc:date>2021-01-10T19:03:14</dc:date>
            </office:change-info>
            <text:p text:style-name="P32">8</text:p>
          </text:deletion>
        </text:changed-region>
        <text:changed-region xml:id="ct94722410797232" text:id="ct94722410797232">
          <text:insertion>
            <office:change-info>
              <dc:creator>&lt;анонимный&gt;</dc:creator>
              <dc:date>2021-01-10T19:03:14</dc:date>
            </office:change-info>
          </text:insertion>
        </text:changed-region>
        <text:changed-region xml:id="ct94722583005408" text:id="ct94722583005408">
          <text:deletion>
            <office:change-info>
              <dc:creator>Unknown Author</dc:creator>
              <dc:date>2020-12-02T22:41:42</dc:date>
            </office:change-info>
            <text:p text:style-name="P40">Составить и отладить программу на языке Си, осуществляющую работу с процессами и взаимодействие между ними в одной из двух операционных систем. В результате работы программа (основной процесс) должен создать для решение задачи один или несколько дочерних процессов. Взаимодействие между процессами осуществляется через системные сигналы/события и/или каналы (pipe). Необходимо обрабатывать системные ошибки, которые могут возникнуть в результате работы</text:p>
          </text:deletion>
        </text:changed-region>
        <text:changed-region xml:id="ct94722582245008" text:id="ct94722582245008">
          <text:insertion>
            <office:change-info>
              <dc:creator>Unknown Author</dc:creator>
              <dc:date>2020-12-02T22:41:42</dc:date>
            </office:change-info>
          </text:insertion>
        </text:changed-region>
        <text:changed-region xml:id="ct94722605327424" text:id="ct94722605327424">
          <text:deletion>
            <office:change-info>
              <dc:creator>&lt;анонимный&gt;</dc:creator>
              <dc:date>2021-01-10T04:05:12</dc:date>
            </office:change-info>
            <text:p text:style-name="P41">5</text:p>
          </text:deletion>
        </text:changed-region>
        <text:changed-region xml:id="ct94722605340128" text:id="ct94722605340128">
          <text:insertion>
            <office:change-info>
              <dc:creator>&lt;анонимный&gt;</dc:creator>
              <dc:date>2021-01-10T04:05:12</dc:date>
            </office:change-info>
          </text:insertion>
        </text:changed-region>
        <text:changed-region xml:id="ct94722466324256" text:id="ct94722466324256">
          <text:deletion>
            <office:change-info>
              <dc:creator>&lt;анонимный&gt;</dc:creator>
              <dc:date>2021-01-10T04:05:35</dc:date>
            </office:change-info>
            <text:p text:style-name="P43">Родительский процесс создает два дочерних процесса. Первой строкой пользователь в консоль родительского процесса вводит имя файла, которое будет использовано для открытия File с таким именем на запись для child1. Аналогично для второй строки и процесса child2. Родительский и дочерний процесс должны быть представлены разными программами.</text:p>
          </text:deletion>
        </text:changed-region>
        <text:changed-region xml:id="ct94722477790912" text:id="ct94722477790912">
          <text:insertion>
            <office:change-info>
              <dc:creator>&lt;анонимный&gt;</dc:creator>
              <dc:date>2021-01-10T04:05:22</dc:date>
            </office:change-info>
          </text:insertion>
        </text:changed-region>
        <text:changed-region xml:id="ct94722485684128" text:id="ct94722485684128">
          <text:deletion>
            <office:change-info>
              <dc:creator>&lt;анонимный&gt;</dc:creator>
              <dc:date>2021-01-10T04:05:03</dc:date>
            </office:change-info>
            <text:p text:style-name="P41">17</text:p>
          </text:deletion>
        </text:changed-region>
        <text:changed-region xml:id="ct94722467093024" text:id="ct94722467093024">
          <text:insertion>
            <office:change-info>
              <dc:creator>&lt;анонимный&gt;</dc:creator>
              <dc:date>2021-01-10T04:05:04</dc:date>
            </office:change-info>
          </text:insertion>
        </text:changed-region>
        <text:changed-region xml:id="ct94722580748528" text:id="ct94722580748528">
          <text:deletion>
            <office:change-info>
              <dc:creator>&lt;анонимный&gt;</dc:creator>
              <dc:date>2021-01-10T04:05:00</dc:date>
            </office:change-info>
            <text:p text:style-name="P42">Правило фильтрации: строки длины больше 10 символов отправляются в pipe2, иначе в pipe1. Дочерние процессы удаляют все гласные из строк.</text:p>
          </text:deletion>
        </text:changed-region>
        <text:changed-region xml:id="ct94722484536208" text:id="ct94722484536208">
          <text:insertion>
            <office:change-info>
              <dc:creator>&lt;анонимный&gt;</dc:creator>
              <dc:date>2021-01-10T04:05:00</dc:date>
            </office:change-info>
          </text:insertion>
        </text:changed-region>
        <text:changed-region xml:id="ct94722478664208" text:id="ct94722478664208">
          <text:insertion>
            <office:change-info>
              <dc:creator>Unknown Author</dc:creator>
              <dc:date>2020-12-02T22:41:50</dc:date>
            </office:change-info>
          </text:insertion>
        </text:changed-region>
        <text:changed-region xml:id="ct94722412725424" text:id="ct94722412725424">
          <text:deletion>
            <office:change-info>
              <dc:creator>&lt;анонимный&gt;</dc:creator>
              <dc:date>2021-01-10T04:10:20</dc:date>
            </office:change-info>
            <text:p text:style-name="Table_20_Contents"><text:span text:style-name="T10">int pipe(int</text:span></text:p>
          </text:deletion>
        </text:changed-region>
        <text:changed-region xml:id="ct94722480552400" text:id="ct94722480552400">
          <text:deletion>
            <office:change-info>
              <dc:creator>&lt;анонимный&gt;</dc:creator>
              <dc:date>2021-01-10T04:10:23</dc:date>
            </office:change-info>
            <text:p text:style-name="Table_20_Contents"><text:span text:style-name="T10">filedes[3]);</text:span></text:p>
          </text:deletion>
        </text:changed-region>
        <text:changed-region xml:id="ct94722496723120" text:id="ct94722496723120">
          <text:insertion>
            <office:change-info>
              <dc:creator>&lt;анонимный&gt;</dc:creator>
              <dc:date>2021-01-10T04:10:24</dc:date>
            </office:change-info>
          </text:insertion>
        </text:changed-region>
        <text:changed-region xml:id="ct94722467061632" text:id="ct94722467061632">
          <text:deletion>
            <office:change-info>
              <dc:creator>&lt;анонимный&gt;</dc:creator>
              <dc:date>2021-01-10T04:10:41</dc:date>
            </office:change-info>
            <text:p text:style-name="P38"><text:span text:style-name="T11">pipe создает пару файловых описателей, указывающих на запись inode именованного канала, и помещает их в массив, на который указывает filedes. filedes[0] предназначен для чтения, а filedes[1] предназначен для записи, filedes[2] – информации об ошибках.</text:span></text:p>
          </text:deletion>
        </text:changed-region>
        <text:changed-region xml:id="ct94722467061328" text:id="ct94722467061328">
          <text:insertion>
            <office:change-info>
              <dc:creator>&lt;анонимный&gt;</dc:creator>
              <dc:date>2021-01-10T04:10:41</dc:date>
            </office:change-info>
          </text:insertion>
        </text:changed-region>
        <text:changed-region xml:id="ct94722486306640" text:id="ct94722486306640">
          <text:deletion>
            <office:change-info>
              <dc:creator>&lt;анонимный&gt;</dc:creator>
              <dc:date>2021-01-10T04:13:53</dc:date>
            </office:change-info>
            <text:p text:style-name="Table_20_Contents"><text:span text:style-name="T10">int dup2(int oldfd, int newfd);<text:line-break/>int dup(int oldfd);</text:span></text:p>
          </text:deletion>
        </text:changed-region>
        <text:changed-region xml:id="ct94722477855792" text:id="ct94722477855792">
          <text:insertion>
            <office:change-info>
              <dc:creator>&lt;анонимный&gt;</dc:creator>
              <dc:date>2021-01-10T04:45:51</dc:date>
            </office:change-info>
          </text:insertion>
        </text:changed-region>
        <text:changed-region xml:id="ct94722467761696" text:id="ct94722467761696">
          <text:deletion>
            <office:change-info>
              <dc:creator>&lt;анонимный&gt;</dc:creator>
              <dc:date>2021-01-10T04:13:53</dc:date>
            </office:change-info>
            <text:p text:style-name="Table_20_Contents"><text:span text:style-name="T11">dup и dup2 создают копию файлового дескриптора oldfd.</text:span></text:p>
          </text:deletion>
        </text:changed-region>
        <text:changed-region xml:id="ct94722411910336" text:id="ct94722411910336">
          <text:insertion>
            <office:change-info>
              <dc:creator>&lt;анонимный&gt;</dc:creator>
              <dc:date>2021-01-10T04:45:45</dc:date>
            </office:change-info>
          </text:insertion>
        </text:changed-region>
        <text:changed-region xml:id="ct94722467390592" text:id="ct94722467390592">
          <text:deletion>
            <office:change-info>
              <dc:creator>&lt;анонимный&gt;</dc:creator>
              <dc:date>2021-01-10T04:43:31</dc:date>
            </office:change-info>
            <text:p text:style-name="Table_20_Contents"><text:span text:style-name="T10">pid_t waitpid(pid_t pid, int *status, int options);</text:span></text:p>
          </text:deletion>
        </text:changed-region>
        <text:changed-region xml:id="ct94722412063328" text:id="ct94722412063328">
          <text:insertion>
            <office:change-info>
              <dc:creator>&lt;анонимный&gt;</dc:creator>
              <dc:date>2021-01-10T04:43:31</dc:date>
            </office:change-info>
          </text:insertion>
        </text:changed-region>
        <text:changed-region xml:id="ct94722466652464" text:id="ct94722466652464">
          <text:deletion>
            <office:change-info>
              <dc:creator>&lt;анонимный&gt;</dc:creator>
              <dc:date>2021-01-10T04:43:51</dc:date>
            </office:change-info>
            <text:p text:style-name="Table_20_Contents"><text:span text:style-name="T11">Функция waitpid приостанавливает выполнение текущего процесса до тех пор, пока дочерний процесс, указанный в параметре pid, не завершит выполнение, или пока не появится сигнал, который либо завершает текущий процесс либо требует вызвать функцию-обработчик.</text:span></text:p>
          </text:deletion>
        </text:changed-region>
        <text:changed-region xml:id="ct94722492168400" text:id="ct94722492168400">
          <text:insertion>
            <office:change-info>
              <dc:creator>&lt;анонимный&gt;</dc:creator>
              <dc:date>2021-01-10T04:43:51</dc:date>
            </office:change-info>
          </text:insertion>
        </text:changed-region>
        <text:changed-region xml:id="ct94722478929344" text:id="ct94722478929344">
          <text:insertion>
            <office:change-info>
              <dc:creator>&lt;анонимный&gt;</dc:creator>
              <dc:date>2021-01-10T04:44:16</dc:date>
            </office:change-info>
          </text:insertion>
        </text:changed-region>
        <text:changed-region xml:id="ct94722477018768" text:id="ct94722477018768">
          <text:insertion>
            <office:change-info>
              <dc:creator>&lt;анонимный&gt;</dc:creator>
              <dc:date>2021-01-10T04:47:50</dc:date>
            </office:change-info>
          </text:insertion>
        </text:changed-region>
        <text:changed-region xml:id="ct94722611397360" text:id="ct94722611397360">
          <text:insertion>
            <office:change-info>
              <dc:creator>&lt;анонимный&gt;</dc:creator>
              <dc:date>2021-01-10T04:47:37</dc:date>
            </office:change-info>
          </text:insertion>
        </text:changed-region>
        <text:changed-region xml:id="ct94722467119184" text:id="ct94722467119184">
          <text:insertion>
            <office:change-info>
              <dc:creator>&lt;анонимный&gt;</dc:creator>
              <dc:date>2021-01-10T11:47:26</dc:date>
            </office:change-info>
          </text:insertion>
        </text:changed-region>
        <text:changed-region xml:id="ct94722412072528" text:id="ct94722412072528">
          <text:insertion>
            <office:change-info>
              <dc:creator>&lt;анонимный&gt;</dc:creator>
              <dc:date>2021-01-10T11:47:41</dc:date>
            </office:change-info>
          </text:insertion>
        </text:changed-region>
        <text:changed-region xml:id="ct94722466969920" text:id="ct94722466969920">
          <text:insertion>
            <office:change-info>
              <dc:creator>&lt;анонимный&gt;</dc:creator>
              <dc:date>2021-01-10T11:49:47</dc:date>
            </office:change-info>
          </text:insertion>
        </text:changed-region>
        <text:changed-region xml:id="ct94722481582144" text:id="ct94722481582144">
          <text:insertion>
            <office:change-info>
              <dc:creator>&lt;анонимный&gt;</dc:creator>
              <dc:date>2021-01-10T11:50:02</dc:date>
            </office:change-info>
          </text:insertion>
        </text:changed-region>
        <text:changed-region xml:id="ct94722597564160" text:id="ct94722597564160">
          <text:insertion>
            <office:change-info>
              <dc:creator>&lt;анонимный&gt;</dc:creator>
              <dc:date>2021-01-10T11:56:43</dc:date>
            </office:change-info>
          </text:insertion>
        </text:changed-region>
        <text:changed-region xml:id="ct94722492590336" text:id="ct94722492590336">
          <text:insertion>
            <office:change-info>
              <dc:creator>&lt;анонимный&gt;</dc:creator>
              <dc:date>2021-01-10T12:04:22</dc:date>
            </office:change-info>
          </text:insertion>
        </text:changed-region>
        <text:changed-region xml:id="ct94722483512080" text:id="ct94722483512080">
          <text:deletion>
            <office:change-info>
              <dc:creator>&lt;анонимный&gt;</dc:creator>
              <dc:date>2021-01-10T13:46:03</dc:date>
            </office:change-info>
            <text:p text:style-name="P1"><text:span text:style-name="T6">Программа </text:span><text:span text:style-name="T23">запускается с двумя ключами в качестве</text:span><text:span text:style-name="T6"> названия файлов filename1, filename2 для записи первым и вторым ребенком соответственно. За ними следует </text:span><text:span text:style-name="T7">считывание </text:span><text:span text:style-name="T6">произвольно</text:span><text:span text:style-name="T7">го </text:span><text:span text:style-name="T6">количеств</text:span><text:span text:style-name="T7">а</text:span><text:span text:style-name="T6"> строк, надледащих обработке детьми. В зависимости от </text:span><text:span text:style-name="T7">их </text:span><text:span text:style-name="T6">длины, каждая строка обрабатывается первым или вторым ребенком, затем записывается в filename1/filename2. </text:span></text:p>
          </text:deletion>
        </text:changed-region>
        <text:changed-region xml:id="ct94722423120400" text:id="ct94722423120400">
          <text:insertion>
            <office:change-info>
              <dc:creator>&lt;анонимный&gt;</dc:creator>
              <dc:date>2021-01-10T13:46:03</dc:date>
            </office:change-info>
          </text:insertion>
        </text:changed-region>
        <text:changed-region xml:id="ct94722484718608" text:id="ct94722484718608">
          <text:insertion>
            <office:change-info>
              <dc:creator>Unknown Author</dc:creator>
              <dc:date>2020-12-02T22:41:54</dc:date>
            </office:change-info>
          </text:insertion>
        </text:changed-region>
        <text:changed-region xml:id="ct94722598388304" text:id="ct94722598388304">
          <text:insertion>
            <office:change-info>
              <dc:creator>&lt;анонимный&gt;</dc:creator>
              <dc:date>2021-01-10T15:35:47</dc:date>
            </office:change-info>
          </text:insertion>
        </text:changed-region>
        <text:changed-region xml:id="ct94722487752832" text:id="ct94722487752832">
          <text:insertion>
            <office:change-info>
              <dc:creator>&lt;анонимный&gt;</dc:creator>
              <dc:date>2021-01-10T15:36:57</dc:date>
            </office:change-info>
          </text:insertion>
        </text:changed-region>
        <text:changed-region xml:id="ct94722507616624" text:id="ct94722507616624">
          <text:insertion>
            <office:change-info>
              <dc:creator>&lt;анонимный&gt;</dc:creator>
              <dc:date>2021-01-10T15:37:00</dc:date>
            </office:change-info>
          </text:insertion>
        </text:changed-region>
        <text:changed-region xml:id="ct94722479260240" text:id="ct94722479260240">
          <text:insertion>
            <office:change-info>
              <dc:creator>&lt;анонимный&gt;</dc:creator>
              <dc:date>2021-01-10T15:38:00</dc:date>
            </office:change-info>
          </text:insertion>
        </text:changed-region>
        <text:changed-region xml:id="ct94722478685744" text:id="ct94722478685744">
          <text:insertion>
            <office:change-info>
              <dc:creator>Unknown Author</dc:creator>
              <dc:date>2020-12-02T22:41:54</dc:date>
            </office:change-info>
          </text:insertion>
        </text:changed-region>
        <text:changed-region xml:id="ct94722479973264" text:id="ct94722479973264">
          <text:deletion>
            <office:change-info>
              <dc:creator>&lt;анонимный&gt;</dc:creator>
              <dc:date>2021-01-10T15:42:42</dc:date>
            </office:change-info>
            <text:p text:style-name="P11">[leo@pc <text:span text:style-name="T32">final</text:span>]$ gcc main.c -o main</text:p>
            <text:p text:style-name="Standard_20__28_user_29_"><text:span text:style-name="T1">[leo@pc </text:span><text:span text:style-name="T27">final</text:span><text:span text:style-name="T1">]$ gcc child.c -o child</text:span></text:p>
            <text:p text:style-name="P11">[leo@pc final]$ cat test01.txt </text:p>
            <text:p text:style-name="P11">“The unexamined life is not worth living” – Socrates</text:p>
            <text:p text:style-name="P11">https://www.google.com/search?q=philosophy+phrases&amp;oq=philosophy+phrases&amp;aqs=chrome..69i57j0l7.14207j0j9&amp;sourceid=chrome&amp;ie=UTF-8</text:p>
            <text:p text:style-name="P11">123</text:p>
            <text:p text:style-name="P11">...biba</text:p>
            <text:p text:style-name="P11">boba...</text:p>
            <text:p text:style-name="P11">“If God did not exist, it would be necessary to invent Him” – Voltaire</text:p>
            <text:p text:style-name="P11">[leo@pc final]$ ./main out1 out2 &lt;test01.txt; cat out1; cat out2;</text:p>
            <text:p text:style-name="P11">Enter strings to process: </text:p>
            <text:p text:style-name="P11">Child 1 exited, returned <text:s/>0</text:p>
            <text:p text:style-name="P11">Child 2 exited, returned <text:s/>0</text:p>
            <text:p text:style-name="P11">123</text:p>
            <text:p text:style-name="P11">...bb</text:p>
            <text:p text:style-name="P11">bb...</text:p>
            <text:p text:style-name="P11">“Th nxmnd lf s nt wrth lvng” – Scrts</text:p>
            <text:p text:style-name="P11">https://www.ggl.cm/srch?q=phlsph+phrss&amp;q=phlsph+phrss&amp;qs=chrm..6957j0l7.14207j0j9&amp;srcd=chrm&amp;=TF-8</text:p>
            <text:p text:style-name="P11">“f Gd dd nt xst, t wld b ncssr t nvnt Hm” – Vltr</text:p>
            <text:p text:style-name="P11">[leo@pc final]$ cat test02.txt </text:p>
            <text:p text:style-name="P11">a</text:p>
            <text:p text:style-name="P11">b</text:p>
            <text:p text:style-name="P11">AxAxAx322</text:p>
            <text:p text:style-name="P11">15102001leonidvitalyevich</text:p>
            <text:p text:style-name="P11">!@#$%^&amp;*()_+alabama</text:p>
            <text:p text:style-name="P11">[leo@pc final]$ ./main out1 out2 &lt;test02.txt; cat out1; cat out2;</text:p>
            <text:p text:style-name="P11">Enter strings to process: </text:p>
            <text:p text:style-name="P11">Child 1 exited, returned <text:s/>0</text:p>
            <text:p text:style-name="P11">Child 2 exited, returned <text:s/>0</text:p>
            <text:p text:style-name="P11"/>
            <text:p text:style-name="P11">b</text:p>
            <text:p text:style-name="P11">xxx322</text:p>
            <text:p text:style-name="P11">15102001lndvtlvch</text:p>
            <text:p text:style-name="P11">!@#$%^&amp;*()_+lbm</text:p>
            <text:p text:style-name="P11">[leo@pc final]$ cat test03.txt </text:p>
            <text:p text:style-name="P11">aaaaaaaaaaaaaaaaaaaaaaaaaaaaaaaaaaaaB</text:p>
            <text:p text:style-name="P11">Baaaaaaaaaaaaaaaaaaaaaaaaaaaaaaaaaaaa</text:p>
            <text:p text:style-name="P11">1a2e3u4i5o6e</text:p>
            <text:p text:style-name="P11">U lukomoria dub zeleniy</text:p>
            <text:p text:style-name="P11">[leo@pc final]$ ./main out1 out2 &lt;test03.txt; cat out1; cat out2;</text:p>
            <text:p text:style-name="P11">Enter strings to process: </text:p>
            <text:p text:style-name="P11">Child 1 exited, returned <text:s/>0</text:p>
            <text:p text:style-name="P11">Child 2 exited, returned <text:s/>0</text:p>
            <text:p text:style-name="P11">B</text:p>
            <text:p text:style-name="P11">B</text:p>
            <text:p text:style-name="P11">123456</text:p>
            <text:p text:style-name="P11"><text:s/>lkmr db zln</text:p>
            <text:p text:style-name="P11">[leo@pc final]$ cat test04.txt </text:p>
            <text:p text:style-name="P11">privet</text:p>
            <text:p text:style-name="P11">kakdela</text:p>
            <text:p text:style-name="P11">1oooo01</text:p>
            <text:p text:style-name="P11">vladimir putin molodec</text:p>
            <text:p text:style-name="P11">raz i dva</text:p>
            <text:p text:style-name="P11">[leo@pc final]$ ./main out1 out2 &lt;test04.txt; cat out1; cat out2;</text:p>
            <text:p text:style-name="P11">Enter strings to process: </text:p>
            <text:p text:style-name="P11">Child 1 exited, returned <text:s/>0</text:p>
            <text:p text:style-name="P11">Child 2 exited, returned <text:s/>0</text:p>
            <text:p text:style-name="P11">prvt</text:p>
            <text:p text:style-name="P11">kkdl</text:p>
            <text:p text:style-name="P11">101</text:p>
            <text:p text:style-name="P11">rz <text:s/>dv</text:p>
            <text:p text:style-name="P11">vldmr ptn mldc</text:p>
          </text:deletion>
        </text:changed-region>
        <text:changed-region xml:id="ct94722596347792" text:id="ct94722596347792">
          <text:insertion>
            <office:change-info>
              <dc:creator>&lt;анонимный&gt;</dc:creator>
              <dc:date>2021-01-10T15:42:42</dc:date>
            </office:change-info>
          </text:insertion>
        </text:changed-region>
        <text:changed-region xml:id="ct94722468097776" text:id="ct94722468097776">
          <text:insertion>
            <office:change-info>
              <dc:creator>&lt;анонимный&gt;</dc:creator>
              <dc:date>2021-01-10T16:01:27</dc:date>
            </office:change-info>
          </text:insertion>
        </text:changed-region>
        <text:changed-region xml:id="ct94722479229712" text:id="ct94722479229712">
          <text:deletion>
            <office:change-info>
              <dc:creator>&lt;анонимный&gt;</dc:creator>
              <dc:date>2021-01-10T15:44:42</dc:date>
            </office:change-info>
            <text:p text:style-name="P71">[leo@pc final]$ strace ./main out1 out2 &lt;test01.txt </text:p>
            <text:p text:style-name="P72">execve("./main", ["./main", "out1", "out2"], 0x7ffcad2f8690 /* 69 vars */) = 0</text:p>
            <text:p text:style-name="P72">brk(NULL) <text:s text:c="30"/>= 0x56225074b000</text:p>
            <text:p text:style-name="P72">arch_prctl(0x3001 /* ARCH_??? */, 0x7fffc8b7f480) = -1 EINVAL (Invalid argument)</text:p>
            <text:p text:style-name="P72">access("/etc/ld.so.preload", R_OK) <text:s text:c="5"/>= -1 ENOENT (No such file or directory)</text:p>
            <text:p text:style-name="P72">openat(AT_FDCWD, "/etc/ld.so.cache", O_RDONLY|O_CLOEXEC) = 6</text:p>
            <text:p text:style-name="P72">fstat(6, {st_mode=S_IFREG|0644, st_size=221255, ...}) = 0</text:p>
            <text:p text:style-name="P72">mmap(NULL, 221255, PROT_READ, MAP_PRIVATE, 6, 0) = 0x7f232a63c000</text:p>
            <text:p text:style-name="P72">close(6) <text:s text:c="31"/>= 0</text:p>
            <text:p text:style-name="P72">openat(AT_FDCWD, "/usr/lib/libc.so.6", O_RDONLY|O_CLOEXEC) = 6</text:p>
            <text:p text:style-name="P72">read(6, "\177ELF\2\1\1\3\0\0\0\0\0\0\0\0\3\0&gt;\0\1\0\0\0\220\202\2\0\0\0\0\0"..., 832) = 832</text:p>
            <text:p text:style-name="P72">pread64(6, "\6\0\0\0\4\0\0\0@\0\0\0\0\0\0\0@\0\0\0\0\0\0\0@\0\0\0\0\0\0\0"..., 784, 64) = 784</text:p>
            <text:p text:style-name="P72">pread64(6, "\4\0\0\0\20\0\0\0\5\0\0\0GNU\0\2\0\0\300\4\0\0\0\3\0\0\0\0\0\0\0", 32, 848) = 32</text:p>
            <text:p text:style-name="P72">pread64(6, "\4\0\0\0\24\0\0\0\3\0\0\0GNU\0\207\360\21\247\344\314?\306\nT\320\323\335i\16t"..., 68, 880) = 68</text:p>
            <text:p text:style-name="P72">fstat(6, {st_mode=S_IFREG|0755, st_size=2159552, ...}) = 0</text:p>
            <text:p text:style-name="P72">mmap(NULL, 8192, PROT_READ|PROT_WRITE, MAP_PRIVATE|MAP_ANONYMOUS, -1, 0) = 0x7f232a63a000</text:p>
            <text:p text:style-name="P72">pread64(6, "\6\0\0\0\4\0\0\0@\0\0\0\0\0\0\0@\0\0\0\0\0\0\0@\0\0\0\0\0\0\0"..., 784, 64) = 784</text:p>
            <text:p text:style-name="P72">mmap(NULL, 1868448, PROT_READ, MAP_PRIVATE|MAP_DENYWRITE, 6, 0) = 0x7f232a471000</text:p>
            <text:p text:style-name="P72">mmap(0x7f232a497000, 1363968, PROT_READ|PROT_EXEC, MAP_PRIVATE|MAP_FIXED|MAP_DENYWRITE, 6, 0x26000) = 0x7f232a497000</text:p>
            <text:p text:style-name="P72">mmap(0x7f232a5e4000, 311296, PROT_READ, MAP_PRIVATE|MAP_FIXED|MAP_DENYWRITE, 6, 0x173000) = 0x7f232a5e4000</text:p>
            <text:p text:style-name="P72">mmap(0x7f232a630000, 24576, PROT_READ|PROT_WRITE, MAP_PRIVATE|MAP_FIXED|MAP_DENYWRITE, 6, 0x1be000) = 0x7f232a630000</text:p>
            <text:p text:style-name="P72">mmap(0x7f232a636000, 12960, PROT_READ|PROT_WRITE, MAP_PRIVATE|MAP_FIXED|MAP_ANONYMOUS, -1, 0) = 0x7f232a636000</text:p>
            <text:p text:style-name="P72">close(6) <text:s text:c="31"/>= 0</text:p>
            <text:p text:style-name="P72">mmap(NULL, 8192, PROT_READ|PROT_WRITE, MAP_PRIVATE|MAP_ANONYMOUS, -1, 0) = 0x7f232a46f000</text:p>
            <text:p text:style-name="P72">arch_prctl(ARCH_SET_FS, 0x7f232a63b580) = 0</text:p>
            <text:p text:style-name="P72">mprotect(0x7f232a630000, 12288, PROT_READ) = 0</text:p>
            <text:p text:style-name="P72">mprotect(0x5622503e9000, 4096, PROT_READ) = 0</text:p>
            <text:p text:style-name="P72">mprotect(0x7f232a69f000, 4096, PROT_READ) = 0</text:p>
            <text:p text:style-name="P72">munmap(0x7f232a63c000, 221255) <text:s text:c="9"/>= 0</text:p>
            <text:p text:style-name="P72">openat(AT_FDCWD, "./input.txt", O_RDWR|O_CREAT|O_TRUNC, 0777) = 6</text:p>
            <text:p text:style-name="P72">fstat(1, {st_mode=S_IFCHR|0620, st_rdev=makedev(0x88, 0x4), ...}) = 0</text:p>
            <text:p text:style-name="P72">brk(NULL) <text:s text:c="30"/>= 0x56225074b000</text:p>
            <text:p text:style-name="P72">brk(0x56225076c000) <text:s text:c="20"/>= 0x56225076c000</text:p>
            <text:p text:style-name="P72">write(1, "Enter strings to process: \n", 27Enter strings to process: </text:p>
            <text:p text:style-name="P72">) = 27</text:p>
            <text:p text:style-name="P72">fstat(0, {st_mode=S_IFREG|0644, st_size=286, ...}) = 0</text:p>
            <text:p text:style-name="P72">read(0, "\342\200\234The unexamined life is not wo"..., 4096) = 286</text:p>
            <text:p text:style-name="P72">write(6, "\342\200\234The unexamined life is not wo"..., 59) = 59</text:p>
            <text:p text:style-name="P72">write(6, "https://www.google.com/search?q="..., 130) = 130</text:p>
            <text:p text:style-name="P72">write(6, "123\n", 4) <text:s text:c="19"/>= 4</text:p>
            <text:p text:style-name="P72">write(6, "...biba\n", 8) <text:s text:c="15"/>= 8</text:p>
            <text:p text:style-name="P72">write(6, "boba...\n", 8) <text:s text:c="15"/>= 8</text:p>
            <text:p text:style-name="P72">write(6, "\342\200\234If God did not exist, it woul"..., 77) = 77</text:p>
            <text:p text:style-name="P72">read(0, "", 4096) <text:s text:c="22"/>= 0</text:p>
            <text:p text:style-name="P72">clone(child_stack=NULL, flags=CLONE_CHILD_CLEARTID|CLONE_CHILD_SETTID|SIGCHLD, child_tidptr=0x7f232a63b850) = 4174</text:p>
            <text:p text:style-name="P72">clone(child_stack=NULL, flags=CLONE_CHILD_CLEARTID|CLONE_CHILD_SETTID|SIGCHLD, child_tidptr=0x7f232a63b850) = 4175</text:p>
            <text:p text:style-name="P72">close(6) <text:s text:c="31"/>= 0</text:p>
            <text:p text:style-name="P72">wait4(4174, [{WIFEXITED(s) &amp;&amp; WEXITSTATUS(s) == 0}], 0, NULL) = 4174</text:p>
            <text:p text:style-name="P72">--- SIGCHLD {si_signo=SIGCHLD, si_code=CLD_EXITED, si_pid=4174, si_uid=1000, si_status=0, si_utime=0, si_stime=0} ---</text:p>
            <text:p text:style-name="P72">write(1, "Child 1 exited, returned <text:s/>0\n", 28Child 1 exited, returned <text:s/>0</text:p>
            <text:p text:style-name="P72">) = 28</text:p>
            <text:p text:style-name="P72">wait4(4175, [{WIFEXITED(s) &amp;&amp; WEXITSTATUS(s) == 0}], 0, NULL) = 4175</text:p>
            <text:p text:style-name="P72">--- SIGCHLD {si_signo=SIGCHLD, si_code=CLD_EXITED, si_pid=4175, si_uid=1000, si_status=0, si_utime=0, si_stime=0} ---</text:p>
            <text:p text:style-name="P72">write(1, "Child 2 exited, returned <text:s/>0\n", 28Child 2 exited, returned <text:s/>0</text:p>
            <text:p text:style-name="P72">) = 28</text:p>
            <text:p text:style-name="P72">exit_group(0) <text:s text:c="26"/>= ?</text:p>
            <text:p text:style-name="P68"><text:span text:style-name="T52">+++ exited with 0 +++</text:span></text:p>
          </text:deletion>
        </text:changed-region>
        <text:changed-region xml:id="ct94722597199264" text:id="ct94722597199264">
          <text:deletion>
            <office:change-info>
              <dc:creator>Unknown Author</dc:creator>
              <dc:date>2020-12-02T22:28:33</dc:date>
            </office:change-info>
            <text:p text:style-name="P68"><text:span text:style-name="T52">[leo@pc src]$ strace ./main out1 out2 &lt;test01.txt </text:span></text:p>
            <text:p text:style-name="P22">execve("./main", ["./main", "out1", "out2"], 0x7fff8d5fa130 /* 58 vars */) = 0</text:p>
            <text:p text:style-name="P22">brk(NULL) <text:s text:c="30"/>= 0x560c870ba000</text:p>
            <text:p text:style-name="P22">arch_prctl(0x3001 /* ARCH_??? */, 0x7ffd7edef110) = -1 EINVAL (Invalid argument)</text:p>
            <text:p text:style-name="P22">access("/etc/ld.so.preload", R_OK) <text:s text:c="5"/>= -1 ENOENT (No such file or directory)</text:p>
            <text:p text:style-name="P22">openat(AT_FDCWD, "/etc/ld.so.cache", O_RDONLY|O_CLOEXEC) = 3</text:p>
            <text:p text:style-name="P22">fstat(3, {st_mode=S_IFREG|0644, st_size=208114, ...}) = 0</text:p>
            <text:p text:style-name="P22">mmap(NULL, 208114, PROT_READ, MAP_PRIVATE, 3, 0) = 0x7f77afd07000</text:p>
            <text:p text:style-name="P22">close(3) <text:s text:c="31"/>= 0</text:p>
            <text:p text:style-name="P22">openat(AT_FDCWD, "/usr/lib/libc.so.6", O_RDONLY|O_CLOEXEC) = 3</text:p>
            <text:p text:style-name="P22">read(3, "\177ELF\2\1\1\3\0\0\0\0\0\0\0\0\3\0&gt;\0\1\0\0\0\220\202\2\0\0\0\0\0"..., 832) = 832</text:p>
            <text:p text:style-name="P22">pread64(3, "\6\0\0\0\4\0\0\0@\0\0\0\0\0\0\0@\0\0\0\0\0\0\0@\0\0\0\0\0\0\0"..., 784, 64) = 784</text:p>
            <text:p text:style-name="P22">pread64(3, "\4\0\0\0\20\0\0\0\5\0\0\0GNU\0\2\0\0\300\4\0\0\0\3\0\0\0\0\0\0\0", 32, 848) = 32</text:p>
            <text:p text:style-name="P22">pread64(3, "\4\0\0\0\24\0\0\0\3\0\0\0GNU\0\364[g\253(\257\25\201\313\250\344q&gt;\17\323\262"..., 68, 880) = 68</text:p>
            <text:p text:style-name="P22">fstat(3, {st_mode=S_IFREG|0755, st_size=2159552, ...}) = 0</text:p>
            <text:p text:style-name="P22">mmap(NULL, 8192, PROT_READ|PROT_WRITE, MAP_PRIVATE|MAP_ANONYMOUS, -1, 0) = 0x7f77afd05000</text:p>
            <text:p text:style-name="P22">pread64(3, "\6\0\0\0\4\0\0\0@\0\0\0\0\0\0\0@\0\0\0\0\0\0\0@\0\0\0\0\0\0\0"..., 784, 64) = 784</text:p>
            <text:p text:style-name="P22">mmap(NULL, 1868448, PROT_READ, MAP_PRIVATE|MAP_DENYWRITE, 3, 0) = 0x7f77afb3c000</text:p>
            <text:p text:style-name="P22">mmap(0x7f77afb62000, 1363968, PROT_READ|PROT_EXEC, MAP_PRIVATE|MAP_FIXED|MAP_DENYWRITE, 3, 0x26000) = 0x7f77afb62000</text:p>
            <text:p text:style-name="P22">mmap(0x7f77afcaf000, 311296, PROT_READ, MAP_PRIVATE|MAP_FIXED|MAP_DENYWRITE, 3, 0x173000) = 0x7f77afcaf000</text:p>
            <text:p text:style-name="P22">mmap(0x7f77afcfb000, 24576, PROT_READ|PROT_WRITE, MAP_PRIVATE|MAP_FIXED|MAP_DENYWRITE, 3, 0x1be000) = 0x7f77afcfb000</text:p>
            <text:p text:style-name="P22">mmap(0x7f77afd01000, 12960, PROT_READ|PROT_WRITE, MAP_PRIVATE|MAP_FIXED|MAP_ANONYMOUS, -1, 0) = 0x7f77afd01000</text:p>
            <text:p text:style-name="P22">close(3) <text:s text:c="31"/>= 0</text:p>
            <text:p text:style-name="P22">mmap(NULL, 8192, PROT_READ|PROT_WRITE, MAP_PRIVATE|MAP_ANONYMOUS, -1, 0) = 0x7f77afb3a000</text:p>
            <text:p text:style-name="P22">arch_prctl(ARCH_SET_FS, 0x7f77afd06580) = 0</text:p>
            <text:p text:style-name="P22">mprotect(0x7f77afcfb000, 12288, PROT_READ) = 0</text:p>
            <text:p text:style-name="P22">mprotect(0x560c85307000, 4096, PROT_READ) = 0</text:p>
            <text:p text:style-name="P22">mprotect(0x7f77afd66000, 4096, PROT_READ) = 0</text:p>
            <text:p text:style-name="P22">munmap(0x7f77afd07000, 208114) <text:s text:c="9"/>= 0</text:p>
            <text:p text:style-name="P22">fstat(1, {st_mode=S_IFCHR|0600, st_rdev=makedev(0x88, 0x2), ...}) = 0</text:p>
            <text:p text:style-name="P22">brk(NULL) <text:s text:c="30"/>= 0x560c870ba000</text:p>
            <text:p text:style-name="P22">brk(0x560c870db000) <text:s text:c="20"/>= 0x560c870db000</text:p>
            <text:p text:style-name="P22">write(1, "Name of the 1st child-output fil"..., 40Name of the 1st child-output file: out1</text:p>
            <text:p text:style-name="P22">) = 40</text:p>
            <text:p text:style-name="P22">write(1, "Name of the 2nd child-output fil"..., 40Name of the 2nd child-output file: out2</text:p>
            <text:p text:style-name="P22">) = 40</text:p>
            <text:p text:style-name="P22">pipe([3, 4]) <text:s text:c="27"/>= 0</text:p>
            <text:p text:style-name="P22">pipe([5, 6]) <text:s text:c="27"/>= 0</text:p>
            <text:p text:style-name="P22">clone(child_stack=NULL, flags=CLONE_CHILD_CLEARTID|CLONE_CHILD_SETTID|SIGCHLD, child_tidptr=0x7f77afd06850) = 13037</text:p>
            <text:p text:style-name="P22">clone(child_stack=NULL, flags=CLONE_CHILD_CLEARTID|CLONE_CHILD_SETTID|SIGCHLD, child_tidptr=0x7f77afd06850) = 13038</text:p>
            <text:p text:style-name="P22">close(3) <text:s text:c="31"/>= 0</text:p>
            <text:p text:style-name="P22">close(5) <text:s text:c="31"/>= 0</text:p>
            <text:p text:style-name="P22">write(1, "Enter strings to process: \n", 27Enter strings to process: </text:p>
            <text:p text:style-name="P22">) = 27</text:p>
            <text:p text:style-name="P22">fstat(0, {st_mode=S_IFREG|0644, st_size=286, ...}) = 0</text:p>
            <text:p text:style-name="P22">read(0, "\342\200\234The unexamined life is not wo"..., 4096) = 286</text:p>
            <text:p text:style-name="P22">write(6, "\342\200\234The unexamined life is not wo"..., 59) = 59</text:p>
            <text:p text:style-name="P22">write(6, "https://www.google.com/search?q="..., 130) = 130</text:p>
            <text:p text:style-name="P22">write(4, "123\n", 4) <text:s text:c="19"/>= 4</text:p>
            <text:p text:style-name="P22">write(4, "...biba\n", 8) <text:s text:c="15"/>= 8</text:p>
            <text:p text:style-name="P22">write(4, "boba...\n", 8) <text:s text:c="15"/>= 8</text:p>
            <text:p text:style-name="P22">write(6, "\342\200\234If God did not exist, it woul"..., 77) = 77</text:p>
            <text:p text:style-name="P22">read(0, "", 4096) <text:s text:c="22"/>= 0</text:p>
            <text:p text:style-name="P22">close(4) <text:s text:c="31"/>= 0</text:p>
            <text:p text:style-name="P22">close(6) <text:s text:c="31"/>= 0</text:p>
            <text:p text:style-name="P22">--- SIGCHLD {si_signo=SIGCHLD, si_code=CLD_EXITED, si_pid=13037, si_uid=1000, si_status=0, si_utime=0, si_stime=0} ---</text:p>
            <text:p text:style-name="P22">--- SIGCHLD {si_signo=SIGCHLD, si_code=CLD_EXITED, si_pid=13038, si_uid=1000, si_status=0, si_utime=0, si_stime=0} ---</text:p>
            <text:p text:style-name="P22">wait4(13037, [{WIFEXITED(s) &amp;&amp; WEXITSTATUS(s) == 0}], 0, NULL) = 13037</text:p>
            <text:p text:style-name="P22">write(1, "Child 1 exited, returned <text:s/>0\n", 28Child 1 exited, returned <text:s/>0</text:p>
            <text:p text:style-name="P22">) = 28</text:p>
            <text:p text:style-name="P22">wait4(13038, [{WIFEXITED(s) &amp;&amp; WEXITSTATUS(s) == 0}], 0, NULL) = 13038</text:p>
            <text:p text:style-name="P22">write(1, "Child 2 exited, returned <text:s/>0\n", 28Child 2 exited, returned <text:s/>0</text:p>
            <text:p text:style-name="P22">) = 28</text:p>
            <text:p text:style-name="P22">exit_group(0) <text:s text:c="26"/>= ?</text:p>
            <text:p text:style-name="P68"><text:span text:style-name="T52">+++ exited with 0 </text:span></text:p>
          </text:deletion>
        </text:changed-region>
        <text:changed-region xml:id="ct94722481318416" text:id="ct94722481318416">
          <text:insertion>
            <office:change-info>
              <dc:creator>&lt;анонимный&gt;</dc:creator>
              <dc:date>2021-01-10T16:02:07</dc:date>
            </office:change-info>
          </text:insertion>
        </text:changed-region>
        <text:changed-region xml:id="ct94722467545024" text:id="ct94722467545024">
          <text:deletion>
            <office:change-info>
              <dc:creator>Unknown Author</dc:creator>
              <dc:date>2020-12-02T22:24:33</dc:date>
            </office:change-info>
            <text:p text:style-name="P68">+++</text:p>
          </text:deletion>
        </text:changed-region>
        <text:changed-region xml:id="ct94722484760752" text:id="ct94722484760752">
          <text:deletion>
            <office:change-info>
              <dc:creator>Unknown Author</dc:creator>
              <dc:date>2020-12-02T22:28:37</dc:date>
            </office:change-info>
            <text:p text:style-name="P68">Очень «многословно» и не очень познавательно. Слишком много <text:span text:style-name="T33">не интересующих нас</text:span> вызовов. <text:s/>Исправим это.</text:p>
            <text:p text:style-name="P22"/>
            <text:p text:style-name="P68"/>
          </text:deletion>
        </text:changed-region>
        <text:changed-region xml:id="ct94722481642192" text:id="ct94722481642192">
          <text:deletion>
            <office:change-info>
              <dc:creator>Unknown Author</dc:creator>
              <dc:date>2020-12-02T22:28:40</dc:date>
            </office:change-info>
            <text:p text:style-name="P59"/>
            <text:p text:style-name="P59"/>
          </text:deletion>
        </text:changed-region>
        <text:changed-region xml:id="ct94722486312240" text:id="ct94722486312240">
          <text:insertion>
            <office:change-info>
              <dc:creator>&lt;анонимный&gt;</dc:creator>
              <dc:date>2021-01-10T15:52:05</dc:date>
            </office:change-info>
          </text:insertion>
        </text:changed-region>
        <text:changed-region xml:id="ct94722486593408" text:id="ct94722486593408">
          <text:deletion>
            <office:change-info>
              <dc:creator>Unknown Author</dc:creator>
              <dc:date>2020-12-02T22:28:41</dc:date>
            </office:change-info>
            <text:p text:style-name="Standard_20__28_user_29_"><text:span text:style-name="T14"/></text:p>
            <text:p text:style-name="Standard_20__28_user_29_"><text:span text:style-name="T14"/></text:p>
          </text:deletion>
        </text:changed-region>
        <text:changed-region xml:id="ct94722597742368" text:id="ct94722597742368">
          <text:deletion>
            <office:change-info>
              <dc:creator>Unknown Author</dc:creator>
              <dc:date>2020-12-02T22:29:07</dc:date>
            </office:change-info>
            <text:p text:style-name="Standard_20__28_user_29_"><text:span text:style-name="T29">close</text:span></text:p>
          </text:deletion>
        </text:changed-region>
        <text:changed-region xml:id="ct94722619963312" text:id="ct94722619963312">
          <text:insertion>
            <office:change-info>
              <dc:creator>Unknown Author</dc:creator>
              <dc:date>2020-12-02T22:29:07</dc:date>
            </office:change-info>
          </text:insertion>
        </text:changed-region>
        <text:changed-region xml:id="ct94722557427600" text:id="ct94722557427600">
          <text:deletion>
            <office:change-info>
              <dc:creator>Unknown Author</dc:creator>
              <dc:date>2020-12-02T22:29:08</dc:date>
            </office:change-info>
            <text:p text:style-name="Standard_20__28_user_29_"><text:span text:style-name="T31">()</text:span></text:p>
          </text:deletion>
        </text:changed-region>
        <text:changed-region xml:id="ct94722596555856" text:id="ct94722596555856">
          <text:deletion>
            <office:change-info>
              <dc:creator>Unknown Author</dc:creator>
              <dc:date>2020-12-02T22:28:42</dc:date>
            </office:change-info>
            <text:p text:style-name="Standard_20__28_user_29_"><text:span text:style-name="T13"/></text:p>
            <text:p text:style-name="Standard_20__28_user_29_"><text:span text:style-name="T13"/></text:p>
          </text:deletion>
        </text:changed-region>
        <text:changed-region xml:id="ct94722597791120" text:id="ct94722597791120">
          <text:deletion>
            <office:change-info>
              <dc:creator>&lt;анонимный&gt;</dc:creator>
              <dc:date>2021-01-10T15:51:58</dc:date>
            </office:change-info>
            <text:p text:style-name="P22">[leo@pc final]$ strace -e mmap ./main out1 out2 &lt;test01.txt </text:p>
            <text:p text:style-name="P22">mmap(NULL, 221255, PROT_READ, MAP_PRIVATE, 6, 0) = 0x7f8bade31000</text:p>
            <text:p text:style-name="P22">mmap(NULL, 8192, PROT_READ|PROT_WRITE, MAP_PRIVATE|MAP_ANONYMOUS, -1, 0) = 0x7f8bade2f000</text:p>
            <text:p text:style-name="P22">mmap(NULL, 1868448, PROT_READ, MAP_PRIVATE|MAP_DENYWRITE, 6, 0) = 0x7f8badc66000</text:p>
            <text:p text:style-name="P22">mmap(0x7f8badc8c000, 1363968, PROT_READ|PROT_EXEC, MAP_PRIVATE|MAP_FIXED|MAP_DENYWRITE, 6, 0x26000) = 0x7f8badc8c000</text:p>
            <text:p text:style-name="P22">mmap(0x7f8baddd9000, 311296, PROT_READ, MAP_PRIVATE|MAP_FIXED|MAP_DENYWRITE, 6, 0x173000) = 0x7f8baddd9000</text:p>
            <text:p text:style-name="P22">mmap(0x7f8bade25000, 24576, PROT_READ|PROT_WRITE, MAP_PRIVATE|MAP_FIXED|MAP_DENYWRITE, 6, 0x1be000) = 0x7f8bade25000</text:p>
            <text:p text:style-name="P22">mmap(0x7f8bade2b000, 12960, PROT_READ|PROT_WRITE, MAP_PRIVATE|MAP_FIXED|MAP_ANONYMOUS, -1, 0) = 0x7f8bade2b000</text:p>
            <text:p text:style-name="P22">mmap(NULL, 8192, PROT_READ|PROT_WRITE, MAP_PRIVATE|MAP_ANONYMOUS, -1, 0) = 0x7f8badc64000</text:p>
            <text:p text:style-name="P22">Enter strings to process: </text:p>
            <text:p text:style-name="P22">--- SIGCHLD {si_signo=SIGCHLD, si_code=CLD_EXITED, si_pid=4663, si_uid=1000, si_status=0, si_utime=0, si_stime=0} ---</text:p>
            <text:p text:style-name="P22">Child 1 exited, returned <text:s/>0</text:p>
            <text:p text:style-name="P22">Child 2 exited, returned <text:s/>0</text:p>
            <text:p text:style-name="P22">+++ exited with 0 +++</text:p>
          </text:deletion>
        </text:changed-region>
        <text:changed-region xml:id="ct94722411705712" text:id="ct94722411705712">
          <text:deletion>
            <office:change-info>
              <dc:creator>Unknown Author</dc:creator>
              <dc:date>2020-12-02T22:29:22</dc:date>
            </office:change-info>
            <text:p text:style-name="P22">[leo@pc src]$ strace -e close ./main out1 out2 &lt;test01.txt </text:p>
            <text:p text:style-name="P22">close(3) <text:s text:c="31"/>= 0</text:p>
            <text:p text:style-name="P22">close(3) <text:s text:c="31"/>= 0</text:p>
            <text:p text:style-name="P22">Name of the 1st child-output file: out1</text:p>
            <text:p text:style-name="P22">Name of the 2nd child-output file: out2</text:p>
            <text:p text:style-name="P22">close(3) <text:s text:c="31"/>= 0</text:p>
            <text:p text:style-name="P22">close(5) <text:s text:c="31"/>= 0</text:p>
            <text:p text:style-name="P22">Enter strings to process: </text:p>
            <text:p text:style-name="P22">close(4) <text:s text:c="31"/>= 0</text:p>
            <text:p text:style-name="P22">close(6) <text:s text:c="31"/>= 0</text:p>
            <text:p text:style-name="P22">--- SIGCHLD {si_signo=SIGCHLD, si_code=CLD_EXITED, si_pid=13590, si_uid=1000, si_status=0, si_utime=0, si_stime=0} ---</text:p>
            <text:p text:style-name="P22">--- SIGCHLD {si_signo=SIGCHLD, si_code=CLD_EXITED, si_pid=13589, si_uid=1000, si_status=0, si_utime=0, si_stime=0} ---</text:p>
            <text:p text:style-name="P22">Child 1 exited, returned <text:s/>0</text:p>
            <text:p text:style-name="P22">Child 2 exited, returned <text:s/>0</text:p>
            <text:p text:style-name="P22">+++ exited with 0 +++</text:p>
            <text:p text:style-name="P77"/>
            <text:p text:style-name="P26">Можно и несколько вызовов сразу: -e trace= и через запятую — список вызовов.</text:p>
            <text:p text:style-name="P77"/>
            <text:p text:style-name="P22">[leo@pc src]$ strace -e trace=mmap,close ./main out1 out2 &lt;test01.txt </text:p>
            <text:p text:style-name="P22">mmap(NULL, 208114, PROT_READ, MAP_PRIVATE, 3, 0) = 0x7f5573d47000</text:p>
            <text:p text:style-name="P22">close(3) <text:s text:c="31"/>= 0</text:p>
            <text:p text:style-name="P22">mmap(NULL, 8192, PROT_READ|PROT_WRITE, MAP_PRIVATE|MAP_ANONYMOUS, -1, 0) = 0x7f5573d45000</text:p>
            <text:p text:style-name="P22">mmap(NULL, 1868448, PROT_READ, MAP_PRIVATE|MAP_DENYWRITE, 3, 0) = 0x7f5573b7c000</text:p>
            <text:p text:style-name="P22">mmap(0x7f5573ba2000, 1363968, PROT_READ|PROT_EXEC, MAP_PRIVATE|MAP_FIXED|MAP_DENYWRITE, 3, 0x26000) = 0x7f5573ba2000</text:p>
            <text:p text:style-name="P22">mmap(0x7f5573cef000, 311296, PROT_READ, MAP_PRIVATE|MAP_FIXED|MAP_DENYWRITE, 3, 0x173000) = 0x7f5573cef000</text:p>
            <text:p text:style-name="P22">mmap(0x7f5573d3b000, 24576, PROT_READ|PROT_WRITE, MAP_PRIVATE|MAP_FIXED|MAP_DENYWRITE, 3, 0x1be000) = 0x7f5573d3b000</text:p>
            <text:p text:style-name="P22">mmap(0x7f5573d41000, 12960, PROT_READ|PROT_WRITE, MAP_PRIVATE|MAP_FIXED|MAP_ANONYMOUS, -1, 0) = 0x7f5573d41000</text:p>
            <text:p text:style-name="P22">close(3) <text:s text:c="31"/>= 0</text:p>
            <text:p text:style-name="P22">mmap(NULL, 8192, PROT_READ|PROT_WRITE, MAP_PRIVATE|MAP_ANONYMOUS, -1, 0) = 0x7f5573b7a000</text:p>
            <text:p text:style-name="P22">Name of the 1st child-output file: out1</text:p>
            <text:p text:style-name="P22">Name of the 2nd child-output file: out2</text:p>
            <text:p text:style-name="P22">close(3) <text:s text:c="31"/>= 0</text:p>
            <text:p text:style-name="P22">close(5) <text:s text:c="31"/>= 0</text:p>
            <text:p text:style-name="P22">Enter strings to process: </text:p>
            <text:p text:style-name="P22">close(4) <text:s text:c="31"/>= 0</text:p>
            <text:p text:style-name="P22">close(6) <text:s text:c="31"/>= 0</text:p>
            <text:p text:style-name="P22">--- SIGCHLD {si_signo=SIGCHLD, si_code=CLD_EXITED, si_pid=16380, si_uid=1000, si_status=0, si_utime=0, si_stime=0} ---</text:p>
            <text:p text:style-name="P22">--- SIGCHLD {si_signo=SIGCHLD, si_code=CLD_EXITED, si_pid=16379, si_uid=1000, si_status=0, si_utime=0, si_stime=0} ---</text:p>
            <text:p text:style-name="P22">Child 1 exited, returned <text:s/>0</text:p>
            <text:p text:style-name="P22">Child 2 exited, returned <text:s/>0</text:p>
            <text:p text:style-name="P22">+++ exited with 0 +++</text:p>
          </text:deletion>
        </text:changed-region>
        <text:changed-region xml:id="ct94722484424480" text:id="ct94722484424480">
          <text:insertion>
            <office:change-info>
              <dc:creator>&lt;анонимный&gt;</dc:creator>
              <dc:date>2021-01-10T15:51:58</dc:date>
            </office:change-info>
          </text:insertion>
        </text:changed-region>
        <text:changed-region xml:id="ct94722466340416" text:id="ct94722466340416">
          <text:deletion>
            <office:change-info>
              <dc:creator>&lt;анонимный&gt;</dc:creator>
              <dc:date>2021-01-10T16:02:24</dc:date>
            </office:change-info>
            <text:p text:style-name="P73">[leo@pc final]$ strace -f -e mmap ./main out1 out2 &lt;test01.txt </text:p>
            <text:p text:style-name="P25">mmap(NULL, 221255, PROT_READ, MAP_PRIVATE, 6, 0) = 0x7f29ffc01000</text:p>
            <text:p text:style-name="P25">mmap(NULL, 8192, PROT_READ|PROT_WRITE, MAP_PRIVATE|MAP_ANONYMOUS, -1, 0) = 0x7f29ffbff000</text:p>
            <text:p text:style-name="P25">mmap(NULL, 1868448, PROT_READ, MAP_PRIVATE|MAP_DENYWRITE, 6, 0) = 0x7f29ffa36000</text:p>
            <text:p text:style-name="P25">mmap(0x7f29ffa5c000, 1363968, PROT_READ|PROT_EXEC, MAP_PRIVATE|MAP_FIXED|MAP_DENYWRITE, 6, 0x26000) = 0x7f29ffa5c000</text:p>
            <text:p text:style-name="P25">mmap(0x7f29ffba9000, 311296, PROT_READ, MAP_PRIVATE|MAP_FIXED|MAP_DENYWRITE, 6, 0x173000) = 0x7f29ffba9000</text:p>
            <text:p text:style-name="P25">mmap(0x7f29ffbf5000, 24576, PROT_READ|PROT_WRITE, MAP_PRIVATE|MAP_FIXED|MAP_DENYWRITE, 6, 0x1be000) = 0x7f29ffbf5000</text:p>
            <text:p text:style-name="P25">mmap(0x7f29ffbfb000, 12960, PROT_READ|PROT_WRITE, MAP_PRIVATE|MAP_FIXED|MAP_ANONYMOUS, -1, 0) = 0x7f29ffbfb000</text:p>
            <text:p text:style-name="P25">mmap(NULL, 8192, PROT_READ|PROT_WRITE, MAP_PRIVATE|MAP_ANONYMOUS, -1, 0) = 0x7f29ffa34000</text:p>
            <text:p text:style-name="P25">Enter strings to process: </text:p>
            <text:p text:style-name="P25">strace: Process 4697 attached</text:p>
            <text:p text:style-name="P25">[pid <text:s/>4697] mmap(NULL, 221255, PROT_READ, MAP_PRIVATE, 7, 0) = 0x7f72ad80e000</text:p>
            <text:p text:style-name="P25">[pid <text:s/>4697] mmap(NULL, 8192, PROT_READ|PROT_WRITE, MAP_PRIVATE|MAP_ANONYMOUS, -1, 0) = 0x7f72ad80c000</text:p>
            <text:p text:style-name="P25">[pid <text:s/>4697] mmap(NULL, 1868448, PROT_READ, MAP_PRIVATE|MAP_DENYWRITE, 7, 0) = 0x7f72ad643000</text:p>
            <text:p text:style-name="P25">[pid <text:s/>4697] mmap(0x7f72ad669000, 1363968, PROT_READ|PROT_EXEC, MAP_PRIVATE|MAP_FIXED|MAP_DENYWRITE, 7, 0x26000) = 0x7f72ad669000</text:p>
            <text:p text:style-name="P25">[pid <text:s/>4697] mmap(0x7f72ad7b6000, 311296, PROT_READ, MAP_PRIVATE|MAP_FIXED|MAP_DENYWRITE, 7, 0x173000) = 0x7f72ad7b6000</text:p>
            <text:p text:style-name="P25">[pid <text:s/>4697] mmap(0x7f72ad802000, 24576, PROT_READ|PROT_WRITE, MAP_PRIVATE|MAP_FIXED|MAP_DENYWRITE, 7, 0x1be000) = 0x7f72ad802000</text:p>
            <text:p text:style-name="P25">[pid <text:s/>4697] mmap(0x7f72ad808000, 12960, PROT_READ|PROT_WRITE, MAP_PRIVATE|MAP_FIXED|MAP_ANONYMOUS, -1, 0) = 0x7f72ad808000</text:p>
            <text:p text:style-name="P25">[pid <text:s/>4697] mmap(NULL, 8192, PROT_READ|PROT_WRITE, MAP_PRIVATE|MAP_ANONYMOUS, -1, 0) = 0x7f72ad641000</text:p>
            <text:p text:style-name="P25">[pid <text:s/>4697] mmap(NULL, 286, PROT_READ|PROT_WRITE, MAP_SHARED, 7, 0) = 0x7f72ad844000</text:p>
            <text:p text:style-name="P25">[pid <text:s/>4697] +++ exited with 0 +++</text:p>
            <text:p text:style-name="P25">--- SIGCHLD {si_signo=SIGCHLD, si_code=CLD_EXITED, si_pid=4697, si_uid=1000, si_status=0, si_utime=0, si_stime=0} ---</text:p>
            <text:p text:style-name="P25">strace: Process 4696 attached</text:p>
            <text:p text:style-name="P25">[pid <text:s/>4696] mmap(NULL, 221255, PROT_READ, MAP_PRIVATE, 7, 0) = 0x7f19942ed000</text:p>
            <text:p text:style-name="P25">[pid <text:s/>4696] mmap(NULL, 8192, PROT_READ|PROT_WRITE, MAP_PRIVATE|MAP_ANONYMOUS, -1, 0) = 0x7f19942eb000</text:p>
            <text:p text:style-name="P25">[pid <text:s/>4696] mmap(NULL, 1868448, PROT_READ, MAP_PRIVATE|MAP_DENYWRITE, 7, 0) = 0x7f1994122000</text:p>
            <text:p text:style-name="P25">[pid <text:s/>4696] mmap(0x7f1994148000, 1363968, PROT_READ|PROT_EXEC, MAP_PRIVATE|MAP_FIXED|MAP_DENYWRITE, 7, 0x26000) = 0x7f1994148000</text:p>
            <text:p text:style-name="P25">[pid <text:s/>4696] mmap(0x7f1994295000, 311296, PROT_READ, MAP_PRIVATE|MAP_FIXED|MAP_DENYWRITE, 7, 0x173000) = 0x7f1994295000</text:p>
            <text:p text:style-name="P25">[pid <text:s/>4696] mmap(0x7f19942e1000, 24576, PROT_READ|PROT_WRITE, MAP_PRIVATE|MAP_FIXED|MAP_DENYWRITE, 7, 0x1be000) = 0x7f19942e1000</text:p>
            <text:p text:style-name="P25">[pid <text:s/>4696] mmap(0x7f19942e7000, 12960, PROT_READ|PROT_WRITE, MAP_PRIVATE|MAP_FIXED|MAP_ANONYMOUS, -1, 0) = 0x7f19942e7000</text:p>
            <text:p text:style-name="P25">[pid <text:s/>4696] mmap(NULL, 8192, PROT_READ|PROT_WRITE, MAP_PRIVATE|MAP_ANONYMOUS, -1, 0) = 0x7f1994120000</text:p>
            <text:p text:style-name="P25">[pid <text:s/>4696] mmap(NULL, 286, PROT_READ|PROT_WRITE, MAP_SHARED, 7, 0) = 0x7f1994323000</text:p>
            <text:p text:style-name="P25">[pid <text:s/>4696] +++ exited with 0 +++</text:p>
            <text:p text:style-name="P25">--- SIGCHLD {si_signo=SIGCHLD, si_code=CLD_EXITED, si_pid=4696, si_uid=1000, si_status=0, si_utime=0, si_stime=0} ---</text:p>
            <text:p text:style-name="P25">Child 1 exited, returned <text:s/>0</text:p>
            <text:p text:style-name="P25">Child 2 exited, returned <text:s/>0</text:p>
            <text:p text:style-name="P73">+++ exited with 0 +++</text:p>
          </text:deletion>
        </text:changed-region>
        <text:changed-region xml:id="ct94722492724736" text:id="ct94722492724736">
          <text:deletion>
            <office:change-info>
              <dc:creator>Unknown Author</dc:creator>
              <dc:date>2020-12-02T22:29:53</dc:date>
            </office:change-info>
            <text:p text:style-name="P73"/>
            <text:p text:style-name="P25">[leo@pc src]$ strace -f -e trace=write,read ./main out1 out2 &lt;test01.txt </text:p>
            <text:p text:style-name="P25">read(3, "\177ELF\2\1\1\3\0\0\0\0\0\0\0\0\3\0&gt;\0\1\0\0\0\220\202\2\0\0\0\0\0"..., 832) = 832</text:p>
            <text:p text:style-name="P25">write(1, "Name of the 1st child-output fil"..., 40Name of the 1st child-output file: out1</text:p>
            <text:p text:style-name="P25">) = 40</text:p>
            <text:p text:style-name="P25">write(1, "Name of the 2nd child-output fil"..., 40Name of the 2nd child-output file: out2</text:p>
            <text:p text:style-name="P25">) = 40</text:p>
            <text:p text:style-name="P25">strace: Process 24231 attached</text:p>
            <text:p text:style-name="P25">strace: Process 24232 attached</text:p>
            <text:p text:style-name="P25">[pid 24230] write(1, "Enter strings to process: \n", 27Enter strings to process: </text:p>
            <text:p text:style-name="P25">) = 27</text:p>
            <text:p text:style-name="P25">[pid 24230] read(0, <text:s/>&lt;unfinished ...&gt;</text:p>
            <text:p text:style-name="P25">[pid 24231] read(3, "\177ELF\2\1\1\3\0\0\0\0\0\0\0\0\3\0&gt;\0\1\0\0\0\220\202\2\0\0\0\0\0"..., 832) = 832</text:p>
            <text:p text:style-name="P25">[pid 24232] read(3, "\177ELF\2\1\1\3\0\0\0\0\0\0\0\0\3\0&gt;\0\1\0\0\0\220\202\2\0\0\0\0\0"..., 832) = 832</text:p>
            <text:p text:style-name="P25">[pid 24230] &lt;... read resumed&gt;"\342\200\234The unexamined life is not wo"..., 4096) = 286</text:p>
            <text:p text:style-name="P25">[pid 24230] write(6, "\342\200\234The unexamined life is not wo"..., 59) = 59</text:p>
            <text:p text:style-name="P25">[pid 24230] write(6, "https://www.google.com/search?q="..., 130) = 130</text:p>
            <text:p text:style-name="P25">[pid 24230] write(4, "123\n", 4) <text:s text:c="7"/>= 4</text:p>
            <text:p text:style-name="P25">[pid 24230] write(4, "...biba\n", 8) <text:s text:c="3"/>= 8</text:p>
            <text:p text:style-name="P25">[pid 24230] write(4, "boba...\n", 8) <text:s text:c="3"/>= 8</text:p>
            <text:p text:style-name="P25">[pid 24230] write(6, "\342\200\234If God did not exist, it woul"..., 77) = 77</text:p>
            <text:p text:style-name="P25">[pid 24230] read(0, "", 4096) <text:s text:c="10"/>= 0</text:p>
            <text:p text:style-name="P25">[pid 24231] read(0, "123\n...biba\nboba...\n", 4096) = 20</text:p>
            <text:p text:style-name="P25">[pid 24231] read(0, "", 4096) <text:s text:c="10"/>= 0</text:p>
            <text:p text:style-name="P25">[pid 24231] write(1, "1st Child 24231: Started!\nReceiv"..., 182 &lt;unfinished ...&gt;</text:p>
            <text:p text:style-name="P25">[pid 24232] read(0, "\342\200\234The unexamined life is not wo"..., 4096) = 266</text:p>
            <text:p text:style-name="P25">[pid 24231] &lt;... write resumed&gt;) <text:s text:c="7"/>= 182</text:p>
            <text:p text:style-name="P25">[pid 24232] read(0, "", 4096) <text:s text:c="10"/>= 0</text:p>
            <text:p text:style-name="P25">[pid 24232] write(1, "2nd Child 24232: Started!\nReceiv"..., 608) = 608</text:p>
            <text:p text:style-name="P25">[pid 24232] +++ exited with 0 +++</text:p>
            <text:p text:style-name="P25">[pid 24230] --- SIGCHLD {si_signo=SIGCHLD, si_code=CLD_EXITED, si_pid=24232, si_uid=1000, si_status=0, si_utime=0, si_stime=0} ---</text:p>
            <text:p text:style-name="P25">[pid 24231] +++ exited with 0 +++</text:p>
            <text:p text:style-name="P25">--- SIGCHLD {si_signo=SIGCHLD, si_code=CLD_EXITED, si_pid=24231, si_uid=1000, si_status=0, si_utime=0, si_stime=0} ---</text:p>
            <text:p text:style-name="P25">write(1, "Child 1 exited, returned <text:s/>0\n", 28Child 1 exited, returned <text:s/>0</text:p>
            <text:p text:style-name="P25">) = 28</text:p>
            <text:p text:style-name="P25">write(1, "Child 2 exited, returned <text:s/>0\n", 28Child 2 exited, returned <text:s/>0</text:p>
            <text:p text:style-name="P25">) = 28</text:p>
            <text:p text:style-name="P73">+++ exited with 0 +++</text:p>
          </text:deletion>
        </text:changed-region>
        <text:changed-region xml:id="ct94722418138528" text:id="ct94722418138528">
          <text:deletion>
            <office:change-info>
              <dc:creator>&lt;анонимный&gt;</dc:creator>
              <dc:date>2021-01-10T16:02:24</dc:date>
            </office:change-info>
            <text:p text:style-name="P73"/>
            <text:p text:style-name="P62">Отслеживать дерево процессов целиком помогает флаг -f, с которым strace отслеживает системные вызовы в процессах-потомках. К каждой строке вывода при этом добавляется pid процесса, делающего системный вывод:</text:p>
            <text:p text:style-name="P27"/>
          </text:deletion>
        </text:changed-region>
        <text:changed-region xml:id="ct94722470718240" text:id="ct94722470718240">
          <text:deletion>
            <office:change-info>
              <dc:creator>Unknown Author</dc:creator>
              <dc:date>2020-12-02T22:29:30</dc:date>
            </office:change-info>
            <text:p text:style-name="P27"/>
            <text:p text:style-name="P61"/>
          </text:deletion>
        </text:changed-region>
        <text:changed-region xml:id="ct94722479483120" text:id="ct94722479483120">
          <text:deletion>
            <office:change-info>
              <dc:creator>&lt;анонимный&gt;</dc:creator>
              <dc:date>2021-01-10T16:02:24</dc:date>
            </office:change-info>
            <text:p text:style-name="P61"/>
            <text:p text:style-name="P27">Отслеживание дочерних процессов:</text:p>
          </text:deletion>
        </text:changed-region>
        <text:changed-region xml:id="ct94722481547008" text:id="ct94722481547008">
          <text:deletion>
            <office:change-info>
              <dc:creator>Unknown Author</dc:creator>
              <dc:date>2020-12-02T22:29:31</dc:date>
            </office:change-info>
            <text:p text:style-name="P27"/>
            <text:p text:style-name="Standard_20__28_user_29_"><text:span text:style-name="T13">Но </text:span><text:span text:style-name="T29">на вызовы дочерних процессов</text:span><text:span text:style-name="T13"> взглянуть без определенного ключа не удастся.</text:span></text:p>
            <text:p text:style-name="P27"/>
          </text:deletion>
        </text:changed-region>
        <text:changed-region xml:id="ct94722499868416" text:id="ct94722499868416">
          <text:deletion>
            <office:change-info>
              <dc:creator>&lt;анонимный&gt;</dc:creator>
              <dc:date>2021-01-10T16:02:57</dc:date>
            </office:change-info>
            <text:p text:style-name="P25">[leo@pc final]$ strace -f -e trace=%memory ./main out1 out2 &lt;test01.txt </text:p>
            <text:p text:style-name="P25">brk(NULL) <text:s text:c="30"/>= 0x5581b6fa5000</text:p>
            <text:p text:style-name="P25">mmap(NULL, 221255, PROT_READ, MAP_PRIVATE, 6, 0) = 0x7f3d683b2000</text:p>
            <text:p text:style-name="P25">mmap(NULL, 8192, PROT_READ|PROT_WRITE, MAP_PRIVATE|MAP_ANONYMOUS, -1, 0) = 0x7f3d683b0000</text:p>
            <text:p text:style-name="P25">mmap(NULL, 1868448, PROT_READ, MAP_PRIVATE|MAP_DENYWRITE, 6, 0) = 0x7f3d681e7000</text:p>
            <text:p text:style-name="P25">mmap(0x7f3d6820d000, 1363968, PROT_READ|PROT_EXEC, MAP_PRIVATE|MAP_FIXED|MAP_DENYWRITE, 6, 0x26000) = 0x7f3d6820d000</text:p>
            <text:p text:style-name="P25">mmap(0x7f3d6835a000, 311296, PROT_READ, MAP_PRIVATE|MAP_FIXED|MAP_DENYWRITE, 6, 0x173000) = 0x7f3d6835a000</text:p>
            <text:p text:style-name="P25">mmap(0x7f3d683a6000, 24576, PROT_READ|PROT_WRITE, MAP_PRIVATE|MAP_FIXED|MAP_DENYWRITE, 6, 0x1be000) = 0x7f3d683a6000</text:p>
            <text:p text:style-name="P25">mmap(0x7f3d683ac000, 12960, PROT_READ|PROT_WRITE, MAP_PRIVATE|MAP_FIXED|MAP_ANONYMOUS, -1, 0) = 0x7f3d683ac000</text:p>
            <text:p text:style-name="P25">mmap(NULL, 8192, PROT_READ|PROT_WRITE, MAP_PRIVATE|MAP_ANONYMOUS, -1, 0) = 0x7f3d681e5000</text:p>
            <text:p text:style-name="P25">mprotect(0x7f3d683a6000, 12288, PROT_READ) = 0</text:p>
            <text:p text:style-name="P25">mprotect(0x5581b67b7000, 4096, PROT_READ) = 0</text:p>
            <text:p text:style-name="P25">mprotect(0x7f3d68415000, 4096, PROT_READ) = 0</text:p>
            <text:p text:style-name="P25">munmap(0x7f3d683b2000, 221255) <text:s text:c="9"/>= 0</text:p>
            <text:p text:style-name="P25">brk(NULL) <text:s text:c="30"/>= 0x5581b6fa5000</text:p>
            <text:p text:style-name="P25">brk(0x5581b6fc6000) <text:s text:c="20"/>= 0x5581b6fc6000</text:p>
            <text:p text:style-name="P25">Enter strings to process: </text:p>
            <text:p text:style-name="P25">strace: Process 4713 attached</text:p>
            <text:p text:style-name="P25">strace: Process 4714 attached</text:p>
            <text:p text:style-name="P25">[pid <text:s/>4713] brk(NULL) <text:s text:c="18"/>= 0x55dd79782000</text:p>
            <text:p text:style-name="P25">[pid <text:s/>4713] mmap(NULL, 221255, PROT_READ, MAP_PRIVATE, 7, 0) = 0x7fdcf19ba000</text:p>
            <text:p text:style-name="P25">[pid <text:s/>4714] brk(NULL) <text:s text:c="18"/>= 0x564dd37db000</text:p>
            <text:p text:style-name="P25">[pid <text:s/>4713] mmap(NULL, 8192, PROT_READ|PROT_WRITE, MAP_PRIVATE|MAP_ANONYMOUS, -1, 0) = 0x7fdcf19b8000</text:p>
            <text:p text:style-name="P25">[pid <text:s/>4714] mmap(NULL, 221255, PROT_READ, MAP_PRIVATE, 7, 0) = 0x7f5c3efbc000</text:p>
            <text:p text:style-name="P25">[pid <text:s/>4713] mmap(NULL, 1868448, PROT_READ, MAP_PRIVATE|MAP_DENYWRITE, 7, 0) = 0x7fdcf17ef000</text:p>
            <text:p text:style-name="P25">[pid <text:s/>4713] mmap(0x7fdcf1815000, 1363968, PROT_READ|PROT_EXEC, MAP_PRIVATE|MAP_FIXED|MAP_DENYWRITE, 7, 0x26000) = 0x7fdcf1815000</text:p>
            <text:p text:style-name="P25">[pid <text:s/>4713] mmap(0x7fdcf1962000, 311296, PROT_READ, MAP_PRIVATE|MAP_FIXED|MAP_DENYWRITE, 7, 0x173000) = 0x7fdcf1962000</text:p>
            <text:p text:style-name="P25">[pid <text:s/>4713] mmap(0x7fdcf19ae000, 24576, PROT_READ|PROT_WRITE, MAP_PRIVATE|MAP_FIXED|MAP_DENYWRITE, 7, 0x1be000) = 0x7fdcf19ae000</text:p>
            <text:p text:style-name="P25">[pid <text:s/>4713] mmap(0x7fdcf19b4000, 12960, PROT_READ|PROT_WRITE, MAP_PRIVATE|MAP_FIXED|MAP_ANONYMOUS, -1, 0) = 0x7fdcf19b4000</text:p>
            <text:p text:style-name="P25">[pid <text:s/>4713] mmap(NULL, 8192, PROT_READ|PROT_WRITE, MAP_PRIVATE|MAP_ANONYMOUS, -1, 0) = 0x7fdcf17ed000</text:p>
            <text:p text:style-name="P25">[pid <text:s/>4714] mmap(NULL, 8192, PROT_READ|PROT_WRITE, MAP_PRIVATE|MAP_ANONYMOUS, -1, 0) = 0x7f5c3efba000</text:p>
            <text:p text:style-name="P25">[pid <text:s/>4713] mprotect(0x7fdcf19ae000, 12288, PROT_READ) = 0</text:p>
            <text:p text:style-name="P25">[pid <text:s/>4713] mprotect(0x55dd77eda000, 4096, PROT_READ &lt;unfinished ...&gt;</text:p>
            <text:p text:style-name="P25">[pid <text:s/>4714] mmap(NULL, 1868448, PROT_READ, MAP_PRIVATE|MAP_DENYWRITE, 7, 0 &lt;unfinished ...&gt;</text:p>
            <text:p text:style-name="P25">[pid <text:s/>4713] &lt;... mprotect resumed&gt;) <text:s text:c="4"/>= 0</text:p>
            <text:p text:style-name="P25">[pid <text:s/>4714] &lt;... mmap resumed&gt;) <text:s text:c="8"/>= 0x7f5c3edf1000</text:p>
            <text:p text:style-name="P25">[pid <text:s/>4713] mprotect(0x7fdcf1a1d000, 4096, PROT_READ &lt;unfinished ...&gt;</text:p>
            <text:p text:style-name="P25">[pid <text:s/>4714] mmap(0x7f5c3ee17000, 1363968, PROT_READ|PROT_EXEC, MAP_PRIVATE|MAP_FIXED|MAP_DENYWRITE, 7, 0x26000 &lt;unfinished ...&gt;</text:p>
            <text:p text:style-name="P25">[pid <text:s/>4713] &lt;... mprotect resumed&gt;) <text:s text:c="4"/>= 0</text:p>
            <text:p text:style-name="P25">[pid <text:s/>4714] &lt;... mmap resumed&gt;) <text:s text:c="8"/>= 0x7f5c3ee17000</text:p>
            <text:p text:style-name="P25">[pid <text:s/>4713] munmap(0x7fdcf19ba000, 221255 &lt;unfinished ...&gt;</text:p>
            <text:p text:style-name="P25">[pid <text:s/>4714] mmap(0x7f5c3ef64000, 311296, PROT_READ, MAP_PRIVATE|MAP_FIXED|MAP_DENYWRITE, 7, 0x173000 &lt;unfinished ...&gt;</text:p>
            <text:p text:style-name="P25">[pid <text:s/>4713] &lt;... munmap resumed&gt;) <text:s text:c="6"/>= 0</text:p>
            <text:p text:style-name="P25">[pid <text:s/>4714] &lt;... mmap resumed&gt;) <text:s text:c="8"/>= 0x7f5c3ef64000</text:p>
            <text:p text:style-name="P25">[pid <text:s/>4714] mmap(0x7f5c3efb0000, 24576, PROT_READ|PROT_WRITE, MAP_PRIVATE|MAP_FIXED|MAP_DENYWRITE, 7, 0x1be000) = 0x7f5c3efb0000</text:p>
            <text:p text:style-name="P25">[pid <text:s/>4714] mmap(0x7f5c3efb6000, 12960, PROT_READ|PROT_WRITE, MAP_PRIVATE|MAP_FIXED|MAP_ANONYMOUS, -1, 0) = 0x7f5c3efb6000</text:p>
            <text:p text:style-name="P25">[pid <text:s/>4713] mmap(NULL, 286, PROT_READ|PROT_WRITE, MAP_SHARED, 7, 0) = 0x7fdcf19f0000</text:p>
            <text:p text:style-name="P25">[pid <text:s/>4713] brk(NULL) <text:s text:c="18"/>= 0x55dd79782000</text:p>
            <text:p text:style-name="P25">[pid <text:s/>4713] brk(0x55dd797a3000 &lt;unfinished ...&gt;</text:p>
            <text:p text:style-name="P25">[pid <text:s/>4714] mmap(NULL, 8192, PROT_READ|PROT_WRITE, MAP_PRIVATE|MAP_ANONYMOUS, -1, 0 &lt;unfinished ...&gt;</text:p>
            <text:p text:style-name="P25">[pid <text:s/>4713] &lt;... brk resumed&gt;) <text:s text:c="9"/>= 0x55dd797a3000</text:p>
            <text:p text:style-name="P25">[pid <text:s/>4714] &lt;... mmap resumed&gt;) <text:s text:c="8"/>= 0x7f5c3edef000</text:p>
            <text:p text:style-name="P25">[pid <text:s/>4713] munmap(0x7fdcf19f0000, 286) = 0</text:p>
            <text:p text:style-name="P25">[pid <text:s/>4714] mprotect(0x7f5c3efb0000, 12288, PROT_READ) = 0</text:p>
            <text:p text:style-name="P25">[pid <text:s/>4714] mprotect(0x564dd1a71000, 4096, PROT_READ) = 0</text:p>
            <text:p text:style-name="P25">[pid <text:s/>4713] +++ exited with 0 +++</text:p>
            <text:p text:style-name="P25">[pid <text:s/>4714] mprotect(0x7f5c3f01f000, 4096, PROT_READ &lt;unfinished ...&gt;</text:p>
            <text:p text:style-name="P25">[pid <text:s/>4712] --- SIGCHLD {si_signo=SIGCHLD, si_code=CLD_EXITED, si_pid=4713, si_uid=1000, si_status=0, si_utime=0, si_stime=0} ---</text:p>
            <text:p text:style-name="P25">[pid <text:s/>4714] &lt;... mprotect resumed&gt;) <text:s text:c="4"/>= 0</text:p>
            <text:p text:style-name="P25">Child 1 exited, returned <text:s/>0</text:p>
            <text:p text:style-name="P25">[pid <text:s/>4714] munmap(0x7f5c3efbc000, 221255) = 0</text:p>
            <text:p text:style-name="P25">[pid <text:s/>4714] mmap(NULL, 286, PROT_READ|PROT_WRITE, MAP_SHARED, 7, 0) = 0x7f5c3eff2000</text:p>
            <text:p text:style-name="P25">[pid <text:s/>4714] brk(NULL) <text:s text:c="18"/>= 0x564dd37db000</text:p>
            <text:p text:style-name="P25">[pid <text:s/>4714] brk(0x564dd37fc000) <text:s text:c="8"/>= 0x564dd37fc000</text:p>
            <text:p text:style-name="P25">[pid <text:s/>4714] munmap(0x7f5c3eff2000, 286) = 0</text:p>
            <text:p text:style-name="P25">[pid <text:s/>4714] +++ exited with 0 +++</text:p>
            <text:p text:style-name="P25">--- SIGCHLD {si_signo=SIGCHLD, si_code=CLD_EXITED, si_pid=4714, si_uid=1000, si_status=0, si_utime=0, si_stime=0} ---</text:p>
            <text:p text:style-name="P25">Child 2 exited, returned <text:s/>0</text:p>
            <text:p text:style-name="P25">+++ exited with 0 +++</text:p>
          </text:deletion>
        </text:changed-region>
        <text:changed-region xml:id="ct94722471033552" text:id="ct94722471033552">
          <text:deletion>
            <office:change-info>
              <dc:creator>Unknown Author</dc:creator>
              <dc:date>2020-12-02T22:30:17</dc:date>
            </office:change-info>
            <text:p text:style-name="P25">[leo@pc src]$ strace -f -e trace=%process ./main out1 out2 &lt;test01.txt</text:p>
            <text:p text:style-name="P25">execve("./main", ["./main", "out1", "out2"], 0x7ffea199a518 /* 60 vars */) = 0</text:p>
            <text:p text:style-name="P25">Name of the 1st child-output file: out1</text:p>
            <text:p text:style-name="P25">Name of the 2nd child-output file: out2</text:p>
            <text:p text:style-name="P25">clone(child_stack=NULL, flags=CLONE_CHILD_CLEARTID|CLONE_CHILD_SETTID|SIGCHLD, child_tidptr=0x7f871c760850) = 17210</text:p>
            <text:p text:style-name="P25">strace: Process 17210 attached</text:p>
            <text:p text:style-name="P25">[pid 17209] clone(child_stack=NULL, flags=CLONE_CHILD_CLEARTID|CLONE_CHILD_SETTID|SIGCHLD, child_tidptr=0x7f871c760850) = 17211</text:p>
            <text:p text:style-name="P25">strace: Process 17211 attached</text:p>
            <text:p text:style-name="P25">Enter strings to process: </text:p>
            <text:p text:style-name="P25">[pid 17211] execve("./child2", ["child2"], 0x7ffda96841a8 /* 60 vars */) = 0</text:p>
            <text:p text:style-name="P25">[pid 17210] execve("./child1", ["child1"], 0x7ffda96841a8 /* 60 vars */) = 0</text:p>
            <text:p text:style-name="P25">[pid 17209] wait4(17210, <text:s/>&lt;unfinished ...&gt;</text:p>
            <text:p text:style-name="P25">[pid 17211] exit_group(0) <text:s text:c="14"/>= ?</text:p>
            <text:p text:style-name="P25">[pid 17211] +++ exited with 0 +++</text:p>
            <text:p text:style-name="P25">[pid 17209] &lt;... wait4 resumed&gt;0x7ffda9683e34, 0, NULL) = ? ERESTARTSYS (To be restarted if SA_RESTART is set)</text:p>
            <text:p text:style-name="P25">[pid 17209] --- SIGCHLD {si_signo=SIGCHLD, si_code=CLD_EXITED, si_pid=17211, si_uid=1000, si_status=0, si_utime=0, si_stime=0} ---</text:p>
            <text:p text:style-name="P25">[pid 17209] wait4(17210, <text:s/>&lt;unfinished ...&gt;</text:p>
            <text:p text:style-name="P25">[pid 17210] exit_group(0) <text:s text:c="14"/>= ?</text:p>
            <text:p text:style-name="P25">[pid 17210] +++ exited with 0 +++</text:p>
            <text:p text:style-name="P25">&lt;... wait4 resumed&gt;[{WIFEXITED(s) &amp;&amp; WEXITSTATUS(s) == 0}], 0, NULL) = 17210</text:p>
            <text:p text:style-name="P25">--- SIGCHLD {si_signo=SIGCHLD, si_code=CLD_EXITED, si_pid=17210, si_uid=1000, si_status=0, si_utime=0, si_stime=0} ---</text:p>
            <text:p text:style-name="P25">Child 1 exited, returned <text:s/>0</text:p>
            <text:p text:style-name="P25">wait4(17211, [{WIFEXITED(s) &amp;&amp; WEXITSTATUS(s) == 0}], 0, NULL) = 17211</text:p>
            <text:p text:style-name="P25">Child 2 exited, returned <text:s/>0</text:p>
            <text:p text:style-name="P25">exit_group(0) <text:s text:c="26"/>= ?</text:p>
            <text:p text:style-name="P25">+++ exited with 0 +++</text:p>
          </text:deletion>
        </text:changed-region>
        <text:changed-region xml:id="ct94722611549552" text:id="ct94722611549552">
          <text:insertion>
            <office:change-info>
              <dc:creator>&lt;анонимный&gt;</dc:creator>
              <dc:date>2021-01-10T16:02:57</dc:date>
            </office:change-info>
          </text:insertion>
        </text:changed-region>
        <text:changed-region xml:id="ct94722496871104" text:id="ct94722496871104">
          <text:deletion>
            <office:change-info>
              <dc:creator>Unknown Author</dc:creator>
              <dc:date>2020-12-02T22:30:32</dc:date>
            </office:change-info>
            <text:p text:style-name="P25"/>
            <text:p text:style-name="P61">Запустим main и оставим его ожидать входные данные. Узнаем его PID и подключимся к нему в другой консоли.</text:p>
            <text:p text:style-name="P26"/>
            <text:p text:style-name="P73">[leo@pc src]$ ./main out1 out2</text:p>
            <text:p text:style-name="P73">Name of the 1st child-output file: out1</text:p>
            <text:p text:style-name="P73">Name of the 2nd child-output file: out2</text:p>
            <text:p text:style-name="P73">Enter strings to process: </text:p>
            <text:p text:style-name="P25">[pc src]# ps -a</text:p>
            <text:p text:style-name="P25"><text:s text:c="4"/>PID TTY <text:s text:c="9"/>TIME CMD</text:p>
            <text:p text:style-name="P25"><text:s text:c="2"/>26363 pts/2 <text:s text:c="3"/>00:00:00 sudo</text:p>
            <text:p text:style-name="P25"><text:s text:c="2"/>26364 pts/2 <text:s text:c="3"/>00:00:00 bash</text:p>
            <text:p text:style-name="P25"><text:s text:c="2"/>26373 pts/2 <text:s text:c="3"/>00:00:00 sudo</text:p>
            <text:p text:style-name="P25"><text:s text:c="2"/>26374 pts/2 <text:s text:c="3"/>00:00:00 bash</text:p>
            <text:p text:style-name="P25"><text:s text:c="2"/>27293 pts/4 <text:s text:c="3"/>00:00:00 main</text:p>
            <text:p text:style-name="P25"><text:s text:c="2"/>27294 pts/4 <text:s text:c="3"/>00:00:00 child1</text:p>
            <text:p text:style-name="P25"><text:s text:c="2"/>27295 pts/4 <text:s text:c="3"/>00:00:00 child2</text:p>
            <text:p text:style-name="P25"><text:s text:c="2"/>27296 pts/2 <text:s text:c="3"/>00:00:00 ps</text:p>
            <text:p text:style-name="P25">[pc src]# strace -f -p 27293</text:p>
            <text:p text:style-name="P25">strace: Process 27293 attached</text:p>
            <text:p text:style-name="P25">read(0, "good evening\n", 1024) <text:s text:c="8"/>= 13</text:p>
            <text:p text:style-name="P25">write(6, "good evening\n", 13) <text:s text:c="9"/>= 13</text:p>
            <text:p text:style-name="P25">read(0, "how are you\n", 1024) <text:s text:c="9"/>= 12</text:p>
            <text:p text:style-name="P25">write(6, "how are you\n", 12) <text:s text:c="10"/>= 12</text:p>
            <text:p text:style-name="P25">read(0, "ewe ty dremliw drug prilesny?\n", 1024) = 30</text:p>
            <text:p text:style-name="P25">write(6, "ewe ty dremliw drug prilesny?\n", 30) = 30</text:p>
            <text:p text:style-name="P25">read(0, "one\n", 1024) <text:s text:c="17"/>= 4</text:p>
            <text:p text:style-name="P25">write(4, "one\n", 4) <text:s text:c="19"/>= 4</text:p>
            <text:p text:style-name="P25">read(0, "two\n", 1024) <text:s text:c="17"/>= 4</text:p>
            <text:p text:style-name="P25">write(4, "two\n", 4) <text:s text:c="19"/>= 4</text:p>
            <text:p text:style-name="P25">read(0, "\n", 1024) <text:s text:c="20"/>= 1</text:p>
            <text:p text:style-name="P25">write(4, "\n", 1) <text:s text:c="22"/>= 1</text:p>
            <text:p text:style-name="P25">read(0, "three\n", 1024) <text:s text:c="15"/>= 6</text:p>
            <text:p text:style-name="P25">write(4, "three\n", 6) <text:s text:c="17"/>= 6</text:p>
            <text:p text:style-name="P25">read(0, "bye!\n", 1024) <text:s text:c="16"/>= 5</text:p>
            <text:p text:style-name="P25">write(4, "bye!\n", 5) <text:s text:c="18"/>= 5</text:p>
            <text:p text:style-name="P25">read(0, "", 1024) <text:s text:c="22"/>= 0</text:p>
            <text:p text:style-name="P25">close(4) <text:s text:c="31"/>= 0</text:p>
            <text:p text:style-name="P25">close(6) <text:s text:c="31"/>= 0</text:p>
            <text:p text:style-name="P25">wait4(27294, 0x7ffe27d78c74, 0, NULL) <text:s text:c="2"/>= ? ERESTARTSYS (To be restarted if SA_RESTART is set)</text:p>
            <text:p text:style-name="P25">--- SIGCHLD {si_signo=SIGCHLD, si_code=CLD_EXITED, si_pid=27295, si_uid=1000, si_status=0, si_utime=0, si_stime=0} ---</text:p>
            <text:p text:style-name="P25">wait4(27294, [{WIFEXITED(s) &amp;&amp; WEXITSTATUS(s) == 0}], 0, NULL) = 27294</text:p>
            <text:p text:style-name="P25">--- SIGCHLD {si_signo=SIGCHLD, si_code=CLD_EXITED, si_pid=27294, si_uid=1000, si_status=0, si_utime=0, si_stime=0} ---</text:p>
            <text:p text:style-name="P25">write(1, "Child 1 exited, returned <text:s/>0\n", 28) = 28</text:p>
            <text:p text:style-name="P25">wait4(27295, [{WIFEXITED(s) &amp;&amp; WEXITSTATUS(s) == 0}], 0, NULL) = 27295</text:p>
            <text:p text:style-name="P25">write(1, "Child 2 exited, returned <text:s/>0\n", 28) = 28</text:p>
            <text:p text:style-name="P25">exit_group(0) <text:s text:c="26"/>= ?</text:p>
            <text:p text:style-name="P25">+++ exited with 0 +++</text:p>
            <text:p text:style-name="P25">[pc src]# </text:p>
            <text:p text:style-name="P83"><text:span text:style-name="T13">Для подключения к уже работающему процессу — </text:span><text:span text:style-name="T29">используется</text:span><text:span text:style-name="T13"> опция -p.</text:span></text:p>
            <text:p text:style-name="P73"/>
            <text:p text:style-name="P61">Ключ -y позволяет взглянуть на название файлов, с которыми работает процесс, вместо файловых дескрипторов:</text:p>
            <text:p text:style-name="P26"/>
            <text:p text:style-name="P73">[leo@pc src]$ strace -y -e read ./main out1 out2 &lt;test01.txt </text:p>
            <text:p text:style-name="P73">read(3&lt;/usr/lib/libc-2.32.so&gt;, "\177ELF\2\1\1\3\0\0\0\0\0\0\0\0\3\0&gt;\0\1\0\0\0\220\202\2\0\0\0\0\0"..., 832) = 832</text:p>
            <text:p text:style-name="P73">Name of the 1st child-output file: out1</text:p>
            <text:p text:style-name="P73">Name of the 2nd child-output file: out2</text:p>
            <text:p text:style-name="P73">Enter strings to process: </text:p>
            <text:p text:style-name="P73">read(0&lt;/home/leo/programming/OS/Lab1/src/test01.txt&gt;, "\342\200\234The unexamined life is not wo"..., 4096) = 286</text:p>
            <text:p text:style-name="P73">read(0&lt;/home/leo/programming/OS/Lab1/src/test01.txt&gt;, "", 4096) = 0</text:p>
            <text:p text:style-name="P73">--- SIGCHLD {si_signo=SIGCHLD, si_code=CLD_EXITED, si_pid=17353, si_uid=1000, si_status=0, si_utime=0, si_stime=0} ---</text:p>
            <text:p text:style-name="P73">--- SIGCHLD {si_signo=SIGCHLD, si_code=CLD_EXITED, si_pid=17352, si_uid=1000, si_status=0, si_utime=0, si_stime=0} ---</text:p>
            <text:p text:style-name="P73">Child 1 exited, returned <text:s/>0</text:p>
            <text:p text:style-name="P73">Child 2 exited, returned <text:s/>0</text:p>
            <text:p text:style-name="P73">+++ exited with 0 +++</text:p>
            <text:p text:style-name="P63"/>
            <text:p text:style-name="P27">Отображение времени выполнения вызова:</text:p>
            <text:p text:style-name="P63"/>
            <text:p text:style-name="P61">Посмотреть время выполнения того или иного вызова позволяет ключ -t:</text:p>
            <text:p text:style-name="P63"/>
            <text:p text:style-name="P73">[leo@pc src]$ strace -y -t -e read ./main out1 out2 &lt;test01.txt </text:p>
            <text:p text:style-name="P73">18:05:03 read(3&lt;/usr/lib/libc-2.32.so&gt;, "\177ELF\2\1\1\3\0\0\0\0\0\0\0\0\3\0&gt;\0\1\0\0\0\220\202\2\0\0\0\0\0"..., 832) = 832</text:p>
            <text:p text:style-name="P73">Name of the 1st child-output file: out1</text:p>
            <text:p text:style-name="P73">Name of the 2nd child-output file: out2</text:p>
            <text:p text:style-name="P73">Enter strings to process: </text:p>
            <text:p text:style-name="P73">18:05:03 read(0&lt;/home/leo/programming/OS/Lab1/src/test01.txt&gt;, "\342\200\234The unexamined life is not wo"..., 4096) = 286</text:p>
            <text:p text:style-name="P73">18:05:03 read(0&lt;/home/leo/programming/OS/Lab1/src/test01.txt&gt;, "", 4096) = 0</text:p>
            <text:p text:style-name="P73">18:05:03 --- SIGCHLD {si_signo=SIGCHLD, si_code=CLD_EXITED, si_pid=17476, si_uid=1000, si_status=0, si_utime=0, si_stime=0} ---</text:p>
            <text:p text:style-name="P73">Child 1 exited, returned <text:s/>0</text:p>
            <text:p text:style-name="P73">18:05:03 --- SIGCHLD {si_signo=SIGCHLD, si_code=CLD_EXITED, si_pid=17477, si_uid=1000, si_status=0, si_utime=0, si_stime=0} ---</text:p>
            <text:p text:style-name="P73">Child 2 exited, returned <text:s/>0</text:p>
            <text:p text:style-name="P73">18:05:03 +++ exited with 0 +++</text:p>
            <text:p text:style-name="P73"/>
            <text:p text:style-name="P27">Печать “относительной” времени вызова системных процессов:</text:p>
            <text:p text:style-name="P73"/>
            <text:p text:style-name="P73">[leo@pc src]$ strace -r -e close ./main out1 out2 &lt;test01.txt</text:p>
            <text:p text:style-name="P73"><text:s text:c="5"/>0.000000 close(3) <text:s text:c="17"/>= 0</text:p>
            <text:p text:style-name="P73"><text:s text:c="5"/>0.001310 close(3) <text:s text:c="17"/>= 0</text:p>
            <text:p text:style-name="P73">Name of the 1st child-output file: out1</text:p>
            <text:p text:style-name="P73">Name of the 2nd child-output file: out2</text:p>
            <text:p text:style-name="P73"><text:s text:c="5"/>0.002243 close(3) <text:s text:c="17"/>= 0</text:p>
            <text:p text:style-name="P73"><text:s text:c="5"/>0.000141 close(5) <text:s text:c="17"/>= 0</text:p>
            <text:p text:style-name="P73">Enter strings to process: </text:p>
            <text:p text:style-name="P73"><text:s text:c="5"/>0.000794 close(4) <text:s text:c="17"/>= 0</text:p>
            <text:p text:style-name="P73"><text:s text:c="5"/>0.000087 close(6) <text:s text:c="17"/>= 0</text:p>
            <text:p text:style-name="P73"><text:s text:c="5"/>0.000901 --- SIGCHLD {si_signo=SIGCHLD, si_code=CLD_EXITED, si_pid=27360, si_uid=1000, si_status=0, si_utime=0, si_stime=0} ---</text:p>
            <text:p text:style-name="P73">Child 1 exited, returned <text:s/>0</text:p>
            <text:p text:style-name="P73"><text:s text:c="5"/>0.002228 --- SIGCHLD {si_signo=SIGCHLD, si_code=CLD_EXITED, si_pid=27361, si_uid=1000, si_status=0, si_utime=0, si_stime=0} ---</text:p>
            <text:p text:style-name="P73">Child 2 exited, returned <text:s/>0</text:p>
            <text:p text:style-name="P73"><text:s text:c="5"/>0.000541 +++ exited with 0 +++</text:p>
            <text:p text:style-name="P73"/>
            <text:p text:style-name="P27">Сохранение вывода утилиты strace в файл</text:p>
            <text:p text:style-name="P27"/>
            <text:p text:style-name="P61">Ключ -o {filename} позволяет вывести лог в файл.</text:p>
            <text:p text:style-name="P61"/>
            <text:p text:style-name="P73">[leo@pc src]$ strace -o log.txt -e read ./main out1 out2 &lt;test01.txt -o log.txt</text:p>
            <text:p text:style-name="P73">Name of the 1st child-output file: out1</text:p>
            <text:p text:style-name="P73">Name of the 2nd child-output file: out2</text:p>
            <text:p text:style-name="P73">Enter strings to process: </text:p>
            <text:p text:style-name="P73">Child 1 exited, returned <text:s/>0</text:p>
            <text:p text:style-name="P73">Child 2 exited, returned <text:s/>0</text:p>
            <text:p text:style-name="P73">[leo@pc src]$ cat log.txt </text:p>
            <text:p text:style-name="P73">read(3, "\177ELF\2\1\1\3\0\0\0\0\0\0\0\0\3\0&gt;\0\1\0\0\0\220\202\2\0\0\0\0\0"..., 832) = 832</text:p>
            <text:p text:style-name="P73">read(0, "\342\200\234The unexamined life is not wo"..., 4096) = 286</text:p>
            <text:p text:style-name="P73">read(0, "", 4096) <text:s text:c="22"/>= 0</text:p>
            <text:p text:style-name="P73">--- SIGCHLD {si_signo=SIGCHLD, si_code=CLD_EXITED, si_pid=26803, si_uid=1000, si_status=0, si_utime=0, si_stime=0} ---</text:p>
            <text:p text:style-name="P73">--- SIGCHLD {si_signo=SIGCHLD, si_code=CLD_EXITED, si_pid=26804, si_uid=1000, si_status=0, si_utime=0, si_stime=0} ---</text:p>
            <text:p text:style-name="P73">+++ exited with 0 +++</text:p>
            <text:p text:style-name="P73"/>
            <text:p text:style-name="P27">Трассировка вызовов запущенного процесса:</text:p>
            <text:p text:style-name="P27"/>
            <text:p text:style-name="P83"><text:span text:style-name="T30">Пути к файлам вместо дескрипторов</text:span><text:span text:style-name="T12">:</text:span></text:p>
            <text:p text:style-name="P25"/>
            <text:p text:style-name="P77"/>
            <text:p text:style-name="P25"/>
          </text:deletion>
        </text:changed-region>
        <text:changed-region xml:id="ct94722476083792" text:id="ct94722476083792">
          <text:insertion>
            <office:change-info>
              <dc:creator>Unknown Author</dc:creator>
              <dc:date>2020-12-02T22:30:34</dc:date>
            </office:change-info>
          </text:insertion>
        </text:changed-region>
        <text:changed-region xml:id="ct94722467794528" text:id="ct94722467794528">
          <text:deletion>
            <office:change-info>
              <dc:creator>Unknown Author</dc:creator>
              <dc:date>2020-12-02T22:30:34</dc:date>
            </office:change-info>
            <text:p text:style-name="P27"/>
            <text:p text:style-name="P27"/>
          </text:deletion>
        </text:changed-region>
        <text:changed-region xml:id="ct94722467858576" text:id="ct94722467858576">
          <text:deletion>
            <office:change-info>
              <dc:creator>Unknown Author</dc:creator>
              <dc:date>2020-12-02T22:30:35</dc:date>
            </office:change-info>
            <text:p text:style-name="P61"/>
            <text:p text:style-name="P61"/>
          </text:deletion>
        </text:changed-region>
        <text:changed-region xml:id="ct94722481388144" text:id="ct94722481388144">
          <text:deletion>
            <office:change-info>
              <dc:creator>&lt;анонимный&gt;</dc:creator>
              <dc:date>2021-01-10T16:03:24</dc:date>
            </office:change-info>
            <text:p text:style-name="P24">[leo@pc final]$ strace -cf ./main out1 out2 &lt;test01.txt </text:p>
            <text:p text:style-name="P24">Enter strings to process: </text:p>
            <text:p text:style-name="P24">strace: Process 4740 attached</text:p>
            <text:p text:style-name="P24">strace: Process 4741 attached</text:p>
            <text:p text:style-name="P24">Child 1 exited, returned <text:s/>0</text:p>
            <text:p text:style-name="P24">Child 2 exited, returned <text:s/>0</text:p>
            <text:p text:style-name="P24">% time <text:s text:c="4"/>seconds <text:s/>usecs/call <text:s text:c="4"/>calls <text:s text:c="3"/>errors syscall</text:p>
            <text:p text:style-name="P24">------ ----------- ----------- --------- --------- ----------------</text:p>
            <text:p text:style-name="P24"><text:s/>42.88 <text:s text:c="3"/>0.000331 <text:s text:c="9"/>30 <text:s text:c="7"/>11 <text:s text:c="10"/>write</text:p>
            <text:p text:style-name="P24"><text:s/>42.10 <text:s text:c="3"/>0.000325 <text:s text:c="8"/>162 <text:s text:c="8"/>2 <text:s text:c="10"/>clone</text:p>
            <text:p text:style-name="P24"><text:s text:c="2"/>7.51 <text:s text:c="3"/>0.000058 <text:s text:c="9"/>29 <text:s text:c="8"/>2 <text:s text:c="10"/>wait4</text:p>
            <text:p text:style-name="P24"><text:s text:c="2"/>4.79 <text:s text:c="3"/>0.000037 <text:s text:c="10"/>7 <text:s text:c="8"/>5 <text:s text:c="10"/>read</text:p>
            <text:p text:style-name="P24"><text:s text:c="2"/>2.72 <text:s text:c="3"/>0.000021 <text:s text:c="10"/>2 <text:s text:c="8"/>9 <text:s text:c="10"/>close</text:p>
            <text:p text:style-name="P24"><text:s text:c="2"/>0.00 <text:s text:c="3"/>0.000000 <text:s text:c="10"/>0 <text:s text:c="7"/>12 <text:s text:c="10"/>fstat</text:p>
            <text:p text:style-name="P24"><text:s text:c="2"/>0.00 <text:s text:c="3"/>0.000000 <text:s text:c="10"/>0 <text:s text:c="7"/>26 <text:s text:c="10"/>mmap</text:p>
            <text:p text:style-name="P24"><text:s text:c="2"/>0.00 <text:s text:c="3"/>0.000000 <text:s text:c="10"/>0 <text:s text:c="8"/>9 <text:s text:c="10"/>mprotect</text:p>
            <text:p text:style-name="P24"><text:s text:c="2"/>0.00 <text:s text:c="3"/>0.000000 <text:s text:c="10"/>0 <text:s text:c="8"/>5 <text:s text:c="10"/>munmap</text:p>
            <text:p text:style-name="P24"><text:s text:c="2"/>0.00 <text:s text:c="3"/>0.000000 <text:s text:c="10"/>0 <text:s text:c="8"/>9 <text:s text:c="10"/>brk</text:p>
            <text:p text:style-name="P24"><text:s text:c="2"/>0.00 <text:s text:c="3"/>0.000000 <text:s text:c="10"/>0 <text:s text:c="7"/>12 <text:s text:c="10"/>pread64</text:p>
            <text:p text:style-name="P24"><text:s text:c="2"/>0.00 <text:s text:c="3"/>0.000000 <text:s text:c="10"/>0 <text:s text:c="8"/>3 <text:s text:c="8"/>3 access</text:p>
            <text:p text:style-name="P24"><text:s text:c="2"/>0.00 <text:s text:c="3"/>0.000000 <text:s text:c="10"/>0 <text:s text:c="8"/>2 <text:s text:c="10"/>dup2</text:p>
            <text:p text:style-name="P24"><text:s text:c="2"/>0.00 <text:s text:c="3"/>0.000000 <text:s text:c="10"/>0 <text:s text:c="8"/>3 <text:s text:c="10"/>execve</text:p>
            <text:p text:style-name="P24"><text:s text:c="2"/>0.00 <text:s text:c="3"/>0.000000 <text:s text:c="10"/>0 <text:s text:c="8"/>6 <text:s text:c="8"/>3 arch_prctl</text:p>
            <text:p text:style-name="P24"><text:s text:c="2"/>0.00 <text:s text:c="3"/>0.000000 <text:s text:c="10"/>0 <text:s text:c="7"/>11 <text:s text:c="10"/>openat</text:p>
            <text:p text:style-name="P24">------ ----------- ----------- --------- --------- ----------------</text:p>
            <text:p text:style-name="P24">100.00 <text:s text:c="3"/>0.000772 <text:s text:c="10"/>6 <text:s text:c="6"/>127 <text:s text:c="8"/>6 total</text:p>
          </text:deletion>
        </text:changed-region>
        <text:changed-region xml:id="ct94722618961936" text:id="ct94722618961936">
          <text:deletion>
            <office:change-info>
              <dc:creator>Unknown Author</dc:creator>
              <dc:date>2020-12-02T22:31:08</dc:date>
            </office:change-info>
            <text:p text:style-name="P24">[leo@pc src]$ strace -c ./main out1 out2 &lt;test01.txt </text:p>
            <text:p text:style-name="P73">Name of the 1st child-output file: out1</text:p>
            <text:p text:style-name="P73">Name of the 2nd child-output file: out2</text:p>
            <text:p text:style-name="P73">Enter strings to process: </text:p>
            <text:p text:style-name="P73">Child 1 exited, returned <text:s/>0</text:p>
            <text:p text:style-name="P73">Child 2 exited, returned <text:s/>0</text:p>
            <text:p text:style-name="P73">% time <text:s text:c="4"/>seconds <text:s/>usecs/call <text:s text:c="4"/>calls <text:s text:c="3"/>errors syscall</text:p>
            <text:p text:style-name="P73">------ ----------- ----------- --------- --------- ----------------</text:p>
            <text:p text:style-name="P73"><text:s/>72.69 <text:s text:c="3"/>0.002167 <text:s text:c="7"/>1083 <text:s text:c="8"/>2 <text:s text:c="10"/>wait4</text:p>
            <text:p text:style-name="P73"><text:s text:c="2"/>9.26 <text:s text:c="3"/>0.000276 <text:s text:c="8"/>138 <text:s text:c="8"/>2 <text:s text:c="10"/>clone</text:p>
            <text:p text:style-name="P73"><text:s text:c="2"/>6.84 <text:s text:c="3"/>0.000204 <text:s text:c="9"/>18 <text:s text:c="7"/>11 <text:s text:c="10"/>write</text:p>
            <text:p text:style-name="P73"><text:s text:c="2"/>2.65 <text:s text:c="3"/>0.000079 <text:s text:c="9"/>26 <text:s text:c="8"/>3 <text:s text:c="10"/>brk</text:p>
            <text:p text:style-name="P73"><text:s text:c="2"/>1.85 <text:s text:c="3"/>0.000055 <text:s text:c="9"/>18 <text:s text:c="8"/>3 <text:s text:c="10"/>mprotect</text:p>
            <text:p text:style-name="P73"><text:s text:c="2"/>1.61 <text:s text:c="3"/>0.000048 <text:s text:c="10"/>8 <text:s text:c="8"/>6 <text:s text:c="10"/>close</text:p>
            <text:p text:style-name="P73"><text:s text:c="2"/>1.51 <text:s text:c="3"/>0.000045 <text:s text:c="9"/>45 <text:s text:c="8"/>1 <text:s text:c="10"/>munmap</text:p>
            <text:p text:style-name="P73"><text:s text:c="2"/>1.51 <text:s text:c="3"/>0.000045 <text:s text:c="9"/>22 <text:s text:c="8"/>2 <text:s text:c="10"/>pipe</text:p>
            <text:p text:style-name="P73"><text:s text:c="2"/>1.07 <text:s text:c="3"/>0.000032 <text:s text:c="10"/>8 <text:s text:c="8"/>4 <text:s text:c="10"/>fstat</text:p>
            <text:p text:style-name="P73"><text:s text:c="2"/>1.01 <text:s text:c="3"/>0.000030 <text:s text:c="9"/>10 <text:s text:c="8"/>3 <text:s text:c="10"/>read</text:p>
            <text:p text:style-name="P73"><text:s text:c="2"/>0.00 <text:s text:c="3"/>0.000000 <text:s text:c="10"/>0 <text:s text:c="8"/>8 <text:s text:c="10"/>mmap</text:p>
            <text:p text:style-name="P73"><text:s text:c="2"/>0.00 <text:s text:c="3"/>0.000000 <text:s text:c="10"/>0 <text:s text:c="8"/>4 <text:s text:c="10"/>pread64</text:p>
            <text:p text:style-name="P73"><text:s text:c="2"/>0.00 <text:s text:c="3"/>0.000000 <text:s text:c="10"/>0 <text:s text:c="8"/>1 <text:s text:c="8"/>1 access</text:p>
            <text:p text:style-name="P73"><text:s text:c="2"/>0.00 <text:s text:c="3"/>0.000000 <text:s text:c="10"/>0 <text:s text:c="8"/>1 <text:s text:c="10"/>execve</text:p>
            <text:p text:style-name="P73"><text:s text:c="2"/>0.00 <text:s text:c="3"/>0.000000 <text:s text:c="10"/>0 <text:s text:c="8"/>2 <text:s text:c="8"/>1 arch_prctl</text:p>
            <text:p text:style-name="P73"><text:s text:c="2"/>0.00 <text:s text:c="3"/>0.000000 <text:s text:c="10"/>0 <text:s text:c="8"/>2 <text:s text:c="10"/>openat</text:p>
            <text:p text:style-name="P73">------ ----------- ----------- --------- --------- ----------------</text:p>
            <text:p text:style-name="P24">100.00 <text:s text:c="3"/>0.002981 <text:s text:c="9"/>54 <text:s text:c="7"/>55 <text:s text:c="8"/>2 total</text:p>
          </text:deletion>
        </text:changed-region>
        <text:changed-region xml:id="ct94722486955808" text:id="ct94722486955808">
          <text:insertion>
            <office:change-info>
              <dc:creator>&lt;анонимный&gt;</dc:creator>
              <dc:date>2021-01-10T16:03:24</dc:date>
            </office:change-info>
          </text:insertion>
        </text:changed-region>
        <text:changed-region xml:id="ct94722485444896" text:id="ct94722485444896">
          <text:deletion>
            <office:change-info>
              <dc:creator>&lt;анонимный&gt;</dc:creator>
              <dc:date>2021-01-10T16:04:08</dc:date>
            </office:change-info>
            <text:p text:style-name="P28">#include &lt;stdlib.h&gt;</text:p>
            <text:p text:style-name="P28">#include &lt;stdio.h&gt;</text:p>
            <text:p text:style-name="P28">#include &lt;unistd.h&gt;</text:p>
            <text:p text:style-name="P28">#include &lt;fcntl.h&gt;</text:p>
            <text:p text:style-name="P28">#include &lt;string.h&gt;</text:p>
            <text:p text:style-name="P28">#include &lt;sys/wait.h&gt;</text:p>
            <text:p text:style-name="P28">#include &lt;sys/mman.h&gt;</text:p>
            <text:p text:style-name="P28">#include &lt;stdint.h&gt;</text:p>
            <text:p text:style-name="P28"/>
            <text:p text:style-name="P28">pid_t create_child(char *filename, int type)</text:p>
            <text:p text:style-name="P28">{</text:p>
            <text:p text:style-name="P28"><text:s text:c="4"/>pid_t pid = fork();</text:p>
            <text:p text:style-name="P28"><text:s text:c="4"/>if (pid &lt; 0)</text:p>
            <text:p text:style-name="P28"><text:s text:c="4"/>{</text:p>
            <text:p text:style-name="P28"><text:s text:c="8"/>perror("Fork err");</text:p>
            <text:p text:style-name="P28"><text:s text:c="8"/>exit(1);</text:p>
            <text:p text:style-name="P28"><text:s text:c="4"/>}</text:p>
            <text:p text:style-name="P28"><text:s text:c="4"/>if (pid == 0)</text:p>
            <text:p text:style-name="P28"><text:s text:c="4"/>{</text:p>
            <text:p text:style-name="P28"><text:s text:c="8"/>int file_out = open(filename, O_WRONLY | O_CREAT | O_TRUNC, 0777);</text:p>
            <text:p text:style-name="P28"><text:s text:c="8"/>if (file_out &lt; 0)</text:p>
            <text:p text:style-name="P28"><text:s text:c="8"/>{</text:p>
            <text:p text:style-name="P28"><text:s text:c="12"/>perror("File err");</text:p>
            <text:p text:style-name="P28"><text:s text:c="12"/>exit(1);</text:p>
            <text:p text:style-name="P28"><text:s text:c="8"/>}</text:p>
            <text:p text:style-name="P28"/>
            <text:p text:style-name="P28"><text:s text:c="8"/>int new_out = dup2(file_out, STDOUT_FILENO);</text:p>
            <text:p text:style-name="P28"><text:s text:c="8"/>close(file_out);</text:p>
            <text:p text:style-name="P28"><text:s text:c="8"/>if (new_out &lt; 0)</text:p>
            <text:p text:style-name="P28"><text:s text:c="8"/>{</text:p>
            <text:p text:style-name="P28"><text:s text:c="12"/>perror("Duping child stdout err");</text:p>
            <text:p text:style-name="P28"><text:s text:c="12"/>exit(1);</text:p>
            <text:p text:style-name="P28"><text:s text:c="8"/>}</text:p>
            <text:p text:style-name="P28"/>
            <text:p text:style-name="P28"><text:s text:c="8"/>if (execlp("./child", "child", type ? "1" : "0", NULL) &lt; 0)</text:p>
            <text:p text:style-name="P28"><text:s text:c="8"/>{</text:p>
            <text:p text:style-name="P28"><text:s text:c="12"/>perror("Child execl err");</text:p>
            <text:p text:style-name="P28"><text:s text:c="12"/>exit(1);</text:p>
            <text:p text:style-name="P28"><text:s text:c="8"/>}</text:p>
            <text:p text:style-name="P28"><text:s text:c="4"/>}</text:p>
            <text:p text:style-name="P28"><text:s text:c="4"/>return pid;</text:p>
            <text:p text:style-name="P28">}</text:p>
            <text:p text:style-name="P28"/>
            <text:p text:style-name="P28">char *ufgets(FILE *stream)</text:p>
            <text:p text:style-name="P28">{</text:p>
            <text:p text:style-name="P28"><text:s text:c="4"/>unsigned int maxlen = 128, size = 128;</text:p>
            <text:p text:style-name="P28"><text:s text:c="4"/>char *buffer = (char *)malloc(maxlen);</text:p>
            <text:p text:style-name="P28"/>
            <text:p text:style-name="P28"><text:s text:c="4"/>if (buffer != NULL) /* NULL if malloc() fails */</text:p>
            <text:p text:style-name="P28"><text:s text:c="4"/>{</text:p>
            <text:p text:style-name="P28"><text:s text:c="8"/>int ch = EOF;</text:p>
            <text:p text:style-name="P28"><text:s text:c="8"/>int pos = 0;</text:p>
            <text:p text:style-name="P28"/>
            <text:p text:style-name="P28"><text:s text:c="8"/>/* Read input one character at a time, resizing the buffer as necessary */</text:p>
            <text:p text:style-name="P28"><text:s text:c="8"/>while ((ch = fgetc(stream)) != '\n' &amp;&amp; ch != EOF &amp;&amp; !feof(stream))</text:p>
            <text:p text:style-name="P28"><text:s text:c="8"/>{</text:p>
            <text:p text:style-name="P28"><text:s text:c="12"/>buffer[pos++] = ch;</text:p>
            <text:p text:style-name="P28"><text:s text:c="12"/>if (pos == size) /* Next character to be inserted needs more memory */</text:p>
            <text:p text:style-name="P28"><text:s text:c="12"/>{</text:p>
            <text:p text:style-name="P28"><text:s text:c="16"/>size = pos + maxlen;</text:p>
            <text:p text:style-name="P28"><text:s text:c="16"/>buffer = (char *)realloc(buffer, size);</text:p>
            <text:p text:style-name="P28"><text:s text:c="12"/>}</text:p>
            <text:p text:style-name="P28"><text:s text:c="8"/>}</text:p>
            <text:p text:style-name="P28"><text:s text:c="8"/>buffer[pos] = '\0'; /* Null-terminate the completed string */</text:p>
            <text:p text:style-name="P28"><text:s text:c="4"/>}</text:p>
            <text:p text:style-name="P28"><text:s text:c="4"/>return buffer;</text:p>
            <text:p text:style-name="P28">}</text:p>
            <text:p text:style-name="P28"/>
            <text:p text:style-name="P28">int main(int argc, char *argv[])</text:p>
            <text:p text:style-name="P28">{ <text:s text:c="2"/></text:p>
            <text:p text:style-name="P28"><text:s text:c="4"/>if (argc &lt; 3) {</text:p>
            <text:p text:style-name="P28"><text:s text:c="8"/>printf("Usage: ./main &lt;filename1&gt; &lt;filename2&gt;\n");</text:p>
            <text:p text:style-name="P28"><text:s text:c="8"/>exit(1);</text:p>
            <text:p text:style-name="P28"><text:s text:c="4"/>}</text:p>
            <text:p text:style-name="P28"/>
            <text:p text:style-name="P28"><text:s text:c="4"/>// output files of child1, child2</text:p>
            <text:p text:style-name="P28"><text:s text:c="4"/>char *filename1 = argv[1];</text:p>
            <text:p text:style-name="P28"><text:s text:c="4"/>char *filename2 = argv[2];</text:p>
            <text:p text:style-name="P28"/>
            <text:p text:style-name="P28"><text:s text:c="4"/>// input</text:p>
            <text:p text:style-name="P28"><text:s text:c="4"/>int input = open("./input.txt", O_RDWR | O_CREAT | O_TRUNC, 0777);</text:p>
            <text:p text:style-name="P28"><text:s text:c="4"/>if (input &lt; 0) {</text:p>
            <text:p text:style-name="P28"><text:s text:c="8"/>perror("Couldn't open input file\n");</text:p>
            <text:p text:style-name="P28"><text:s text:c="8"/>exit(1);</text:p>
            <text:p text:style-name="P28"><text:s text:c="4"/>}</text:p>
            <text:p text:style-name="P28"><text:s text:c="4"/></text:p>
            <text:p text:style-name="P28"><text:s text:c="4"/>char *msg;</text:p>
            <text:p text:style-name="P28"><text:s text:c="4"/>printf("Enter strings to process: \n");</text:p>
            <text:p text:style-name="P28"><text:s text:c="4"/>while ((msg = ufgets(stdin)) &amp;&amp; msg[0] != '\0')</text:p>
            <text:p text:style-name="P28"><text:s text:c="4"/>{</text:p>
            <text:p text:style-name="P28"><text:s text:c="8"/>msg[strlen(msg)] = '\n';</text:p>
            <text:p text:style-name="P28"><text:s text:c="8"/>write(input, msg, strlen(msg));</text:p>
            <text:p text:style-name="P28"><text:s text:c="4"/>}</text:p>
            <text:p text:style-name="P28"/>
            <text:p text:style-name="P28"><text:s text:c="4"/>pid_t pid1, pid2;</text:p>
            <text:p text:style-name="P28"><text:s text:c="4"/>pid1 = create_child(filename1, 0);</text:p>
            <text:p text:style-name="P28"><text:s text:c="4"/>pid2 = create_child(filename2, 1);</text:p>
            <text:p text:style-name="P28"><text:s text:c="4"/></text:p>
            <text:p text:style-name="P28"><text:s text:c="4"/>close(input);</text:p>
            <text:p text:style-name="P28"/>
            <text:p text:style-name="P28"><text:s text:c="4"/>// processes cleanup</text:p>
            <text:p text:style-name="P28"><text:s text:c="4"/>int statusChild1, statusChild2;</text:p>
            <text:p text:style-name="P28"><text:s text:c="4"/>waitpid(pid1, &amp;statusChild1, 0);</text:p>
            <text:p text:style-name="P28"><text:s text:c="4"/>if (WIFEXITED(statusChild1))</text:p>
            <text:p text:style-name="P28"><text:s text:c="4"/>{</text:p>
            <text:p text:style-name="P28"><text:s text:c="8"/>printf("Child 1 exited, returned <text:s/>%d\n", WEXITSTATUS(statusChild1));</text:p>
            <text:p text:style-name="P28"><text:s text:c="4"/>}</text:p>
            <text:p text:style-name="P28"><text:s text:c="4"/>else</text:p>
            <text:p text:style-name="P28"><text:s text:c="4"/>{</text:p>
            <text:p text:style-name="P28"><text:s text:c="8"/>fprintf(stderr, "Something is wrong with 1st child process\n");</text:p>
            <text:p text:style-name="P28"><text:s text:c="4"/>}</text:p>
            <text:p text:style-name="P28"><text:s text:c="4"/>waitpid(pid2, &amp;statusChild2, 0);</text:p>
            <text:p text:style-name="P28"><text:s text:c="4"/>if (WIFEXITED(statusChild1))</text:p>
            <text:p text:style-name="P28"><text:s text:c="4"/>{</text:p>
            <text:p text:style-name="P28"><text:s text:c="8"/>printf("Child 2 exited, returned <text:s/>%d\n", WEXITSTATUS(statusChild2));</text:p>
            <text:p text:style-name="P28"><text:s text:c="4"/>}</text:p>
            <text:p text:style-name="P28"><text:s text:c="4"/>else</text:p>
            <text:p text:style-name="P28"><text:s text:c="4"/>{</text:p>
            <text:p text:style-name="P28"><text:s text:c="8"/>fprintf(stderr, "Something is wrong with 2nd child process\n");</text:p>
            <text:p text:style-name="P28"><text:s text:c="4"/>}</text:p>
            <text:p text:style-name="P28"/>
            <text:p text:style-name="P28"><text:s text:c="4"/>// memory cleanup</text:p>
            <text:p text:style-name="P28"><text:s text:c="4"/>free(msg);</text:p>
            <text:p text:style-name="P28"/>
            <text:p text:style-name="P28"><text:s text:c="4"/>return 0;</text:p>
            <text:p text:style-name="P29"><text:span text:style-name="T50">}</text:span></text:p>
          </text:deletion>
        </text:changed-region>
        <text:changed-region xml:id="ct94722467215552" text:id="ct94722467215552">
          <text:deletion>
            <office:change-info>
              <dc:creator>Unknown Author</dc:creator>
              <dc:date>2020-12-02T22:31:23</dc:date>
            </office:change-info>
            <text:p text:style-name="P29"><text:span text:style-name="T50">#include &lt;stdlib.h&gt;</text:span></text:p>
            <text:p text:style-name="P28">#include &lt;stdio.h&gt;</text:p>
            <text:p text:style-name="P28">#include &lt;unistd.h&gt;</text:p>
            <text:p text:style-name="P28">#include &lt;fcntl.h&gt;</text:p>
            <text:p text:style-name="P28">#include &lt;string.h&gt;</text:p>
            <text:p text:style-name="P28">#include &lt;sys/wait.h&gt;</text:p>
            <text:p text:style-name="P28"/>
            <text:p text:style-name="P28">#define MAX_FNAME_LENGTH 100</text:p>
            <text:p text:style-name="P28">#define MAX_STR_LENGTH 300</text:p>
            <text:p text:style-name="P28"/>
            <text:p text:style-name="P28">#define RD 0 // Read end of pipe</text:p>
            <text:p text:style-name="P28">#define WR 1 // Write end of pipe</text:p>
            <text:p text:style-name="P28"/>
            <text:p text:style-name="P28">pid_t createchild(int *myfd, int *exfd, char *filename)</text:p>
            <text:p text:style-name="P28">{</text:p>
            <text:p text:style-name="P28"><text:s text:c="4"/>pid_t pid = fork();</text:p>
            <text:p text:style-name="P28"><text:s text:c="4"/>if (pid &lt; 0)</text:p>
            <text:p text:style-name="P28"><text:s text:c="4"/>{</text:p>
            <text:p text:style-name="P28"><text:s text:c="8"/>perror("Fork err");</text:p>
            <text:p text:style-name="P28"><text:s text:c="8"/>exit(1);</text:p>
            <text:p text:style-name="P28"><text:s text:c="4"/>}</text:p>
            <text:p text:style-name="P28"><text:s text:c="4"/>if (pid == 0)</text:p>
            <text:p text:style-name="P28"><text:s text:c="4"/>{</text:p>
            <text:p text:style-name="P28"><text:s text:c="8"/>close(exfd[0]);</text:p>
            <text:p text:style-name="P28"><text:s text:c="8"/>close(exfd[1]);</text:p>
            <text:p text:style-name="P28"><text:s text:c="8"/>close(myfd[WR]);</text:p>
            <text:p text:style-name="P28"><text:s text:c="8"/>int file_out = open(filename, O_WRONLY | O_CREAT | O_TRUNC, 0777);</text:p>
            <text:p text:style-name="P28"><text:s text:c="8"/>if (file_out &lt; 0)</text:p>
            <text:p text:style-name="P28"><text:s text:c="8"/>{</text:p>
            <text:p text:style-name="P28"><text:s text:c="12"/>perror("File err");</text:p>
            <text:p text:style-name="P28"><text:s text:c="12"/>exit(1);</text:p>
            <text:p text:style-name="P28"><text:s text:c="8"/>}</text:p>
            <text:p text:style-name="P28"/>
            <text:p text:style-name="P28"><text:s text:c="8"/>int new_out = dup2(file_out, STDOUT_FILENO);</text:p>
            <text:p text:style-name="P28"><text:s text:c="8"/>close(file_out);</text:p>
            <text:p text:style-name="P28"><text:s text:c="8"/>if (new_out &lt; 0)</text:p>
            <text:p text:style-name="P28"><text:s text:c="8"/>{</text:p>
            <text:p text:style-name="P28"><text:s text:c="12"/>perror("Duping child stdout err");</text:p>
            <text:p text:style-name="P28"><text:s text:c="12"/>exit(1);</text:p>
            <text:p text:style-name="P28"><text:s text:c="8"/>}</text:p>
            <text:p text:style-name="P28"/>
            <text:p text:style-name="P28"><text:s text:c="8"/>int new_in = dup2(myfd[RD], STDIN_FILENO);</text:p>
            <text:p text:style-name="P28"><text:s text:c="8"/>close(myfd[RD]);</text:p>
            <text:p text:style-name="P28"><text:s text:c="8"/>if (new_in &lt; 0)</text:p>
            <text:p text:style-name="P28"><text:s text:c="8"/>{</text:p>
            <text:p text:style-name="P28"><text:s text:c="12"/>perror("Duping child stdin err");</text:p>
            <text:p text:style-name="P28"><text:s text:c="12"/>exit(1);</text:p>
            <text:p text:style-name="P28"><text:s text:c="8"/>}</text:p>
            <text:p text:style-name="P28"/>
            <text:p text:style-name="P28"><text:s text:c="8"/>if (execlp("/home/leo/programming/OS/Lab2/src/child", "child", NULL) &lt; 0)</text:p>
            <text:p text:style-name="P28"><text:s text:c="8"/>{</text:p>
            <text:p text:style-name="P28"><text:s text:c="12"/>perror("Execl err");</text:p>
            <text:p text:style-name="P28"><text:s text:c="12"/>exit(1);</text:p>
            <text:p text:style-name="P28"><text:s text:c="8"/>}</text:p>
            <text:p text:style-name="P28"><text:s text:c="4"/>}</text:p>
            <text:p text:style-name="P28"><text:s text:c="4"/>return pid;</text:p>
            <text:p text:style-name="P28">}</text:p>
            <text:p text:style-name="P28"/>
            <text:p text:style-name="P28">char *ufgets(FILE *stream)</text:p>
            <text:p text:style-name="P28">{</text:p>
            <text:p text:style-name="P28"><text:s text:c="4"/>unsigned int maxlen = 128, size = 128;</text:p>
            <text:p text:style-name="P28"><text:s text:c="4"/>char *buffer = (char *)malloc(maxlen);</text:p>
            <text:p text:style-name="P28"/>
            <text:p text:style-name="P28"><text:s text:c="4"/>if (buffer != NULL) /* NULL if malloc() fails */</text:p>
            <text:p text:style-name="P28"><text:s text:c="4"/>{</text:p>
            <text:p text:style-name="P28"><text:s text:c="8"/>int ch = EOF;</text:p>
            <text:p text:style-name="P28"><text:s text:c="8"/>int pos = 0;</text:p>
            <text:p text:style-name="P28"/>
            <text:p text:style-name="P28"><text:s text:c="8"/>/* Read input one character at a time, resizing the buffer as necessary */</text:p>
            <text:p text:style-name="P28"><text:s text:c="8"/>while ((ch = fgetc(stream)) != '\n' &amp;&amp; ch != EOF &amp;&amp; !feof(stream))</text:p>
            <text:p text:style-name="P28"><text:s text:c="8"/>{</text:p>
            <text:p text:style-name="P28"><text:s text:c="12"/>buffer[pos++] = ch;</text:p>
            <text:p text:style-name="P28"><text:s text:c="12"/>if (pos == size) /* Next character to be inserted needs more memory */</text:p>
            <text:p text:style-name="P28"><text:s text:c="12"/>{</text:p>
            <text:p text:style-name="P28"><text:s text:c="16"/>size = pos + maxlen;</text:p>
            <text:p text:style-name="P28"><text:s text:c="16"/>buffer = (char *)realloc(buffer, size);</text:p>
            <text:p text:style-name="P28"><text:s text:c="12"/>}</text:p>
            <text:p text:style-name="P28"><text:s text:c="8"/>}</text:p>
            <text:p text:style-name="P28"><text:s text:c="8"/>buffer[pos] = '\0'; /* Null-terminate the completed string */</text:p>
            <text:p text:style-name="P28"><text:s text:c="4"/>}</text:p>
            <text:p text:style-name="P28"><text:s text:c="4"/>return buffer;</text:p>
            <text:p text:style-name="P28">}</text:p>
            <text:p text:style-name="P28"/>
            <text:p text:style-name="P28">int main(int argc, char *argv[])</text:p>
            <text:p text:style-name="P28">{</text:p>
            <text:p text:style-name="P28"><text:s text:c="4"/>if (argc &lt; 3)</text:p>
            <text:p text:style-name="P28"><text:s text:c="4"/>{</text:p>
            <text:p text:style-name="P28"><text:s text:c="8"/>printf("Usage: ./main filename1 filename2\n");</text:p>
            <text:p text:style-name="P28"><text:s text:c="8"/>exit(-1);</text:p>
            <text:p text:style-name="P28"><text:s text:c="4"/>}</text:p>
            <text:p text:style-name="P28"/>
            <text:p text:style-name="P28"><text:s text:c="4"/>char *filename1, *filename2;</text:p>
            <text:p text:style-name="P28"><text:s text:c="4"/>printf("Name of the 1st child-output file: %s\n", argv[1]);</text:p>
            <text:p text:style-name="P28"><text:s text:c="4"/>printf("Name of the 2nd child-output file: %s\n", argv[2]);</text:p>
            <text:p text:style-name="P28"><text:s text:c="4"/>filename1 = argv[1], filename2 = argv[2];</text:p>
            <text:p text:style-name="P28"/>
            <text:p text:style-name="P28"><text:s text:c="4"/>int fd[2][2];</text:p>
            <text:p text:style-name="P28"><text:s text:c="4"/>for (int i = 0; i &lt; 2; ++i)</text:p>
            <text:p text:style-name="P28"><text:s text:c="4"/>{</text:p>
            <text:p text:style-name="P28"><text:s text:c="8"/>if (pipe(fd[i]) &lt; 0)</text:p>
            <text:p text:style-name="P28"><text:s text:c="8"/>{</text:p>
            <text:p text:style-name="P28"><text:s text:c="12"/>perror("Pipe error");</text:p>
            <text:p text:style-name="P28"><text:s text:c="12"/>exit(1);</text:p>
            <text:p text:style-name="P28"><text:s text:c="8"/>}</text:p>
            <text:p text:style-name="P28"><text:s text:c="4"/>}</text:p>
            <text:p text:style-name="P28"/>
            <text:p text:style-name="P28"><text:s text:c="4"/>pid_t pid1, pid2;</text:p>
            <text:p text:style-name="P28"><text:s text:c="4"/>pid1 = createchild(fd[0], fd[1], filename1);</text:p>
            <text:p text:style-name="P28"><text:s text:c="4"/>pid2 = createchild(fd[1], fd[0], filename2);</text:p>
            <text:p text:style-name="P28"/>
            <text:p text:style-name="P28"><text:s text:c="4"/>close(fd[0][RD]);</text:p>
            <text:p text:style-name="P28"><text:s text:c="4"/>close(fd[1][RD]);</text:p>
            <text:p text:style-name="P28"/>
            <text:p text:style-name="P28"><text:s text:c="4"/>printf("Enter strings to process: \n");</text:p>
            <text:p text:style-name="P28"><text:s text:c="4"/>char *msg;</text:p>
            <text:p text:style-name="P28"><text:s text:c="4"/>while ( (msg = ufgets(stdin)) &amp;&amp; msg[0] != '\0')</text:p>
            <text:p text:style-name="P28"><text:s text:c="4"/>{</text:p>
            <text:p text:style-name="P28"><text:s text:c="8"/>msg[strlen(msg)] = '\n';</text:p>
            <text:p text:style-name="P28"><text:s text:c="8"/>if (strlen(msg) &lt;= 10)</text:p>
            <text:p text:style-name="P28"><text:s text:c="8"/>{</text:p>
            <text:p text:style-name="P28"><text:s text:c="12"/>if (write(fd[0][WR], msg, strlen(msg)) &lt; 0)</text:p>
            <text:p text:style-name="P28"><text:s text:c="12"/>{</text:p>
            <text:p text:style-name="P28"><text:s text:c="16"/>perror("Write err");</text:p>
            <text:p text:style-name="P28"><text:s text:c="16"/>exit(1);</text:p>
            <text:p text:style-name="P28"><text:s text:c="12"/>}</text:p>
            <text:p text:style-name="P28"><text:s text:c="8"/>}</text:p>
            <text:p text:style-name="P28"><text:s text:c="8"/>else</text:p>
            <text:p text:style-name="P28"><text:s text:c="8"/>{</text:p>
            <text:p text:style-name="P28"><text:s text:c="12"/>if (write(fd[1][WR], msg, strlen(msg)) &lt; 0)</text:p>
            <text:p text:style-name="P28"><text:s text:c="12"/>{</text:p>
            <text:p text:style-name="P28"><text:s text:c="16"/>perror("Write err");</text:p>
            <text:p text:style-name="P28"><text:s text:c="16"/>exit(1);</text:p>
            <text:p text:style-name="P28"><text:s text:c="12"/>}</text:p>
            <text:p text:style-name="P28"><text:s text:c="8"/>}</text:p>
            <text:p text:style-name="P28"><text:s text:c="4"/>}</text:p>
            <text:p text:style-name="P28"/>
            <text:p text:style-name="P28"><text:s text:c="4"/>close(fd[0][WR]);</text:p>
            <text:p text:style-name="P28"><text:s text:c="4"/>close(fd[1][WR]);</text:p>
            <text:p text:style-name="P28"/>
            <text:p text:style-name="P28"><text:s text:c="4"/>int statusChild1, statusChild2;</text:p>
            <text:p text:style-name="P28"><text:s text:c="4"/>waitpid(pid1, &amp;statusChild1, 0);</text:p>
            <text:p text:style-name="P28"><text:s text:c="4"/>if (WIFEXITED(statusChild1))</text:p>
            <text:p text:style-name="P28"><text:s text:c="4"/>{</text:p>
            <text:p text:style-name="P28"><text:s text:c="8"/>printf("Child 1 exited, returned <text:s/>%d\n", WEXITSTATUS(statusChild1));</text:p>
            <text:p text:style-name="P28"><text:s text:c="4"/>}</text:p>
            <text:p text:style-name="P28"><text:s text:c="4"/>else</text:p>
            <text:p text:style-name="P28"><text:s text:c="4"/>{</text:p>
            <text:p text:style-name="P28"><text:s text:c="8"/>fprintf(stderr, "Something is wrong with 1st child process\n");</text:p>
            <text:p text:style-name="P28"><text:s text:c="4"/>}</text:p>
            <text:p text:style-name="P28"><text:s text:c="4"/>waitpid(pid2, &amp;statusChild2, 0);</text:p>
            <text:p text:style-name="P28"><text:s text:c="4"/>if (WIFEXITED(statusChild1))</text:p>
            <text:p text:style-name="P28"><text:s text:c="4"/>{</text:p>
            <text:p text:style-name="P28"><text:s text:c="8"/>printf("Child 2 exited, returned <text:s/>%d\n", WEXITSTATUS(statusChild2));</text:p>
            <text:p text:style-name="P28"><text:s text:c="4"/>}</text:p>
            <text:p text:style-name="P28"><text:s text:c="4"/>else</text:p>
            <text:p text:style-name="P28"><text:s text:c="4"/>{</text:p>
            <text:p text:style-name="P28"><text:s text:c="8"/>fprintf(stderr, "Something is wrong with 2nd child process\n");</text:p>
            <text:p text:style-name="P28"><text:s text:c="4"/>}</text:p>
            <text:p text:style-name="P28"/>
            <text:p text:style-name="P28"><text:s text:c="4"/>free(msg);</text:p>
            <text:p text:style-name="P28"/>
            <text:p text:style-name="P28"><text:s text:c="4"/>return 0;</text:p>
            <text:p text:style-name="P28">}</text:p>
            <text:p text:style-name="P29"><text:span text:style-name="T45"/></text:p>
          </text:deletion>
        </text:changed-region>
        <text:changed-region xml:id="ct94722492636864" text:id="ct94722492636864">
          <text:insertion>
            <office:change-info>
              <dc:creator>&lt;анонимный&gt;</dc:creator>
              <dc:date>2021-01-10T16:04:09</dc:date>
            </office:change-info>
          </text:insertion>
        </text:changed-region>
        <text:changed-region xml:id="ct94722604661440" text:id="ct94722604661440">
          <text:deletion>
            <office:change-info>
              <dc:creator>&lt;анонимный&gt;</dc:creator>
              <dc:date>2021-01-10T16:04:49</dc:date>
            </office:change-info>
            <text:p text:style-name="P30">#include &lt;stdio.h&gt;</text:p>
            <text:p text:style-name="P30">#include &lt;stdlib.h&gt;</text:p>
            <text:p text:style-name="P30">#include &lt;unistd.h&gt;</text:p>
            <text:p text:style-name="P30">#include &lt;string.h&gt;</text:p>
            <text:p text:style-name="P30">#include &lt;ctype.h&gt;</text:p>
            <text:p text:style-name="P30">#include &lt;stdint.h&gt;</text:p>
            <text:p text:style-name="P30">#include &lt;fcntl.h&gt;</text:p>
            <text:p text:style-name="P30">#include &lt;sys/wait.h&gt;</text:p>
            <text:p text:style-name="P30">#include &lt;sys/mman.h&gt;</text:p>
            <text:p text:style-name="P30">#include "sys/stat.h"</text:p>
            <text:p text:style-name="P30"/>
            <text:p text:style-name="P30">#define INBUFSIZE 300 // Buffer size</text:p>
            <text:p text:style-name="P30"/>
            <text:p text:style-name="P30">int isVowel(char t)</text:p>
            <text:p text:style-name="P30">{</text:p>
            <text:p text:style-name="P30"><text:s text:c="4"/>t = tolower(t);</text:p>
            <text:p text:style-name="P30"><text:s text:c="4"/>if (t == 'a' || t == 'e' || t == 'i' || t == 'o' || t == 'u' || t == 'y')</text:p>
            <text:p text:style-name="P30"><text:s text:c="8"/>return 1;</text:p>
            <text:p text:style-name="P30"><text:s text:c="4"/>return 0;</text:p>
            <text:p text:style-name="P30">}</text:p>
            <text:p text:style-name="P30"/>
            <text:p text:style-name="P30">char *ufgetl(char *stream)</text:p>
            <text:p text:style-name="P30">{</text:p>
            <text:p text:style-name="P30"><text:s text:c="4"/>unsigned int maxlen = 128, size = 128;</text:p>
            <text:p text:style-name="P30"><text:s text:c="4"/>char *buffer = (char *)malloc(maxlen);</text:p>
            <text:p text:style-name="P30"/>
            <text:p text:style-name="P30"><text:s text:c="4"/>if (buffer != NULL) /* NULL if malloc() fails */</text:p>
            <text:p text:style-name="P30"><text:s text:c="4"/>{</text:p>
            <text:p text:style-name="P30"><text:s text:c="8"/>int ch = EOF;</text:p>
            <text:p text:style-name="P30"><text:s text:c="8"/>int pos = 0;</text:p>
            <text:p text:style-name="P30"/>
            <text:p text:style-name="P30"><text:s text:c="8"/>/* Read input one character at a time, resizing the buffer as necessary */</text:p>
            <text:p text:style-name="P30"><text:s text:c="8"/>while ((ch = *(stream + pos)) != '\n' &amp;&amp; ch != EOF)</text:p>
            <text:p text:style-name="P30"><text:s text:c="8"/>{</text:p>
            <text:p text:style-name="P30"><text:s text:c="12"/>buffer[pos++] = ch;</text:p>
            <text:p text:style-name="P30"><text:s text:c="12"/>if (pos == size) /* Next character to be inserted needs more memory */</text:p>
            <text:p text:style-name="P30"><text:s text:c="12"/>{</text:p>
            <text:p text:style-name="P30"><text:s text:c="16"/>size = pos + maxlen;</text:p>
            <text:p text:style-name="P30"><text:s text:c="16"/>buffer = (char *)realloc(buffer, size);</text:p>
            <text:p text:style-name="P30"><text:s text:c="12"/>}</text:p>
            <text:p text:style-name="P30"><text:s text:c="8"/>}</text:p>
            <text:p text:style-name="P30"><text:s text:c="8"/>buffer[pos] = '\0'; /* Null-terminate the completed string */</text:p>
            <text:p text:style-name="P30"><text:s text:c="4"/>}</text:p>
            <text:p text:style-name="P30"><text:s text:c="4"/>return buffer;</text:p>
            <text:p text:style-name="P30">}</text:p>
            <text:p text:style-name="P30"/>
            <text:p text:style-name="P30">void PrintNoVowels(char *msg, int type) {</text:p>
            <text:p text:style-name="P30"><text:s text:c="4"/>int len = strlen(msg);</text:p>
            <text:p text:style-name="P30"><text:s text:c="4"/>if (len &gt; 10 &amp;&amp; type || len &lt;= 10 &amp;&amp; !type) {</text:p>
            <text:p text:style-name="P30"><text:s text:c="8"/>for (int i = 0; i &lt; len; ++i)</text:p>
            <text:p text:style-name="P30"><text:s text:c="12"/>if (!isVowel(msg[i]))</text:p>
            <text:p text:style-name="P30"><text:s text:c="16"/>printf("%c", msg[i]);</text:p>
            <text:p text:style-name="P30"><text:s text:c="8"/>printf("\n");</text:p>
            <text:p text:style-name="P30"><text:s text:c="4"/>}</text:p>
            <text:p text:style-name="P30"><text:s text:c="4"/>return;</text:p>
            <text:p text:style-name="P30">}</text:p>
            <text:p text:style-name="P30"/>
            <text:p text:style-name="P30">int main(int argc, char *argv[])</text:p>
            <text:p text:style-name="P30">{</text:p>
            <text:p text:style-name="P30"><text:s text:c="4"/>int type = atoi(argv[1]);</text:p>
            <text:p text:style-name="P30"/>
            <text:p text:style-name="P30"><text:s text:c="4"/>int fd = open("./input.txt", O_RDWR, 0777);</text:p>
            <text:p text:style-name="P30"><text:s text:c="4"/>if (fd &lt; 0) {</text:p>
            <text:p text:style-name="P30"><text:s text:c="8"/>perror("Couldn't open input file");</text:p>
            <text:p text:style-name="P30"><text:s text:c="8"/>exit(1);</text:p>
            <text:p text:style-name="P30"><text:s text:c="4"/>}</text:p>
            <text:p text:style-name="P30"/>
            <text:p text:style-name="P30"><text:s text:c="4"/>struct stat st;</text:p>
            <text:p text:style-name="P30"><text:s text:c="4"/>if (fstat(fd, &amp;st) &lt; 0)</text:p>
            <text:p text:style-name="P30"><text:s text:c="4"/>{</text:p>
            <text:p text:style-name="P30"><text:s text:c="8"/>perror("Couldn't get the input file size");</text:p>
            <text:p text:style-name="P30"><text:s text:c="8"/>exit(1);</text:p>
            <text:p text:style-name="P30"><text:s text:c="4"/>}</text:p>
            <text:p text:style-name="P30"/>
            <text:p text:style-name="P30"><text:s text:c="4"/>uint8_t *byte_ptr = mmap(NULL,</text:p>
            <text:p text:style-name="P30"><text:s text:c="29"/>st.st_size,</text:p>
            <text:p text:style-name="P30"><text:s text:c="29"/>PROT_READ | PROT_WRITE, MAP_SHARED,</text:p>
            <text:p text:style-name="P30"><text:s text:c="29"/>fd, 0);</text:p>
            <text:p text:style-name="P30"><text:s text:c="4"/>if (byte_ptr &lt; 0) {</text:p>
            <text:p text:style-name="P30"><text:s text:c="8"/>perror("Couldn't mmap file");</text:p>
            <text:p text:style-name="P30"><text:s text:c="8"/>exit(1);</text:p>
            <text:p text:style-name="P30"><text:s text:c="4"/>}</text:p>
            <text:p text:style-name="P30"/>
            <text:p text:style-name="P30"><text:s text:c="4"/>int len;</text:p>
            <text:p text:style-name="P30"><text:s text:c="4"/>char *msg;</text:p>
            <text:p text:style-name="P30"><text:s text:c="4"/>int pos = 0;</text:p>
            <text:p text:style-name="P30"><text:s text:c="4"/>while ( (msg = ufgetl(byte_ptr + pos)) &amp;&amp; msg[0] != '\0' )</text:p>
            <text:p text:style-name="P30"><text:s text:c="4"/>{</text:p>
            <text:p text:style-name="P30"><text:s text:c="8"/>PrintNoVowels(msg, type);</text:p>
            <text:p text:style-name="P30"><text:s text:c="8"/>pos += strlen(msg);</text:p>
            <text:p text:style-name="P30"><text:s text:c="8"/>free(msg);</text:p>
            <text:p text:style-name="P30"><text:s text:c="8"/>if (byte_ptr[pos] == '\n') pos++;</text:p>
            <text:p text:style-name="P30"><text:s text:c="4"/>}</text:p>
            <text:p text:style-name="P30"/>
            <text:p text:style-name="P30"><text:s text:c="4"/>if(munmap(byte_ptr, st.st_size) != 0){</text:p>
            <text:p text:style-name="P30"><text:s text:c="8"/>perror("Couldn't munmap ptr");</text:p>
            <text:p text:style-name="P30"><text:s text:c="8"/>exit(1);</text:p>
            <text:p text:style-name="P30"><text:s text:c="4"/>}</text:p>
            <text:p text:style-name="P30"/>
            <text:p text:style-name="P30"><text:s text:c="4"/>return 0;</text:p>
            <text:p text:style-name="P69"><text:span text:style-name="T34">}</text:span></text:p>
          </text:deletion>
        </text:changed-region>
        <text:changed-region xml:id="ct94722484541072" text:id="ct94722484541072">
          <text:deletion>
            <office:change-info>
              <dc:creator>Unknown Author</dc:creator>
              <dc:date>2020-12-02T22:31:36</dc:date>
            </office:change-info>
            <text:p text:style-name="P69"><text:span text:style-name="T34">#include &lt;stdio.h&gt;</text:span></text:p>
            <text:p text:style-name="P28">#include &lt;unistd.h&gt;</text:p>
            <text:p text:style-name="P28">#include &lt;string.h&gt;</text:p>
            <text:p text:style-name="P28">#include &lt;ctype.h&gt;</text:p>
            <text:p text:style-name="P78"/>
            <text:p text:style-name="P28">#define INBUFSIZE 300 // Buffer size</text:p>
            <text:p text:style-name="P78"/>
            <text:p text:style-name="P28">int isVowel(char t)</text:p>
            <text:p text:style-name="P28">{</text:p>
            <text:p text:style-name="P28"><text:s text:c="4"/>t = tolower(t);</text:p>
            <text:p text:style-name="P28"><text:s text:c="4"/>if (t == 'a' || t == 'e' || t == 'i' || t == 'o' || t == 'u' || t == 'y')</text:p>
            <text:p text:style-name="P28"><text:s text:c="8"/>return 1;</text:p>
            <text:p text:style-name="P28"><text:s text:c="4"/>return 0;</text:p>
            <text:p text:style-name="P28">}</text:p>
            <text:p text:style-name="P78"/>
            <text:p text:style-name="P28">int main(void)</text:p>
            <text:p text:style-name="P28">{</text:p>
            <text:p text:style-name="P28"><text:s text:c="4"/>char *buff = NULL, res[INBUFSIZE];</text:p>
            <text:p text:style-name="P78"/>
            <text:p text:style-name="P28"><text:s text:c="4"/>size_t len;</text:p>
            <text:p text:style-name="P28"><text:s text:c="4"/>while (getline(&amp;buff, &amp;len, stdin) != -1)</text:p>
            <text:p text:style-name="P28"><text:s text:c="4"/>{</text:p>
            <text:p text:style-name="P28"><text:s text:c="8"/>buff[strlen(buff) - 1] = '\0';</text:p>
            <text:p text:style-name="P78"/>
            <text:p text:style-name="P28"><text:s text:c="8"/>int d = 0;</text:p>
            <text:p text:style-name="P28"><text:s text:c="8"/>for (int i = 0; i &lt; strlen(buff); ++i)</text:p>
            <text:p text:style-name="P28"><text:s text:c="8"/>{</text:p>
            <text:p text:style-name="P28"><text:s text:c="12"/>if (!isVowel(buff[i]))</text:p>
            <text:p text:style-name="P28"><text:s text:c="12"/>{</text:p>
            <text:p text:style-name="P28"><text:s text:c="16"/>res[d++] = buff[i];</text:p>
            <text:p text:style-name="P28"><text:s text:c="12"/>}</text:p>
            <text:p text:style-name="P28"><text:s text:c="8"/>}</text:p>
            <text:p text:style-name="P28"><text:s text:c="8"/>res[d] = '\0';</text:p>
            <text:p text:style-name="P78"/>
            <text:p text:style-name="P28"><text:s text:c="8"/>printf("%s\n", res);</text:p>
            <text:p text:style-name="P28"><text:s text:c="4"/>}</text:p>
            <text:p text:style-name="P78"/>
            <text:p text:style-name="P28"><text:s text:c="4"/>return 0;</text:p>
            <text:p text:style-name="P69"><text:span text:style-name="T34">}</text:span></text:p>
          </text:deletion>
        </text:changed-region>
        <text:changed-region xml:id="ct94722483566064" text:id="ct94722483566064">
          <text:insertion>
            <office:change-info>
              <dc:creator>&lt;анонимный&gt;</dc:creator>
              <dc:date>2021-01-10T16:04:49</dc:date>
            </office:change-info>
          </text:insertion>
        </text:changed-region>
        <text:changed-region xml:id="ct94722468113056" text:id="ct94722468113056">
          <text:insertion>
            <office:change-info>
              <dc:creator>Unknown Author</dc:creator>
              <dc:date>2020-12-02T22:32:07</dc:date>
            </office:change-info>
          </text:insertion>
        </text:changed-region>
        <text:changed-region xml:id="ct94722468231728" text:id="ct94722468231728">
          <text:insertion>
            <office:change-info>
              <dc:creator>Unknown Author</dc:creator>
              <dc:date>2020-12-02T22:41:00</dc:date>
            </office:change-info>
          </text:insertion>
        </text:changed-region>
        <text:changed-region xml:id="ct94722619073408" text:id="ct94722619073408">
          <text:deletion>
            <office:change-info>
              <dc:creator>&lt;анонимный&gt;</dc:creator>
              <dc:date>2021-01-10T16:05:12</dc:date>
            </office:change-info>
            <text:p text:style-name="P31"><text:span text:style-name="T3">По мере выполнения данной лабораторной я освежил в памяти работу с файловыми дескрипторами, создание процессов внутри программы, и, главное, научился отображать файлы в память. </text:span></text:p>
          </text:deletion>
        </text:changed-region>
        <text:changed-region xml:id="ct94722492186080" text:id="ct94722492186080">
          <text:insertion>
            <office:change-info>
              <dc:creator>&lt;анонимный&gt;</dc:creator>
              <dc:date>2021-01-10T16:05:12</dc:date>
            </office:change-info>
          </text:insertion>
        </text:changed-region>
        <text:changed-region xml:id="ct94722421404720" text:id="ct94722421404720">
          <text:insertion>
            <office:change-info>
              <dc:creator>&lt;анонимный&gt;</dc:creator>
              <dc:date>2021-01-10T16:06:04</dc:date>
            </office:change-info>
          </text:insertion>
        </text:changed-region>
        <text:changed-region xml:id="ct94722486294160" text:id="ct94722486294160">
          <text:insertion>
            <office:change-info>
              <dc:creator>Unknown Author</dc:creator>
              <dc:date>2020-12-02T22:37:18</dc:date>
            </office:change-info>
          </text:insertion>
        </text:changed-region>
        <text:changed-region xml:id="ct94722485402128" text:id="ct94722485402128">
          <text:deletion>
            <office:change-info>
              <dc:creator>Unknown Author</dc:creator>
              <dc:date>2020-12-02T22:34:49</dc:date>
            </office:change-info>
            <text:p text:style-name="P57">По мере выполнения данной лабораторной работы я закрепил знания о работе с файловыми дескрипторами, </text:p>
          </text:deletion>
        </text:changed-region>
        <text:changed-region xml:id="ct94722423095568" text:id="ct94722423095568">
          <text:deletion>
            <office:change-info>
              <dc:creator>Unknown Author</dc:creator>
              <dc:date>2020-12-02T22:32:23</dc:date>
            </office:change-info>
            <text:p text:style-name="P57">улучшил навыки </text:p>
          </text:deletion>
        </text:changed-region>
        <text:changed-region xml:id="ct94722506586624" text:id="ct94722506586624">
          <text:deletion>
            <office:change-info>
              <dc:creator>Unknown Author</dc:creator>
              <dc:date>2020-12-02T22:34:49</dc:date>
            </office:change-info>
            <text:p text:style-name="P57">создания новых процессов внутри основной программы, познал суть их коммуникации по неименованным каналам. Также я научился замещать образ процессов с помощью функций семейства exec и разобрался с тем, как ожидать завершения работы процессов-потомков. </text:p>
            <text:p text:style-name="P57"/>
          </text:deletion>
        </text:changed-region>
        <text:changed-region xml:id="ct94722411711728" text:id="ct94722411711728">
          <text:deletion>
            <office:change-info>
              <dc:creator>&lt;анонимный&gt;</dc:creator>
              <dc:date>2021-01-10T16:07:25</dc:date>
            </office:change-info>
            <text:p text:style-name="P81">Для работы через чтение/запись всё равно приходится выделять буфера определённого размера, таким образом, в общем виде работа состоит из трёх этапов: чтение в буфер -&gt; модификация данных в буфере -&gt; запись в файл. При отображении же работа состоит только из одного этапа: модификации данных в определённой области памяти.<text:span text:style-name="T35">Нет необходимости </text:span>постоянно помнить текущую позицию файла и вовремя её передвигать на позицию, откуда будет производиться чтение или куда будет идти запись.</text:p>
            <text:p text:style-name="P82">Каждый вызов смены/чтения текущей позиции, записи/чтения — это системный вызов, который приводит к потере времени.</text:p>
            <text:p text:style-name="P81"/>
            <text:p text:style-name="P81"><text:span text:style-name="T35">Основные преимущества отображения перед простым чтением и записью в файл:</text:span></text:p>
          </text:deletion>
        </text:changed-region>
        <text:changed-region xml:id="ct94722514155904" text:id="ct94722514155904">
          <text:deletion>
            <office:change-info>
              <dc:creator>Unknown Author</dc:creator>
              <dc:date>2020-12-02T22:34:53</dc:date>
            </office:change-info>
            <text:p text:style-name="P81"><text:span text:style-name="T35">Многопроцессорность — сила: благодаря ей ОС выполняет разделение памяти и прочих ресурсов между ними и, как следствие:</text:span></text:p>
            <text:p text:style-name="P13">а) внезапно упавший процесс не уронит остальные; </text:p>
            <text:p text:style-name="P13">б) если в процессе начал выполняться чужеродный код (например, из-за RCE уязвимости), то он не получит доступ к содержимому памяти в других процессах. </text:p>
            <text:p text:style-name="P13"/>
            <text:p text:style-name="P79"><text:span text:style-name="T25">М</text:span><text:span text:style-name="T2">ногопроцессорность сегодня можно увидеть, например, в браузерах, когда отдельные вкладки выполняются в разных процессах, и упавшая вкладка (из-за js или из-за кривого плагина) тянет за собой не весь браузер, а только себя или еще пару вкладок.</text:span></text:p>
            <text:p text:style-name="P13"/>
            <text:p text:style-name="P81"><text:span text:style-name="T35">Еще важно заметить, что многопроцессорные программы часто потребляют большое количество памяти, что не есть хорошо. IPC (межпроцессное взаимодействие) - довольно сложный с большими накладными расходами процесс. </text:span></text:p>
          </text:deletion>
        </text:changed-region>
        <text:changed-region xml:id="ct94722480426080" text:id="ct94722480426080">
          <text:insertion>
            <office:change-info>
              <dc:creator>&lt;анонимный&gt;</dc:creator>
              <dc:date>2021-01-10T16:07:25</dc:date>
            </office:change-info>
          </text:insertion>
        </text:changed-region>
        <text:changed-region xml:id="ct94722506299248" text:id="ct94722506299248">
          <text:insertion>
            <office:change-info>
              <dc:creator>Unknown Author</dc:creator>
              <dc:date>2020-12-02T22:34:53</dc:date>
            </office:change-info>
          </text:insertion>
        </text:changed-region>
        <text:changed-region xml:id="ct94722481020320" text:id="ct94722481020320">
          <text:deletion>
            <office:change-info>
              <dc:creator>&lt;анонимный&gt;</dc:creator>
              <dc:date>2021-01-10T16:09:17</dc:date>
            </office:change-info>
            <text:p text:style-name="P65">Пожалуй, наиболее общий случай, когда применяется отображение файлов на память, — загрузка процесса в память. Другой общеупотребимый случай использования отображений — создание разделяемых несколькими процессами фрагментов памяти.</text:p>
          </text:deletion>
        </text:changed-region>
        <text:changed-region xml:id="ct94722476196368" text:id="ct94722476196368">
          <text:insertion>
            <office:change-info>
              <dc:creator>&lt;анонимный&gt;</dc:creator>
              <dc:date>2021-01-10T16:09:17</dc:date>
            </office:change-info>
          </text:insertion>
        </text:changed-region>
        <text:changed-region xml:id="ct94722411714400" text:id="ct94722411714400">
          <text:insertion>
            <office:change-info>
              <dc:creator>Unknown Author</dc:creator>
              <dc:date>2020-12-02T22:40: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Московский Авиационный Институт</text:p>
      <text:p text:style-name="P12">(Национальный Исследовательский Университет)</text:p>
      <text:p text:style-name="P12"/>
      <text:p text:style-name="P12">Факультет информационных технологий и прикладной математики</text:p>
      <text:p text:style-name="P12">Кафедра вычислительной математики и программирования</text:p>
      <text:p text:style-name="P12"/>
      <text:p text:style-name="P12"/>
      <text:p text:style-name="P12"/>
      <text:p text:style-name="P12"/>
      <text:p text:style-name="P12"/>
      <text:p text:style-name="P12"/>
      <text:p text:style-name="P12"/>
      <text:p text:style-name="P10"><text:span text:style-name="T8">Лабораторная работа №</text:span><text:change text:change-id="ct94722611396672"/><text:change-start text:change-id="ct94722597235296"/><text:span text:style-name="T28">4</text:span><text:change-end text:change-id="ct94722597235296"/></text:p>
      <text:p text:style-name="P17">по курсу «Операционные системы»</text:p>
      <text:p text:style-name="P10"><text:span text:style-name="T9">III</text:span><text:span text:style-name="T8"> Семестр</text:span></text:p>
      <text:p text:style-name="P16"/>
      <text:p text:style-name="P16">Вариант <text:change text:change-id="ct94722487956608"/><text:change-start text:change-id="ct94722484419520"/><text:span text:style-name="T51">6</text:span><text:change-end text:change-id="ct94722484419520"/></text:p>
      <text:p text:style-name="P16"/>
      <text:p text:style-name="P16"/>
      <text:p text:style-name="P16"/>
      <text:p text:style-name="P16"/>
      <text:p text:style-name="P16"/>
      <text:p text:style-name="P16"/>
      <text:p text:style-name="P16"/>
      <text:p text:style-name="P16"/>
      <text:p text:style-name="P16"/>
      <text:p text:style-name="P16"/>
      <table:table table:name="Table1" table:style-name="Table1">
        <table:table-column table:style-name="Table1.A"/>
        <table:table-column table:style-name="Table1.B"/>
        <table:table-row table:style-name="Table1.1">
          <table:table-cell table:style-name="Table1.A1" office:value-type="string">
            <text:p text:style-name="P33">Студент:</text:p>
          </table:table-cell>
          <table:table-cell table:style-name="Table1.B1" office:value-type="string">
            <text:p text:style-name="P85"><text:change text:change-id="ct94722477894944"/><text:change-start text:change-id="ct94722411092528"/>Ежов Н.П.<text:change-end text:change-id="ct94722411092528"/></text:p>
          </table:table-cell>
        </table:table-row>
        <table:table-row table:style-name="Table1.1">
          <table:table-cell table:style-name="Table1.A2" office:value-type="string">
            <text:p text:style-name="P33">Группа:</text:p>
          </table:table-cell>
          <table:table-cell table:style-name="Table1.B2" office:value-type="string">
            <text:p text:style-name="P32">М80-20<text:change text:change-id="ct94722410943200"/><text:change-start text:change-id="ct94722410797232"/><text:span text:style-name="T53">4</text:span><text:change-end text:change-id="ct94722410797232"/>Б-19</text:p>
          </table:table-cell>
        </table:table-row>
        <table:table-row table:style-name="Table1.1">
          <table:table-cell table:style-name="Table1.A3" office:value-type="string">
            <text:p text:style-name="P33">Преподаватель:</text:p>
          </table:table-cell>
          <table:table-cell table:style-name="Table1.B3" office:value-type="string">
            <text:p text:style-name="P32">Миронов Е.С</text:p>
          </table:table-cell>
        </table:table-row>
        <table:table-row table:style-name="Table1.1">
          <table:table-cell table:style-name="Table1.A4" office:value-type="string">
            <text:p text:style-name="P33">Оценка:</text:p>
          </table:table-cell>
          <table:table-cell table:style-name="Table1.B4" office:value-type="string">
            <text:p text:style-name="P32"/>
          </table:table-cell>
        </table:table-row>
        <table:table-row table:style-name="Table1.1">
          <table:table-cell table:style-name="Table1.A5" office:value-type="string">
            <text:p text:style-name="P33">Дата:</text:p>
          </table:table-cell>
          <table:table-cell table:style-name="Table1.B5" office:value-type="string">
            <text:p text:style-name="P32"/>
          </table:table-cell>
        </table:table-row>
      </table:table>
      <text:p text:style-name="P16"/>
      <text:p text:style-name="P16"/>
      <text:p text:style-name="P16"/>
      <text:p text:style-name="P16"/>
      <text:p text:style-name="P12"><text:soft-page-break/>Москва 2020</text:p>
      <text:p text:style-name="P12"/>
      <text:p text:style-name="P19">1. Постановка задачи</text:p>
      <text:p text:style-name="P40"><text:change text:change-id="ct94722583005408"/><text:change-start text:change-id="ct94722582245008"/>Цель работы:</text:p>
      <text:list xml:id="list1599620202" text:style-name="L1">
        <text:list-item>
          <text:p text:style-name="P47">Освоение принципов работы с файловыми системами</text:p>
        </text:list-item>
        <text:list-item>
          <text:p text:style-name="P47">Обеспечение обмена данных между процессами посредством технологии «File mapping»</text:p>
        </text:list-item>
      </text:list>
      <text:p text:style-name="P40">Задание:</text:p>
      <text:p text:style-name="P39">Составить и отладить программу на языке Си, осуществляющую работу с процессами и взаимодействие между ними в одной из двух операционных систем. В результате работы программа (основной процесс) должен создать для решение задачи один или несколько дочерних процессов. Взаимодействие между процессами осуществляется через системные сигналы/события и/или через отображаемые файлы (memory-mapped files).</text:p>
      <text:p text:style-name="P39">Необходимо обрабатывать системные ошибки, которые могут возникнуть в результате работы.<text:change-end text:change-id="ct94722582245008"/></text:p>
      <text:p text:style-name="P41">Группа вариантов <text:change text:change-id="ct94722605327424"/><text:change-start text:change-id="ct94722605340128"/><text:span text:style-name="T37">2</text:span><text:change-end text:change-id="ct94722605340128"/>: </text:p>
      <text:p text:style-name="P43"><text:change text:change-id="ct94722466324256"/><text:change-start text:change-id="ct94722477790912"/>Родительский процесс создает дочерний процесс. Первой строчкой пользователь в консоль родительского процесса вводит имя файла, которое будет использовано для открытия файла с таким именем на чтение. Стандартный поток ввода дочернего процесса переопределяется открытым файлом. Дочерний процесс читает команды из стандартного потока ввода. Стандартный поток вывода дочернего процесса перенаправляется в <text:span text:style-name="T36">pipe1. </text:span>Родительский процесс читает из <text:span text:style-name="T36">pipe1 </text:span>и прочитанное выводит в свой стандартный поток вывода. Родительский и дочерний процесс должны быть представлены разными программами.<text:span text:style-name="T36"> </text:span><text:change-end text:change-id="ct94722477790912"/></text:p>
      <text:p text:style-name="P41">Вариант <text:change text:change-id="ct94722485684128"/><text:change-start text:change-id="ct94722467093024"/><text:span text:style-name="T37">6</text:span><text:change-end text:change-id="ct94722467093024"/>:</text:p>
      <text:p text:style-name="P42"><text:change text:change-id="ct94722580748528"/><text:change-start text:change-id="ct94722484536208"/><text:span text:style-name="T38">В файле записаны команды вида: «число число</text:span><text:span text:style-name="T39"> </text:span><text:span text:style-name="T38">число</text:span><text:span text:style-name="T39">&lt;endline&gt;</text:span><text:span text:style-name="T38">». Дочерний процесс считает их сумму и выводит результат в стандартный поток вывода. Числа имеют тип </text:span><text:span text:style-name="T39">int.</text:span><text:change-end text:change-id="ct94722484536208"/></text:p>
      <text:p text:style-name="P16">2. <text:s/>Метод решения<text:change-start text:change-id="ct94722478664208"/></text:p>
      <text:p text:style-name="P16"><text:change-end text:change-id="ct94722478664208"/></text:p>
      <text:p text:style-name="P15">Используемые системные вызовы для выполнения работы:</text:p>
      <table:table table:name="Table2" table:style-name="Table2">
        <table:table-column table:style-name="Table2.A"/>
        <table:table-column table:style-name="Table2.B"/>
        <table:table-row>
          <table:table-cell table:style-name="Table2.A1" office:value-type="string">
            <text:p text:style-name="Table_20_Contents"><text:change text:change-id="ct94722412725424"/><text:span text:style-name="T10"><text:s/></text:span><text:change text:change-id="ct94722480552400"/><text:change-start text:change-id="ct94722496723120"/><text:span text:style-name="T18">int shm_open(const </text:span><text:soft-page-break/><text:span text:style-name="T18">char *</text:span><text:span text:style-name="T40">name</text:span><text:span text:style-name="T18">, int </text:span><text:span text:style-name="T40">oflag</text:span><text:span text:style-name="T18">, mode_t </text:span><text:span text:style-name="T40">mode</text:span><text:span text:style-name="T18">);</text:span> </text:p>
            <text:p text:style-name="P34"><text:change-end text:change-id="ct94722496723120"/></text:p>
          </table:table-cell>
          <table:table-cell table:style-name="Table2.B1" office:value-type="string">
            <text:p text:style-name="P38"><text:change text:change-id="ct94722467061632"/><text:change-start text:change-id="ct94722467061328"/><text:span text:style-name="T18">shm_open</text:span> создает и открывает новый (или открывает уже <text:soft-page-break/>существующий) объект разделяемой памяти POSIX. Объект разделяемой памяти POSIX - это обработчик, используемый несвязанными процессами для исполнени<text:span text:style-name="T37">я mmap</text:span>(2) на одну область разделяемой памяти. Функция <text:span text:style-name="T18">shm_unlink</text:span> выполняет обратную операцию, удаляя объект, предварительно созданный с помощью <text:span text:style-name="T18">shm_open</text:span>. <text:change-end text:change-id="ct94722467061328"/></text:p>
          </table:table-cell>
        </table:table-row>
        <table:table-row>
          <table:table-cell table:style-name="Table2.A2" office:value-type="string">
            <text:p text:style-name="P34">void exit(int status);</text:p>
          </table:table-cell>
          <table:table-cell table:style-name="Table2.B2" office:value-type="string">
            <text:p text:style-name="P35">Функция exit() приводит к обычному завершению программы, и величина status &amp; 0377 (least significant byte of status) возвращается процессу-родителю.</text:p>
          </table:table-cell>
        </table:table-row>
        <table:table-row>
          <table:table-cell table:style-name="Table2.A2" office:value-type="string">
            <text:p text:style-name="P34">pid_t fork(void);</text:p>
          </table:table-cell>
          <table:table-cell table:style-name="Table2.B2" office:value-type="string">
            <text:p text:style-name="P35">fork создает процесс-потомок, который отличается от родительского только значениями PID (идентификатор процесса) и PPID (идентификатор родительского процесса), а также тем фактом, что счетчики использования ресурсов установлены в 0. Блокировки файлов и сигналы, ожидающие обработки, не наследуются.</text:p>
          </table:table-cell>
        </table:table-row>
        <table:table-row>
          <table:table-cell table:style-name="Table2.A2" office:value-type="string">
            <text:p text:style-name="P34">int close(int fd);</text:p>
          </table:table-cell>
          <table:table-cell table:style-name="Table2.B2" office:value-type="string">
            <text:p text:style-name="P35">close закрывает файловый дескриптор, который после этого не ссылается ни на один и файл и может быть использован повторно. Все блокировки, находящиеся на соответствующем файле, снимаются (независимо от того, был ли использован для установки блокировки именно этот файловый дескриптор).</text:p>
          </table:table-cell>
        </table:table-row>
        <table:table-row>
          <table:table-cell table:style-name="Table2.A2" office:value-type="string">
            <text:p text:style-name="P34">int open(const char *pathname, int flags, mode_t mode);</text:p>
          </table:table-cell>
          <table:table-cell table:style-name="Table2.B2" office:value-type="string">
            <text:p text:style-name="P35">Вызов open() используется, чтобы преобразовать путь к файлу в описатель файла. Если системный вызов завершается успешно, возвращенный файловый описатель является наименьшим описателем, который еще не открыт процессом. Новый описатель файла будет оставаться открытым при выполнении функции exec(2). Указатель устанавливается в начале файла.</text:p>
          </table:table-cell>
        </table:table-row>
        <table:table-row>
          <table:table-cell table:style-name="Table2.A2" office:value-type="string">
            <text:p text:style-name="Table_20_Contents"><text:change text:change-id="ct94722486306640"/><text:change-start text:change-id="ct94722477855792"/><text:span text:style-name="T18">int ftruncate(int </text:span><text:span text:style-name="T40">fd</text:span><text:span text:style-name="T18">, off_t </text:span><text:span text:style-name="T40">length</text:span><text:span text:style-name="T18">);</text:span> <text:change-end text:change-id="ct94722477855792"/></text:p>
          </table:table-cell>
          <table:table-cell table:style-name="Table2.B2" office:value-type="string">
            <text:p text:style-name="Table_20_Contents"><text:change text:change-id="ct94722467761696"/><text:change-start text:change-id="ct94722411910336"/>Функции <text:span text:style-name="T18">truncate</text:span> и <text:span text:style-name="T18">ftruncate</text:span> устанавливают длину обычного файла с именем <text:span text:style-name="T40">path</text:span> или файловым дескриптором <text:span text:style-name="T40">fd</text:span> в <text:span text:style-name="T40">length</text:span> байт. </text:p>
            <text:p text:style-name="Text_20_body">Если файл до этой операции был длиннее, то отсеченные данные теряются. Если файл был короче, то он увеличивается, а добавленная часть заполняется нулевыми байтами. </text:p>
            <text:p text:style-name="Text_20_body">Указатель на файл не меняется. </text:p>
            <text:p text:style-name="Text_20_body">При использовании <text:span text:style-name="T18">ftruncate</text:span> файл должен быть открыт для записи; при использовании <text:span text:style-name="T18">truncate</text:span> файл должен быть доступен для записи. <text:bookmark text:name="lbAE"/>  </text:p>
            <text:p text:style-name="P35"><text:change-end text:change-id="ct94722411910336"/></text:p>
          </table:table-cell>
        </table:table-row>
        <table:table-row>
          <table:table-cell table:style-name="Table2.A2" office:value-type="string">
            <text:p text:style-name="Table_20_Contents"><text:change text:change-id="ct94722467390592"/><text:change-start text:change-id="ct94722412063328"/><text:span text:style-name="T18">pid_t wait(int *</text:span><text:span text:style-name="T40">status</text:span><text:span text:style-name="T18">);</text:span><text:change-end text:change-id="ct94722412063328"/></text:p>
          </table:table-cell>
          <table:table-cell table:style-name="Table2.B2" office:value-type="string">
            <text:p text:style-name="Table_20_Contents"><text:change text:change-id="ct94722466652464"/><text:change-start text:change-id="ct94722492168400"/>Функция <text:span text:style-name="T18">wait</text:span> приостанавливает выполнение текущего процесса до тех пор, пока дочерний процесс не завершится, или до появления сигнала, который либо завершает текущий процесс, либо требует вызвать функцию-обработчик. Если дочерний процесс к моменту вызова функции уже завершился (так называемый "зомби" ("zombie")), то функция немедленно возвращается. Системные ресурсы, связанные с доче<text:change-end text:change-id="ct94722492168400"/><text:change-start text:change-id="ct94722478929344"/><text:span text:style-name="T41">рним процессом, освобождаются.</text:span><text:change-end text:change-id="ct94722478929344"/></text:p>
          </table:table-cell>
        </table:table-row>
        <table:table-row>
          <table:table-cell table:style-name="Table2.A2" office:value-type="string">
            <text:p text:style-name="P37">int open(const char *pathname, int flags);</text:p>
          </table:table-cell>
          <table:table-cell table:style-name="Table2.B2" office:value-type="string">
            <text:p text:style-name="P36">Вызов open() используется, чтобы преобразовать путь к файлу в описатель файла (небольшое неотрицательно целое число, которое используется с вызовами read, write и т.п. при последующем вводе-выводе).</text:p>
          </table:table-cell>
        </table:table-row>
        <table:table-row>
          <table:table-cell table:style-name="Table2.A2" office:value-type="string">
            <text:p text:style-name="P37">int fstat(int filedes, struct stat *buf);</text:p>
          </table:table-cell>
          <table:table-cell table:style-name="Table2.B2" office:value-type="string">
            <text:p text:style-name="P36">fstat идентична stat, только возвращается информация об открытом файле, на который указывает filedes (возвращаемый open(2)), а не о file_name.</text:p>
          </table:table-cell>
        </table:table-row>
        <table:table-row>
          <table:table-cell table:style-name="Table2.A2" office:value-type="string">
            <text:p text:style-name="P37"><text:change-start text:change-id="ct94722477018768"/>sem_t <text:soft-page-break/>*sem_open(const char *<text:span text:style-name="T40">name</text:span>, int <text:span text:style-name="T40">oflag</text:span>);<text:change-end text:change-id="ct94722477018768"/></text:p>
          </table:table-cell>
          <table:table-cell table:style-name="Table2.B2" office:value-type="string">
            <text:p text:style-name="P36"><text:change-start text:change-id="ct94722611397360"/>Функция <text:span text:style-name="T18">sem_open</text:span>() создаёт новый семафор POSIX или открывает <text:soft-page-break/>существующий семафор. Семафору присваивается имя <text:span text:style-name="T40">name</text:span>. <text:change-end text:change-id="ct94722611397360"/></text:p>
          </table:table-cell>
        </table:table-row>
        <table:table-row>
          <table:table-cell table:style-name="Table2.A2" office:value-type="string">
            <text:p text:style-name="P37">void * mmap(void *start, size_t length, int prot , int flags, int fd, off_t offset);</text:p>
          </table:table-cell>
          <table:table-cell table:style-name="Table2.B2" office:value-type="string">
            <text:p text:style-name="P36">Функция mmap отражает length байтов, начиная со смещения offset файла (или другого объекта), определенного файловым описателем fd, в память, начиная с адреса start. Последний параметр (адрес) необязателен, и обычно бывает равен 0. </text:p>
          </table:table-cell>
        </table:table-row>
        <table:table-row>
          <table:table-cell table:style-name="Table2.A2" office:value-type="string">
            <text:p text:style-name="P37">int munmap(void *start, size_t length);</text:p>
          </table:table-cell>
          <table:table-cell table:style-name="Table2.B2" office:value-type="string">
            <text:p text:style-name="P36">Функция munmap () удаляет сопоставления для страниц в диапазоне [addr, addr + len), округляя аргумент len до следующего кратного размера страницы, возвращаемого sysconf (3C).</text:p>
          </table:table-cell>
        </table:table-row>
        <table:table-row>
          <table:table-cell table:style-name="Table2.A2" office:value-type="string">
            <text:p text:style-name="P44"><text:change-start text:change-id="ct94722467119184"/>int sem_wait(sem_t *<text:span text:style-name="T40">sem</text:span>);<text:change-end text:change-id="ct94722467119184"/></text:p>
          </table:table-cell>
          <table:table-cell table:style-name="Table2.B2" office:value-type="string">
            <text:p text:style-name="P36"><text:change-start text:change-id="ct94722412072528"/>Функция <text:span text:style-name="T18">sem_wait</text:span>() уменьшает (блокирует) семафор, на который указывает <text:span text:style-name="T40">sem</text:span>. Если значение семафор больше нуля, то выполняется уменьшение и функция сразу завершается. Если значение семафора равно нулю, то вызов блокируется до тех пор, пока не станет возможным выполнить уменьшение (т. е., значение семафора не станет больше нуля), или пока не вызовется обработчик сигнала. <text:change-end text:change-id="ct94722412072528"/></text:p>
          </table:table-cell>
        </table:table-row>
        <table:table-row>
          <table:table-cell table:style-name="Table2.A2" office:value-type="string">
            <text:p text:style-name="P44"><text:change-start text:change-id="ct94722466969920"/>int sem_post(sem_t *<text:span text:style-name="T40">sem</text:span>); <text:change-end text:change-id="ct94722466969920"/></text:p>
          </table:table-cell>
          <table:table-cell table:style-name="Table2.B2" office:value-type="string">
            <text:p text:style-name="P36"><text:change-start text:change-id="ct94722481582144"/>Функция <text:span text:style-name="T18">sem_post</text:span>() увеличивает (разблокирует) семафор, на который указывает <text:span text:style-name="T40">sem</text:span>. Если значение семафора после этого становится больше нуля, то другой процесс или нить заблокированная в вызове <text:span text:style-name="T20">sem_wait</text:span>(3), проснётся и заблокирует семафор.<text:change-end text:change-id="ct94722481582144"/></text:p>
          </table:table-cell>
        </table:table-row>
        <table:table-row>
          <table:table-cell table:style-name="Table2.A2" office:value-type="string">
            <text:p text:style-name="P44"><text:change-start text:change-id="ct94722597564160"/>int shm_unlink(const char *<text:span text:style-name="T40">name</text:span>);<text:change-end text:change-id="ct94722597564160"/></text:p>
          </table:table-cell>
          <table:table-cell table:style-name="Table2.B2" office:value-type="string">
            <text:p text:style-name="P6"><text:change-start text:change-id="ct94722492590336"/>Операции <text:span text:style-name="T18">shm_unlink</text:span> аналогичны <text:span text:style-name="T21">unlink</text:span>(2): удаляется имя объекта разделяемой памяти и, как только все процессы завершили работу с объектом и отменили его распределение, очищают пространство и уничтожают связанную с ним область памяти. После успешного выполнения <text:span text:style-name="T18">shm_unlink</text:span>, попытка исполнить <text:span text:style-name="T18">shm_open </text:span>для объекта с тем же именем <text:span text:style-name="T40">name</text:span> выдаст ошибку (если только не было указано <text:span text:style-name="T18">O_CREAT</text:span>, в этом случае создается новый, уже другой объект). <text:bookmark text:name="lbAE1"/> <text:change-end text:change-id="ct94722492590336"/></text:p>
          </table:table-cell>
        </table:table-row>
      </table:table>
      <text:p text:style-name="P4"/>
      <text:p text:style-name="P1"><text:change text:change-id="ct94722483512080"/><text:change-start text:change-id="ct94722423120400"/><text:span text:style-name="T24">Программа запускается и просит на вход имя файла с </text:span><text:change-end text:change-id="ct94722423120400"/><text:span text:style-name="T5"><text:line-break/></text:span><text:change-start text:change-id="ct94722484718608"/></text:p>
      <text:p text:style-name="P4"/>
      <text:p text:style-name="P4"/>
      <text:p text:style-name="P4"/>
      <text:p text:style-name="P5"><text:change-end text:change-id="ct94722484718608"/><text:change-start text:change-id="ct94722598388304"/>Программа н<text:change-end text:change-id="ct94722598388304"/><text:change-start text:change-id="ct94722487752832"/>а вход пода<text:change-end text:change-id="ct94722487752832"/><text:change-start text:change-id="ct94722507616624"/>ётся имя файла с входными данными, после чего программа транслирует входной файл в shared memory, через которую дочерний процесс получает доступ к исходным данным. Для исключения ошибок из-за работы в критической области был использова<text:change-end text:change-id="ct94722507616624"/><text:change-start text:change-id="ct94722479260240"/>н примитив синхронизации (семафор).<text:change-end text:change-id="ct94722479260240"/><text:change-start text:change-id="ct94722478685744"/></text:p>
      <text:p text:style-name="P4"><text:change-end text:change-id="ct94722478685744"/></text:p>
      <text:p text:style-name="P17">3. Тестирование</text:p>
      <text:p text:style-name="P11"><text:change text:change-id="ct94722479973264"/><text:change-start text:change-id="ct94722596347792"/>nikita@nikita-desktop:~/CLionProjects/OS_labs/lab4/cmake-build-debug$ cat test.txt</text:p>
      <text:p text:style-name="P11">10 5 25 10</text:p>
      <text:p text:style-name="P11">0 6 -7</text:p>
      <text:p text:style-name="P11">2 3 4</text:p>
      <text:p text:style-name="P11">nikita@nikita-desktop:~/CLionProjects/OS_labs/lab4/cmake-build-debug$ ./4_lab</text:p>
      <text:p text:style-name="P11">Enter a filename with tests: test.txt</text:p>
      <text:p text:style-name="P11">50</text:p>
      <text:p text:style-name="P11">-1</text:p>
      <text:p text:style-name="P11">9<text:change-end text:change-id="ct94722596347792"/></text:p>
      <text:p text:style-name="P2"/>
      <text:p text:style-name="P2"><text:soft-page-break/></text:p>
      <text:p text:style-name="P2"/>
      <text:p text:style-name="P2"/>
      <text:p text:style-name="P2"/>
      <text:p text:style-name="P10"><text:span text:style-name="T17">Strace</text:span><text:span text:style-name="T19">:</text:span></text:p>
      <text:p text:style-name="Standard_20__28_user_29_"><text:span text:style-name="T4">strace — это утилита, отслеживающая системные вызовы, которые представляют собой механизм трансляции, обеспечивающий интерфейс между процессом и операционной системой (ядром). Эти вызовы могут быть перехвачены и прочитаны, что позволяет лучше понять, </text:span><text:span text:style-name="T22">какую задачу</text:span><text:span text:style-name="T4"> процесс пытается сделать в заданное время. Перехватывая эти вызовы, мы можем добиться лучшего понимания поведения процессов, особенно если что-то </text:span><text:span text:style-name="T22">пошло</text:span><text:span text:style-name="T4"> не так. Функциональность операционной системы, позволяющая отслеживать системные вызовы, называется ptrace. Strace вызывает ptrace и читает данные о поведении процесса, возвращая отчет. </text:span></text:p>
      <text:p text:style-name="P11"/>
      <text:p text:style-name="P27">Отображение всех<text:change-start text:change-id="ct94722468097776"/> <text:span text:style-name="T42">(в том числе и дочерних процессов)</text:span><text:change-end text:change-id="ct94722468097776"/> вызовов:</text:p>
      <text:p text:style-name="P68"><text:change text:change-id="ct94722479229712"/><text:change text:change-id="ct94722597199264"/><text:change-start text:change-id="ct94722481318416"/>execve("./4_lab", ["./4_lab"], 0x7fff6af2f268 /* 51 vars */) = 0</text:p>
      <text:p text:style-name="P68">brk(NULL) <text:s text:c="30"/>= 0x556d79a68000</text:p>
      <text:p text:style-name="P68">arch_prctl(0x3001 /* ARCH_??? */, 0x7fffd4358ba0) = -1 EINVAL (Недопустимый аргумент)</text:p>
      <text:p text:style-name="P68">access("/etc/ld.so.preload", R_OK) <text:s text:c="5"/>= -1 ENOENT (Нет такого файла или каталога)</text:p>
      <text:p text:style-name="P68">openat(AT_FDCWD, "/etc/ld.so.cache", O_RDONLY|O_CLOEXEC) = 3</text:p>
      <text:p text:style-name="P68">fstat(3, {st_mode=S_IFREG|0644, st_size=155878, ...}) = 0</text:p>
      <text:p text:style-name="P68">mmap(NULL, 155878, PROT_READ, MAP_PRIVATE, 3, 0) = 0x7ff00b95c000</text:p>
      <text:p text:style-name="P68">close(3) <text:s text:c="31"/>= 0</text:p>
      <text:p text:style-name="P68">openat(AT_FDCWD, "/lib/x86_64-linux-gnu/librt.so.1", O_RDONLY|O_CLOEXEC) = 3</text:p>
      <text:p text:style-name="P68">read(3, "\177ELF\2\1\1\0\0\0\0\0\0\0\0\0\3\0&gt;\0\1\0\0\0 7\0\0\0\0\0\0"..., 832) = 832</text:p>
      <text:p text:style-name="P68">fstat(3, {st_mode=S_IFREG|0644, st_size=40040, ...}) = 0</text:p>
      <text:p text:style-name="P68">mmap(NULL, 8192, PROT_READ|PROT_WRITE, MAP_PRIVATE|MAP_ANONYMOUS, -1, 0) = 0x7ff00b95a000</text:p>
      <text:p text:style-name="P68">mmap(NULL, 44000, PROT_READ, MAP_PRIVATE|MAP_DENYWRITE, 3, 0) = 0x7ff00b94f000</text:p>
      <text:p text:style-name="P68">mprotect(0x7ff00b952000, 24576, PROT_NONE) = 0</text:p>
      <text:p text:style-name="P68">mmap(0x7ff00b952000, 16384, PROT_READ|PROT_EXEC, MAP_PRIVATE|MAP_FIXED|MAP_DENYWRITE, 3, 0x3000) = 0x7ff00b952000</text:p>
      <text:p text:style-name="P68">mmap(0x7ff00b956000, 4096, PROT_READ, MAP_PRIVATE|MAP_FIXED|MAP_DENYWRITE, 3, 0x7000) = 0x7ff00b956000</text:p>
      <text:p text:style-name="P68">mmap(0x7ff00b958000, 8192, PROT_READ|PROT_WRITE, MAP_PRIVATE|MAP_FIXED|MAP_DENYWRITE, 3, 0x8000) = 0x7ff00b958000</text:p>
      <text:p text:style-name="P68">close(3) <text:s text:c="31"/>= 0</text:p>
      <text:p text:style-name="P68">openat(AT_FDCWD, "/lib/x86_64-linux-gnu/libpthread.so.0", O_RDONLY|O_CLOEXEC) = 3</text:p>
      <text:p text:style-name="P68">read(3, "\177ELF\2\1\1\0\0\0\0\0\0\0\0\0\3\0&gt;\0\1\0\0\0\220\201\0\0\0\0\0\0"..., 832) = 832</text:p>
      <text:p text:style-name="P68">pread64(3, "\4\0\0\0\24\0\0\0\3\0\0\0GNU\0O\305\3743\364B\2216\244\224\306@\261\23\327o"..., 68, 824) = 68</text:p>
      <text:p text:style-name="P68">fstat(3, {st_mode=S_IFREG|0755, st_size=157224, ...}) = 0</text:p>
      <text:p text:style-name="P68">pread64(3, "\4\0\0\0\24\0\0\0\3\0\0\0GNU\0O\305\3743\364B\2216\244\224\306@\261\23\327o"..., 68, 824) = 68</text:p>
      <text:p text:style-name="P68">mmap(NULL, 140408, PROT_READ, MAP_PRIVATE|MAP_DENYWRITE, 3, 0) = 0x7ff00b92c000</text:p>
      <text:p text:style-name="P68">mmap(0x7ff00b933000, 69632, PROT_READ|PROT_EXEC, MAP_PRIVATE|MAP_FIXED|MAP_DENYWRITE, 3, 0x7000) = 0x7ff00b933000</text:p>
      <text:p text:style-name="P68">mmap(0x7ff00b944000, 20480, PROT_READ, MAP_PRIVATE|MAP_FIXED|MAP_DENYWRITE, 3, 0x18000) = 0x7ff00b944000</text:p>
      <text:p text:style-name="P68">mmap(0x7ff00b949000, 8192, PROT_READ|PROT_WRITE, MAP_PRIVATE|MAP_FIXED|MAP_DENYWRITE, 3, 0x1c000) = 0x7ff00b949000</text:p>
      <text:p text:style-name="P68">mmap(0x7ff00b94b000, 13432, PROT_READ|PROT_WRITE, MAP_PRIVATE|MAP_FIXED|MAP_ANONYMOUS, -1, 0) = 0x7ff00b94b000</text:p>
      <text:p text:style-name="P68">close(3) <text:s text:c="31"/>= 0</text:p>
      <text:p text:style-name="P68"><text:soft-page-break/>openat(AT_FDCWD, "/lib/x86_64-linux-gnu/libc.so.6", O_RDONLY|O_CLOEXEC) = 3</text:p>
      <text:p text:style-name="P68">read(3, "\177ELF\2\1\1\3\0\0\0\0\0\0\0\0\3\0&gt;\0\1\0\0\0\360q\2\0\0\0\0\0"..., 832) = 832</text:p>
      <text:p text:style-name="P68">pread64(3, "\6\0\0\0\4\0\0\0@\0\0\0\0\0\0\0@\0\0\0\0\0\0\0@\0\0\0\0\0\0\0"..., 784, 64) = 784</text:p>
      <text:p text:style-name="P68">pread64(3, "\4\0\0\0\20\0\0\0\5\0\0\0GNU\0\2\0\0\300\4\0\0\0\3\0\0\0\0\0\0\0", 32, 848) = 32</text:p>
      <text:p text:style-name="P68">pread64(3, "\4\0\0\0\24\0\0\0\3\0\0\0GNU\0\363\377?\332\200\270\27\304d\245n\355Y\377\t\334"..., 68, 880) = 68</text:p>
      <text:p text:style-name="P68">fstat(3, {st_mode=S_IFREG|0755, st_size=2029224, ...}) = 0</text:p>
      <text:p text:style-name="P68">pread64(3, "\6\0\0\0\4\0\0\0@\0\0\0\0\0\0\0@\0\0\0\0\0\0\0@\0\0\0\0\0\0\0"..., 784, 64) = 784</text:p>
      <text:p text:style-name="P68">pread64(3, "\4\0\0\0\20\0\0\0\5\0\0\0GNU\0\2\0\0\300\4\0\0\0\3\0\0\0\0\0\0\0", 32, 848) = 32</text:p>
      <text:p text:style-name="P68">pread64(3, "\4\0\0\0\24\0\0\0\3\0\0\0GNU\0\363\377?\332\200\270\27\304d\245n\355Y\377\t\334"..., 68, 880) = 68</text:p>
      <text:p text:style-name="P68">mmap(NULL, 2036952, PROT_READ, MAP_PRIVATE|MAP_DENYWRITE, 3, 0) = 0x7ff00b73a000</text:p>
      <text:p text:style-name="P68">mprotect(0x7ff00b75f000, 1847296, PROT_NONE) = 0</text:p>
      <text:p text:style-name="P68">mmap(0x7ff00b75f000, 1540096, PROT_READ|PROT_EXEC, MAP_PRIVATE|MAP_FIXED|MAP_DENYWRITE, 3, 0x25000) = 0x7ff00b75f000</text:p>
      <text:p text:style-name="P68">mmap(0x7ff00b8d7000, 303104, PROT_READ, MAP_PRIVATE|MAP_FIXED|MAP_DENYWRITE, 3, 0x19d000) = 0x7ff00b8d7000</text:p>
      <text:p text:style-name="P68">mmap(0x7ff00b922000, 24576, PROT_READ|PROT_WRITE, MAP_PRIVATE|MAP_FIXED|MAP_DENYWRITE, 3, 0x1e7000) = 0x7ff00b922000</text:p>
      <text:p text:style-name="P68">mmap(0x7ff00b928000, 13528, PROT_READ|PROT_WRITE, MAP_PRIVATE|MAP_FIXED|MAP_ANONYMOUS, -1, 0) = 0x7ff00b928000</text:p>
      <text:p text:style-name="P68">close(3) <text:s text:c="31"/>= 0</text:p>
      <text:p text:style-name="P68">mmap(NULL, 12288, PROT_READ|PROT_WRITE, MAP_PRIVATE|MAP_ANONYMOUS, -1, 0) = 0x7ff00b737000</text:p>
      <text:p text:style-name="P68">arch_prctl(ARCH_SET_FS, 0x7ff00b737740) = 0</text:p>
      <text:p text:style-name="P68">mprotect(0x7ff00b922000, 12288, PROT_READ) = 0</text:p>
      <text:p text:style-name="P68">mprotect(0x7ff00b949000, 4096, PROT_READ) = 0</text:p>
      <text:p text:style-name="P68">mprotect(0x7ff00b958000, 4096, PROT_READ) = 0</text:p>
      <text:p text:style-name="P68">mprotect(0x556d783b3000, 4096, PROT_READ) = 0</text:p>
      <text:p text:style-name="P68">mprotect(0x7ff00b9b0000, 4096, PROT_READ) = 0</text:p>
      <text:p text:style-name="P68">munmap(0x7ff00b95c000, 155878) <text:s text:c="9"/>= 0</text:p>
      <text:p text:style-name="P68">set_tid_address(0x7ff00b737a10) <text:s text:c="8"/>= 37462</text:p>
      <text:p text:style-name="P68">set_robust_list(0x7ff00b737a20, 24) <text:s text:c="4"/>= 0</text:p>
      <text:p text:style-name="P68">rt_sigaction(SIGRTMIN, {sa_handler=0x7ff00b933bf0, sa_mask=[], sa_flags=SA_RESTORER|SA_SIGINFO, sa_restorer=0x7ff00b9413c0}, NULL, 8) = 0</text:p>
      <text:p text:style-name="P68">rt_sigaction(SIGRT_1, {sa_handler=0x7ff00b933c90, sa_mask=[], sa_flags=SA_RESTORER|SA_RESTART|SA_SIGINFO, sa_restorer=0x7ff00b9413c0}, NULL, 8) = 0</text:p>
      <text:p text:style-name="P68">rt_sigprocmask(SIG_UNBLOCK, [RTMIN RT_1], NULL, 8) = 0</text:p>
      <text:p text:style-name="P68">prlimit64(0, RLIMIT_STACK, NULL, {rlim_cur=8192*1024, rlim_max=RLIM64_INFINITY}) = 0</text:p>
      <text:p text:style-name="P68">fstat(1, {st_mode=S_IFCHR|0620, st_rdev=makedev(0x88, 0x4), ...}) = 0</text:p>
      <text:p text:style-name="P68">brk(NULL) <text:s text:c="30"/>= 0x556d79a68000</text:p>
      <text:p text:style-name="P68">brk(0x556d79a89000) <text:s text:c="20"/>= 0x556d79a89000</text:p>
      <text:p text:style-name="P68">fstat(0, {st_mode=S_IFCHR|0620, st_rdev=makedev(0x88, 0x4), ...}) = 0</text:p>
      <text:p text:style-name="P68">write(1, "Enter a filename with tests: ", 29Enter a filename with tests: ) = 29</text:p>
      <text:p text:style-name="P68">read(0, test.txt</text:p>
      <text:p text:style-name="P68">"test.txt\n", 1024) <text:s text:c="12"/>= 9</text:p>
      <text:p text:style-name="P68">statfs("/dev/shm/", {f_type=TMPFS_MAGIC, f_bsize=4096, f_blocks=4095981, f_bfree=4084430, f_bavail=4084430, f_files=4095981, f_ffree=4095900, f_fsid={val=[0, 0]}, f_namelen=255, f_frsize=4096, f_flags=ST_VALID|ST_NOSUID|ST_NODEV}) = 0</text:p>
      <text:p text:style-name="P68">futex(0x7ff00b94e390, FUTEX_WAKE_PRIVATE, 2147483647) = 0</text:p>
      <text:p text:style-name="P68">openat(AT_FDCWD, "/dev/shm/os_lab4.back", O_RDWR|O_CREAT|O_NOFOLLOW|O_CLOEXEC, 0644) = 3</text:p>
      <text:p text:style-name="P68">openat(AT_FDCWD, "test.txt", O_RDONLY) <text:s/>= 4</text:p>
      <text:p text:style-name="P68">close(4) <text:s text:c="31"/>= 0</text:p>
      <text:p text:style-name="P68">openat(AT_FDCWD, "/dev/shm/sem.os_lab4.semaphore", O_RDWR|O_NOFOLLOW) = 4</text:p>
      <text:p text:style-name="P68">fstat(4, {st_mode=S_IFREG|0644, st_size=32, ...}) = 0</text:p>
      <text:p text:style-name="P68">mmap(NULL, 32, PROT_READ|PROT_WRITE, MAP_SHARED, 4, 0) = 0x7ff00b9af000</text:p>
      <text:p text:style-name="P68"><text:soft-page-break/>close(4) <text:s text:c="31"/>= 0</text:p>
      <text:p text:style-name="P68">ftruncate(3, 4096) <text:s text:c="21"/>= 0</text:p>
      <text:p text:style-name="P68">mmap(NULL, 4096, PROT_READ|PROT_WRITE, MAP_SHARED, 3, 0) = 0x7ff00b982000</text:p>
      <text:p text:style-name="P68">clone(child_stack=NULL, flags=CLONE_CHILD_CLEARTID|CLONE_CHILD_SETTID|SIGCHLDstrace: Process 37467 attached</text:p>
      <text:p text:style-name="P68">, child_tidptr=0x7ff00b737a10) = 37467</text:p>
      <text:p text:style-name="P68">[pid 37467] set_robust_list(0x7ff00b737a20, 24) = 0</text:p>
      <text:p text:style-name="P68">[pid 37467] munmap(0x7ff00b982000, 4096) = 0</text:p>
      <text:p text:style-name="P68">[pid 37467] close(3) <text:s text:c="19"/>= 0</text:p>
      <text:p text:style-name="P68">[pid 37467] munmap(0x7ff00b9af000, 32) <text:s/>= 0</text:p>
      <text:p text:style-name="P68">[pid 37467] execve("4_lab_child", ["4_lab_child", "test.txt"], 0x7fffd4358c88 /* 51 vars */) = 0</text:p>
      <text:p text:style-name="P68">[pid 37467] brk(NULL) <text:s text:c="18"/>= 0x55c65fc2c000</text:p>
      <text:p text:style-name="P68">[pid 37467] arch_prctl(0x3001 /* ARCH_??? */, 0x7ffc0eaad130) = -1 EINVAL (Недопустимый аргумент)</text:p>
      <text:p text:style-name="P68">[pid 37467] access("/etc/ld.so.preload", R_OK) = -1 ENOENT (Нет такого файла или каталога)</text:p>
      <text:p text:style-name="P68">[pid 37467] openat(AT_FDCWD, "/etc/ld.so.cache", O_RDONLY|O_CLOEXEC) = 3</text:p>
      <text:p text:style-name="P68">[pid 37467] fstat(3, {st_mode=S_IFREG|0644, st_size=155878, ...}) = 0</text:p>
      <text:p text:style-name="P68">[pid 37467] mmap(NULL, 155878, PROT_READ, MAP_PRIVATE, 3, 0) = 0x7f64856f1000</text:p>
      <text:p text:style-name="P68">[pid 37467] close(3) <text:s text:c="19"/>= 0</text:p>
      <text:p text:style-name="P68">[pid 37467] openat(AT_FDCWD, "/lib/x86_64-linux-gnu/librt.so.1", O_RDONLY|O_CLOEXEC) = 3</text:p>
      <text:p text:style-name="P68">[pid 37467] read(3, "\177ELF\2\1\1\0\0\0\0\0\0\0\0\0\3\0&gt;\0\1\0\0\0 7\0\0\0\0\0\0"..., 832) = 832</text:p>
      <text:p text:style-name="P68">[pid 37467] fstat(3, {st_mode=S_IFREG|0644, st_size=40040, ...}) = 0</text:p>
      <text:p text:style-name="P68">[pid 37467] mmap(NULL, 8192, PROT_READ|PROT_WRITE, MAP_PRIVATE|MAP_ANONYMOUS, -1, 0) = 0x7f64856ef000</text:p>
      <text:p text:style-name="P68">[pid 37467] mmap(NULL, 44000, PROT_READ, MAP_PRIVATE|MAP_DENYWRITE, 3, 0) = 0x7f64856e4000</text:p>
      <text:p text:style-name="P68">[pid 37467] mprotect(0x7f64856e7000, 24576, PROT_NONE) = 0</text:p>
      <text:p text:style-name="P68">[pid 37467] mmap(0x7f64856e7000, 16384, PROT_READ|PROT_EXEC, MAP_PRIVATE|MAP_FIXED|MAP_DENYWRITE, 3, 0x3000) = 0x7f64856e7000</text:p>
      <text:p text:style-name="P68">[pid 37467] mmap(0x7f64856eb000, 4096, PROT_READ, MAP_PRIVATE|MAP_FIXED|MAP_DENYWRITE, 3, 0x7000) = 0x7f64856eb000</text:p>
      <text:p text:style-name="P68">[pid 37467] mmap(0x7f64856ed000, 8192, PROT_READ|PROT_WRITE, MAP_PRIVATE|MAP_FIXED|MAP_DENYWRITE, 3, 0x8000) = 0x7f64856ed000</text:p>
      <text:p text:style-name="P68">[pid 37467] close(3) <text:s text:c="19"/>= 0</text:p>
      <text:p text:style-name="P68">[pid 37467] openat(AT_FDCWD, "/lib/x86_64-linux-gnu/libpthread.so.0", O_RDONLY|O_CLOEXEC) = 3</text:p>
      <text:p text:style-name="P68">[pid 37467] read(3, "\177ELF\2\1\1\0\0\0\0\0\0\0\0\0\3\0&gt;\0\1\0\0\0\220\201\0\0\0\0\0\0"..., 832) = 832</text:p>
      <text:p text:style-name="P68">[pid 37467] pread64(3, "\4\0\0\0\24\0\0\0\3\0\0\0GNU\0O\305\3743\364B\2216\244\224\306@\261\23\327o"..., 68, 824) = 68</text:p>
      <text:p text:style-name="P68">[pid 37467] fstat(3, {st_mode=S_IFREG|0755, st_size=157224, ...}) = 0</text:p>
      <text:p text:style-name="P68">[pid 37467] pread64(3, "\4\0\0\0\24\0\0\0\3\0\0\0GNU\0O\305\3743\364B\2216\244\224\306@\261\23\327o"..., 68, 824) = 68</text:p>
      <text:p text:style-name="P68">[pid 37467] mmap(NULL, 140408, PROT_READ, MAP_PRIVATE|MAP_DENYWRITE, 3, 0) = 0x7f64856c1000</text:p>
      <text:p text:style-name="P68">[pid 37467] mmap(0x7f64856c8000, 69632, PROT_READ|PROT_EXEC, MAP_PRIVATE|MAP_FIXED|MAP_DENYWRITE, 3, 0x7000) = 0x7f64856c8000</text:p>
      <text:p text:style-name="P68">[pid 37467] mmap(0x7f64856d9000, 20480, PROT_READ, MAP_PRIVATE|MAP_FIXED|MAP_DENYWRITE, 3, 0x18000) = 0x7f64856d9000</text:p>
      <text:p text:style-name="P68">[pid 37467] mmap(0x7f64856de000, 8192, PROT_READ|PROT_WRITE, MAP_PRIVATE|MAP_FIXED|MAP_DENYWRITE, 3, 0x1c000) = 0x7f64856de000</text:p>
      <text:p text:style-name="P68">[pid 37467] mmap(0x7f64856e0000, 13432, PROT_READ|PROT_WRITE, MAP_PRIVATE|MAP_FIXED|MAP_ANONYMOUS, -1, 0) = 0x7f64856e0000</text:p>
      <text:p text:style-name="P68">[pid 37467] close(3) <text:s text:c="19"/>= 0</text:p>
      <text:p text:style-name="P68">[pid 37467] openat(AT_FDCWD, "/lib/x86_64-linux-gnu/libc.so.6", O_RDONLY|O_CLOEXEC) = 3</text:p>
      <text:p text:style-name="P68">[pid 37467] read(3, "\177ELF\2\1\1\3\0\0\0\0\0\0\0\0\3\0&gt;\0\1\0\0\0\360q\2\0\0\0\0\0"..., 832) = 832</text:p>
      <text:p text:style-name="P68">[pid 37467] pread64(3, "\6\0\0\0\4\0\0\0@\0\0\0\0\0\0\0@\0\0\0\0\0\0\0@\0\0\0\0\0\0\0"..., 784, 64) = 784</text:p>
      <text:p text:style-name="P68">[pid 37467] pread64(3, "\4\0\0\0\20\0\0\0\5\0\0\0GNU\0\2\0\0\300\4\0\0\0\3\0\0\0\0\0\0\0", 32, 848) = 32</text:p>
      <text:p text:style-name="P68">[pid 37467] pread64(3, "\4\0\0\0\24\0\0\0\3\0\0\0GNU\0\363\377?\332\200\270\27\304d\245n\355Y\377\t\334"..., 68, 880) = 68</text:p>
      <text:p text:style-name="P68"><text:soft-page-break/>[pid 37467] fstat(3, {st_mode=S_IFREG|0755, st_size=2029224, ...}) = 0</text:p>
      <text:p text:style-name="P68">[pid 37467] pread64(3, "\6\0\0\0\4\0\0\0@\0\0\0\0\0\0\0@\0\0\0\0\0\0\0@\0\0\0\0\0\0\0"..., 784, 64) = 784</text:p>
      <text:p text:style-name="P68">[pid 37467] pread64(3, "\4\0\0\0\20\0\0\0\5\0\0\0GNU\0\2\0\0\300\4\0\0\0\3\0\0\0\0\0\0\0", 32, 848) = 32</text:p>
      <text:p text:style-name="P68">[pid 37467] pread64(3, "\4\0\0\0\24\0\0\0\3\0\0\0GNU\0\363\377?\332\200\270\27\304d\245n\355Y\377\t\334"..., 68, 880) = 68</text:p>
      <text:p text:style-name="P68">[pid 37467] mmap(NULL, 2036952, PROT_READ, MAP_PRIVATE|MAP_DENYWRITE, 3, 0) = 0x7f64854cf000</text:p>
      <text:p text:style-name="P68">[pid 37467] mprotect(0x7f64854f4000, 1847296, PROT_NONE) = 0</text:p>
      <text:p text:style-name="P68">[pid 37467] mmap(0x7f64854f4000, 1540096, PROT_READ|PROT_EXEC, MAP_PRIVATE|MAP_FIXED|MAP_DENYWRITE, 3, 0x25000) = 0x7f64854f4000</text:p>
      <text:p text:style-name="P68">[pid 37467] mmap(0x7f648566c000, 303104, PROT_READ, MAP_PRIVATE|MAP_FIXED|MAP_DENYWRITE, 3, 0x19d000) = 0x7f648566c000</text:p>
      <text:p text:style-name="P68">[pid 37467] mmap(0x7f64856b7000, 24576, PROT_READ|PROT_WRITE, MAP_PRIVATE|MAP_FIXED|MAP_DENYWRITE, 3, 0x1e7000) = 0x7f64856b7000</text:p>
      <text:p text:style-name="P68">[pid 37467] mmap(0x7f64856bd000, 13528, PROT_READ|PROT_WRITE, MAP_PRIVATE|MAP_FIXED|MAP_ANONYMOUS, -1, 0) = 0x7f64856bd000</text:p>
      <text:p text:style-name="P68">[pid 37467] close(3) <text:s text:c="19"/>= 0</text:p>
      <text:p text:style-name="P68">[pid 37467] mmap(NULL, 12288, PROT_READ|PROT_WRITE, MAP_PRIVATE|MAP_ANONYMOUS, -1, 0) = 0x7f64854cc000</text:p>
      <text:p text:style-name="P68">[pid 37467] arch_prctl(ARCH_SET_FS, 0x7f64854cc740) = 0</text:p>
      <text:p text:style-name="P68">[pid 37467] mprotect(0x7f64856b7000, 12288, PROT_READ) = 0</text:p>
      <text:p text:style-name="P68">[pid 37467] mprotect(0x7f64856de000, 4096, PROT_READ) = 0</text:p>
      <text:p text:style-name="P68">[pid 37467] mprotect(0x7f64856ed000, 4096, PROT_READ) = 0</text:p>
      <text:p text:style-name="P68">[pid 37467] mprotect(0x55c65e9db000, 4096, PROT_READ) = 0</text:p>
      <text:p text:style-name="P68">[pid 37467] mprotect(0x7f6485745000, 4096, PROT_READ) = 0</text:p>
      <text:p text:style-name="P68">[pid 37467] munmap(0x7f64856f1000, 155878) = 0</text:p>
      <text:p text:style-name="P68">[pid 37467] set_tid_address(0x7f64854cca10) = 37467</text:p>
      <text:p text:style-name="P68">[pid 37467] set_robust_list(0x7f64854cca20, 24) = 0</text:p>
      <text:p text:style-name="P68">[pid 37467] rt_sigaction(SIGRTMIN, {sa_handler=0x7f64856c8bf0, sa_mask=[], sa_flags=SA_RESTORER|SA_SIGINFO, sa_restorer=0x7f64856d63c0}, NULL, 8) = 0</text:p>
      <text:p text:style-name="P68">[pid 37467] rt_sigaction(SIGRT_1, {sa_handler=0x7f64856c8c90, sa_mask=[], sa_flags=SA_RESTORER|SA_RESTART|SA_SIGINFO, sa_restorer=0x7f64856d63c0}, NULL, 8) = 0</text:p>
      <text:p text:style-name="P68">[pid 37467] rt_sigprocmask(SIG_UNBLOCK, [RTMIN RT_1], NULL, 8) = 0</text:p>
      <text:p text:style-name="P68">[pid 37467] prlimit64(0, RLIMIT_STACK, NULL, {rlim_cur=8192*1024, rlim_max=RLIM64_INFINITY}) = 0</text:p>
      <text:p text:style-name="P68">[pid 37467] brk(NULL) <text:s text:c="18"/>= 0x55c65fc2c000</text:p>
      <text:p text:style-name="P68">[pid 37467] brk(0x55c65fc4d000) <text:s text:c="8"/>= 0x55c65fc4d000</text:p>
      <text:p text:style-name="P68">[pid 37467] openat(AT_FDCWD, "test.txt", O_RDONLY) = 3</text:p>
      <text:p text:style-name="P68">[pid 37467] statfs("/dev/shm/", {f_type=TMPFS_MAGIC, f_bsize=4096, f_blocks=4095981, f_bfree=4084429, f_bavail=4084429, f_files=4095981, f_ffree=4095899, f_fsid={val=[0, 0]}, f_namelen=255, f_frsize=4096, f_flags=ST_VALID|ST_NOSUID|ST_NODEV}) = 0</text:p>
      <text:p text:style-name="P68">[pid 37467] futex(0x7f64856e3390, FUTEX_WAKE_PRIVATE, 2147483647) = 0</text:p>
      <text:p text:style-name="P68">[pid 37467] openat(AT_FDCWD, "/dev/shm/os_lab4.back", O_RDWR|O_NOFOLLOW|O_CLOEXEC) = 4</text:p>
      <text:p text:style-name="P68">[pid 37467] mmap(NULL, 4096, PROT_READ|PROT_WRITE, MAP_SHARED, 4, 0) = 0x7f6485744000</text:p>
      <text:p text:style-name="P68">[pid 37467] openat(AT_FDCWD, "/dev/shm/sem.os_lab4.semaphore", O_RDWR|O_NOFOLLOW) = 5</text:p>
      <text:p text:style-name="P68">[pid 37467] fstat(5, {st_mode=S_IFREG|0644, st_size=32, ...}) = 0</text:p>
      <text:p text:style-name="P68">[pid 37467] mmap(NULL, 32, PROT_READ|PROT_WRITE, MAP_SHARED, 5, 0) = 0x7f6485717000</text:p>
      <text:p text:style-name="P68">[pid 37467] close(5) <text:s text:c="19"/>= 0</text:p>
      <text:p text:style-name="P68">[pid 37467] fstat(3, {st_mode=S_IFREG|0664, st_size=24, ...}) = 0</text:p>
      <text:p text:style-name="P68">[pid 37467] read(3, "10 5 25 10\n0 6 -7\n2 3 4\n", 4096) = 24</text:p>
      <text:p text:style-name="P68">[pid 37462] futex(0x7ff00b9af000, FUTEX_WAIT_BITSET|FUTEX_CLOCK_REALTIME, 0, NULL, FUTEX_BITSET_MATCH_ANY &lt;unfinished ...&gt;</text:p>
      <text:p text:style-name="P68">[pid 37467] futex(0x7f6485717000, FUTEX_WAKE, 1 &lt;unfinished ...&gt;</text:p>
      <text:p text:style-name="P68">[pid 37462] &lt;... futex resumed&gt;) <text:s text:c="7"/>= -1 EAGAIN (Ресурс временно недоступен)</text:p>
      <text:p text:style-name="P68">[pid 37467] &lt;... futex resumed&gt;) <text:s text:c="7"/>= 0</text:p>
      <text:p text:style-name="P68">[pid 37462] write(1, "50\n", 350</text:p>
      <text:p text:style-name="P68">) <text:s text:c="8"/>= 3</text:p>
      <text:p text:style-name="P68"><text:soft-page-break/>[pid 37462] futex(0x7ff00b9af000, FUTEX_WAIT_BITSET|FUTEX_CLOCK_REALTIME, 0, NULL, FUTEX_BITSET_MATCH_ANY &lt;unfinished ...&gt;</text:p>
      <text:p text:style-name="P68">[pid 37467] futex(0x7f6485717000, FUTEX_WAKE, 1 &lt;unfinished ...&gt;</text:p>
      <text:p text:style-name="P68">[pid 37462] &lt;... futex resumed&gt;) <text:s text:c="7"/>= -1 EAGAIN (Ресурс временно недоступен)</text:p>
      <text:p text:style-name="P68">[pid 37467] &lt;... futex resumed&gt;) <text:s text:c="7"/>= 0</text:p>
      <text:p text:style-name="P68">[pid 37462] write(1, "-1\n", 3-1</text:p>
      <text:p text:style-name="P68"><text:s/>&lt;unfinished ...&gt;</text:p>
      <text:p text:style-name="P68">[pid 37467] read(3, <text:s/>&lt;unfinished ...&gt;</text:p>
      <text:p text:style-name="P68">[pid 37462] &lt;... write resumed&gt;) <text:s text:c="7"/>= 3</text:p>
      <text:p text:style-name="P68">[pid 37467] &lt;... read resumed&gt;"", 4096) = 0</text:p>
      <text:p text:style-name="P68">[pid 37462] write(1, "9\n", 29</text:p>
      <text:p text:style-name="P68"><text:s/>&lt;unfinished ...&gt;</text:p>
      <text:p text:style-name="P68">[pid 37467] munmap(0x7f6485744000, 4096 &lt;unfinished ...&gt;</text:p>
      <text:p text:style-name="P68">[pid 37462] &lt;... write resumed&gt;) <text:s text:c="7"/>= 2</text:p>
      <text:p text:style-name="P68">[pid 37467] &lt;... munmap resumed&gt;) <text:s text:c="6"/>= 0</text:p>
      <text:p text:style-name="P68">[pid 37462] wait4(-1, <text:s/>&lt;unfinished ...&gt;</text:p>
      <text:p text:style-name="P68">[pid 37467] munmap(0x7f6485717000, 32) <text:s/>= 0</text:p>
      <text:p text:style-name="P68">[pid 37467] exit_group(0) <text:s text:c="14"/>= ?</text:p>
      <text:p text:style-name="P68">[pid 37467] +++ exited with 0 +++</text:p>
      <text:p text:style-name="P68">&lt;... wait4 resumed&gt;[{WIFEXITED(s) &amp;&amp; WEXITSTATUS(s) == 0}], 0, NULL) = 37467</text:p>
      <text:p text:style-name="P68">--- SIGCHLD {si_signo=SIGCHLD, si_code=CLD_EXITED, si_pid=37467, si_uid=1000, si_status=0, si_utime=0, si_stime=0} ---</text:p>
      <text:p text:style-name="P68">munmap(0x7ff00b982000, 4096) <text:s text:c="11"/>= 0</text:p>
      <text:p text:style-name="P68">close(3) <text:s text:c="31"/>= 0</text:p>
      <text:p text:style-name="P68">munmap(0x7ff00b9af000, 32) <text:s text:c="13"/>= 0</text:p>
      <text:p text:style-name="P68">unlink("/dev/shm/os_lab4.back") <text:s text:c="8"/>= 0</text:p>
      <text:p text:style-name="P68">exit_group(0) <text:s text:c="26"/>= ?</text:p>
      <text:p text:style-name="P68">+++ exited with 0 +++<text:change-end text:change-id="ct94722481318416"/><text:change text:change-id="ct94722467545024"/><text:change text:change-id="ct94722484760752"/></text:p>
      <text:p text:style-name="P22"/>
      <text:p text:style-name="P59">Отображение определенных вызовов:<text:change text:change-id="ct94722481642192"/></text:p>
      <text:p text:style-name="Standard_20__28_user_29_"><text:span text:style-name="T29">О</text:span><text:span text:style-name="T13">пция -e служит для </text:span><text:span text:style-name="T29">отображения</text:span><text:span text:style-name="T13"> лишь определенных вызовов.</text:span><text:change-start text:change-id="ct94722486312240"/><text:span text:style-name="T13"> </text:span><text:span text:style-name="T14">Также тут был использован флаг -f, для того, чтобы мы могли смотреть на системные вызовы дочерних процессов.</text:span><text:change-end text:change-id="ct94722486312240"/><text:change text:change-id="ct94722486593408"/></text:p>
      <text:p text:style-name="Standard_20__28_user_29_"><text:span text:style-name="T13">Например — отобразить только вызовы </text:span><text:change text:change-id="ct94722597742368"/><text:change-start text:change-id="ct94722619963312"/><text:span text:style-name="T31">mmap</text:span><text:change-end text:change-id="ct94722619963312"/><text:change text:change-id="ct94722557427600"/><text:span text:style-name="T13">:</text:span><text:change text:change-id="ct94722596555856"/></text:p>
      <text:p text:style-name="P22"><text:change text:change-id="ct94722597791120"/><text:change text:change-id="ct94722411705712"/><text:change-start text:change-id="ct94722484424480"/>nikita@nikita-desktop:~/CLionProjects/OS_labs/lab4/cmake-build-debug$ strace -f -e mmap ./4_lab</text:p>
      <text:p text:style-name="P22">mmap(NULL, 155878, PROT_READ, MAP_PRIVATE, 3, 0) = 0x7ff330778000</text:p>
      <text:p text:style-name="P22">mmap(NULL, 8192, PROT_READ|PROT_WRITE, MAP_PRIVATE|MAP_ANONYMOUS, -1, 0) = 0x7ff330776000</text:p>
      <text:p text:style-name="P22">mmap(NULL, 44000, PROT_READ, MAP_PRIVATE|MAP_DENYWRITE, 3, 0) = 0x7ff33076b000</text:p>
      <text:p text:style-name="P22">mmap(0x7ff33076e000, 16384, PROT_READ|PROT_EXEC, MAP_PRIVATE|MAP_FIXED|MAP_DENYWRITE, 3, 0x3000) = 0x7ff33076e000</text:p>
      <text:p text:style-name="P22">mmap(0x7ff330772000, 4096, PROT_READ, MAP_PRIVATE|MAP_FIXED|MAP_DENYWRITE, 3, 0x7000) = 0x7ff330772000</text:p>
      <text:p text:style-name="P22">mmap(0x7ff330774000, 8192, PROT_READ|PROT_WRITE, MAP_PRIVATE|MAP_FIXED|MAP_DENYWRITE, 3, 0x8000) = 0x7ff330774000</text:p>
      <text:p text:style-name="P22">mmap(NULL, 140408, PROT_READ, MAP_PRIVATE|MAP_DENYWRITE, 3, 0) = 0x7ff330748000</text:p>
      <text:p text:style-name="P22">mmap(0x7ff33074f000, 69632, PROT_READ|PROT_EXEC, MAP_PRIVATE|MAP_FIXED|MAP_DENYWRITE, 3, 0x7000) = 0x7ff33074f000</text:p>
      <text:p text:style-name="P22">mmap(0x7ff330760000, 20480, PROT_READ, MAP_PRIVATE|MAP_FIXED|MAP_DENYWRITE, 3, 0x18000) = 0x7ff330760000</text:p>
      <text:p text:style-name="P22"><text:soft-page-break/>mmap(0x7ff330765000, 8192, PROT_READ|PROT_WRITE, MAP_PRIVATE|MAP_FIXED|MAP_DENYWRITE, 3, 0x1c000) = 0x7ff330765000</text:p>
      <text:p text:style-name="P22">mmap(0x7ff330767000, 13432, PROT_READ|PROT_WRITE, MAP_PRIVATE|MAP_FIXED|MAP_ANONYMOUS, -1, 0) = 0x7ff330767000</text:p>
      <text:p text:style-name="P22">mmap(NULL, 2036952, PROT_READ, MAP_PRIVATE|MAP_DENYWRITE, 3, 0) = 0x7ff330556000</text:p>
      <text:p text:style-name="P22">mmap(0x7ff33057b000, 1540096, PROT_READ|PROT_EXEC, MAP_PRIVATE|MAP_FIXED|MAP_DENYWRITE, 3, 0x25000) = 0x7ff33057b000</text:p>
      <text:p text:style-name="P22">mmap(0x7ff3306f3000, 303104, PROT_READ, MAP_PRIVATE|MAP_FIXED|MAP_DENYWRITE, 3, 0x19d000) = 0x7ff3306f3000</text:p>
      <text:p text:style-name="P22">mmap(0x7ff33073e000, 24576, PROT_READ|PROT_WRITE, MAP_PRIVATE|MAP_FIXED|MAP_DENYWRITE, 3, 0x1e7000) = 0x7ff33073e000</text:p>
      <text:p text:style-name="P22">mmap(0x7ff330744000, 13528, PROT_READ|PROT_WRITE, MAP_PRIVATE|MAP_FIXED|MAP_ANONYMOUS, -1, 0) = 0x7ff330744000</text:p>
      <text:p text:style-name="P22">mmap(NULL, 12288, PROT_READ|PROT_WRITE, MAP_PRIVATE|MAP_ANONYMOUS, -1, 0) = 0x7ff330553000</text:p>
      <text:p text:style-name="P22">Enter a filename with tests: test.txt</text:p>
      <text:p text:style-name="P22">mmap(NULL, 32, PROT_READ|PROT_WRITE, MAP_SHARED, 4, 0) = 0x7ff3307cb000</text:p>
      <text:p text:style-name="P22">mmap(NULL, 4096, PROT_READ|PROT_WRITE, MAP_SHARED, 3, 0) = 0x7ff33079e000</text:p>
      <text:p text:style-name="P22">strace: Process 36816 attached</text:p>
      <text:p text:style-name="P22">[pid 36816] mmap(NULL, 155878, PROT_READ, MAP_PRIVATE, 3, 0) = 0x7f529e8fc000</text:p>
      <text:p text:style-name="P22">[pid 36816] mmap(NULL, 8192, PROT_READ|PROT_WRITE, MAP_PRIVATE|MAP_ANONYMOUS, -1, 0) = 0x7f529e8fa000</text:p>
      <text:p text:style-name="P22">[pid 36816] mmap(NULL, 44000, PROT_READ, MAP_PRIVATE|MAP_DENYWRITE, 3, 0) = 0x7f529e8ef000</text:p>
      <text:p text:style-name="P22">[pid 36816] mmap(0x7f529e8f2000, 16384, PROT_READ|PROT_EXEC, MAP_PRIVATE|MAP_FIXED|MAP_DENYWRITE, 3, 0x3000) = 0x7f529e8f2000</text:p>
      <text:p text:style-name="P22">[pid 36816] mmap(0x7f529e8f6000, 4096, PROT_READ, MAP_PRIVATE|MAP_FIXED|MAP_DENYWRITE, 3, 0x7000) = 0x7f529e8f6000</text:p>
      <text:p text:style-name="P22">[pid 36816] mmap(0x7f529e8f8000, 8192, PROT_READ|PROT_WRITE, MAP_PRIVATE|MAP_FIXED|MAP_DENYWRITE, 3, 0x8000) = 0x7f529e8f8000</text:p>
      <text:p text:style-name="P22">[pid 36816] mmap(NULL, 140408, PROT_READ, MAP_PRIVATE|MAP_DENYWRITE, 3, 0) = 0x7f529e8cc000</text:p>
      <text:p text:style-name="P22">[pid 36816] mmap(0x7f529e8d3000, 69632, PROT_READ|PROT_EXEC, MAP_PRIVATE|MAP_FIXED|MAP_DENYWRITE, 3, 0x7000) = 0x7f529e8d3000</text:p>
      <text:p text:style-name="P22">[pid 36816] mmap(0x7f529e8e4000, 20480, PROT_READ, MAP_PRIVATE|MAP_FIXED|MAP_DENYWRITE, 3, 0x18000) = 0x7f529e8e4000</text:p>
      <text:p text:style-name="P22">[pid 36816] mmap(0x7f529e8e9000, 8192, PROT_READ|PROT_WRITE, MAP_PRIVATE|MAP_FIXED|MAP_DENYWRITE, 3, 0x1c000) = 0x7f529e8e9000</text:p>
      <text:p text:style-name="P22">[pid 36816] mmap(0x7f529e8eb000, 13432, PROT_READ|PROT_WRITE, MAP_PRIVATE|MAP_FIXED|MAP_ANONYMOUS, -1, 0) = 0x7f529e8eb000</text:p>
      <text:p text:style-name="P22">[pid 36816] mmap(NULL, 2036952, PROT_READ, MAP_PRIVATE|MAP_DENYWRITE, 3, 0) = 0x7f529e6da000</text:p>
      <text:p text:style-name="P22">[pid 36816] mmap(0x7f529e6ff000, 1540096, PROT_READ|PROT_EXEC, MAP_PRIVATE|MAP_FIXED|MAP_DENYWRITE, 3, 0x25000) = 0x7f529e6ff000</text:p>
      <text:p text:style-name="P22">[pid 36816] mmap(0x7f529e877000, 303104, PROT_READ, MAP_PRIVATE|MAP_FIXED|MAP_DENYWRITE, 3, 0x19d000) = 0x7f529e877000</text:p>
      <text:p text:style-name="P22">[pid 36816] mmap(0x7f529e8c2000, 24576, PROT_READ|PROT_WRITE, MAP_PRIVATE|MAP_FIXED|MAP_DENYWRITE, 3, 0x1e7000) = 0x7f529e8c2000</text:p>
      <text:p text:style-name="P22">[pid 36816] mmap(0x7f529e8c8000, 13528, PROT_READ|PROT_WRITE, MAP_PRIVATE|MAP_FIXED|MAP_ANONYMOUS, -1, 0) = 0x7f529e8c8000</text:p>
      <text:p text:style-name="P22"><text:soft-page-break/>[pid 36816] mmap(NULL, 12288, PROT_READ|PROT_WRITE, MAP_PRIVATE|MAP_ANONYMOUS, -1, 0) = 0x7f529e6d7000</text:p>
      <text:p text:style-name="P22">[pid 36816] mmap(NULL, 4096, PROT_READ|PROT_WRITE, MAP_SHARED, 4, 0) = 0x7f529e94f000</text:p>
      <text:p text:style-name="P22">[pid 36816] mmap(NULL, 32, PROT_READ|PROT_WRITE, MAP_SHARED, 5, 0) = 0x7f529e922000</text:p>
      <text:p text:style-name="P22">50</text:p>
      <text:p text:style-name="P22">-1</text:p>
      <text:p text:style-name="P22">9</text:p>
      <text:p text:style-name="P22">[pid 36816] +++ exited with 0 +++</text:p>
      <text:p text:style-name="P22">--- SIGCHLD {si_signo=SIGCHLD, si_code=CLD_EXITED, si_pid=36816, si_uid=1000, si_status=0, si_utime=0, si_stime=0} ---</text:p>
      <text:p text:style-name="P22">+++ exited with 0 +++<text:change-end text:change-id="ct94722484424480"/></text:p>
      <text:p text:style-name="P27"><text:change text:change-id="ct94722466340416"/><text:change text:change-id="ct94722492724736"/><text:change text:change-id="ct94722418138528"/><text:change text:change-id="ct94722470718240"/><text:change text:change-id="ct94722479483120"/><text:change text:change-id="ct94722481547008"/></text:p>
      <text:p text:style-name="P25"/>
      <text:p text:style-name="Standard_20__28_user_29_"><text:span text:style-name="T16">В данном случае будет полезной </text:span><text:span text:style-name="T15">фильтрация по группам вызовов:</text:span></text:p>
      <text:p text:style-name="P21"/>
      <text:p text:style-name="P25"><text:change text:change-id="ct94722499868416"/><text:change text:change-id="ct94722471033552"/><text:change-start text:change-id="ct94722611549552"/>brk(NULL) <text:s text:c="30"/>= 0x563fa9454000</text:p>
      <text:p text:style-name="P25">mmap(NULL, 155878, PROT_READ, MAP_PRIVATE, 3, 0) = 0x7f14988dd000</text:p>
      <text:p text:style-name="P25">mmap(NULL, 8192, PROT_READ|PROT_WRITE, MAP_PRIVATE|MAP_ANONYMOUS, -1, 0) = 0x7f14988db000</text:p>
      <text:p text:style-name="P25">mmap(NULL, 44000, PROT_READ, MAP_PRIVATE|MAP_DENYWRITE, 3, 0) = 0x7f14988d0000</text:p>
      <text:p text:style-name="P25">mprotect(0x7f14988d3000, 24576, PROT_NONE) = 0</text:p>
      <text:p text:style-name="P25">mmap(0x7f14988d3000, 16384, PROT_READ|PROT_EXEC, MAP_PRIVATE|MAP_FIXED|MAP_DENYWRITE, 3, 0x3000) = 0x7f14988d3000</text:p>
      <text:p text:style-name="P25">mmap(0x7f14988d7000, 4096, PROT_READ, MAP_PRIVATE|MAP_FIXED|MAP_DENYWRITE, 3, 0x7000) = 0x7f14988d7000</text:p>
      <text:p text:style-name="P25">mmap(0x7f14988d9000, 8192, PROT_READ|PROT_WRITE, MAP_PRIVATE|MAP_FIXED|MAP_DENYWRITE, 3, 0x8000) = 0x7f14988d9000</text:p>
      <text:p text:style-name="P25">mmap(NULL, 140408, PROT_READ, MAP_PRIVATE|MAP_DENYWRITE, 3, 0) = 0x7f14988ad000</text:p>
      <text:p text:style-name="P25">mmap(0x7f14988b4000, 69632, PROT_READ|PROT_EXEC, MAP_PRIVATE|MAP_FIXED|MAP_DENYWRITE, 3, 0x7000) = 0x7f14988b4000</text:p>
      <text:p text:style-name="P25">mmap(0x7f14988c5000, 20480, PROT_READ, MAP_PRIVATE|MAP_FIXED|MAP_DENYWRITE, 3, 0x18000) = 0x7f14988c5000</text:p>
      <text:p text:style-name="P25">mmap(0x7f14988ca000, 8192, PROT_READ|PROT_WRITE, MAP_PRIVATE|MAP_FIXED|MAP_DENYWRITE, 3, 0x1c000) = 0x7f14988ca000</text:p>
      <text:p text:style-name="P25">mmap(0x7f14988cc000, 13432, PROT_READ|PROT_WRITE, MAP_PRIVATE|MAP_FIXED|MAP_ANONYMOUS, -1, 0) = 0x7f14988cc000</text:p>
      <text:p text:style-name="P25">mmap(NULL, 2036952, PROT_READ, MAP_PRIVATE|MAP_DENYWRITE, 3, 0) = 0x7f14986bb000</text:p>
      <text:p text:style-name="P25">mprotect(0x7f14986e0000, 1847296, PROT_NONE) = 0</text:p>
      <text:p text:style-name="P25">mmap(0x7f14986e0000, 1540096, PROT_READ|PROT_EXEC, MAP_PRIVATE|MAP_FIXED|MAP_DENYWRITE, 3, 0x25000) = 0x7f14986e0000</text:p>
      <text:p text:style-name="P25">mmap(0x7f1498858000, 303104, PROT_READ, MAP_PRIVATE|MAP_FIXED|MAP_DENYWRITE, 3, 0x19d000) = 0x7f1498858000</text:p>
      <text:p text:style-name="P25">mmap(0x7f14988a3000, 24576, PROT_READ|PROT_WRITE, MAP_PRIVATE|MAP_FIXED|MAP_DENYWRITE, 3, 0x1e7000) = 0x7f14988a3000</text:p>
      <text:p text:style-name="P25">mmap(0x7f14988a9000, 13528, PROT_READ|PROT_WRITE, MAP_PRIVATE|MAP_FIXED|MAP_ANONYMOUS, -1, 0) = 0x7f14988a9000</text:p>
      <text:p text:style-name="P25"><text:soft-page-break/>mmap(NULL, 12288, PROT_READ|PROT_WRITE, MAP_PRIVATE|MAP_ANONYMOUS, -1, 0) = 0x7f14986b8000</text:p>
      <text:p text:style-name="P25">mprotect(0x7f14988a3000, 12288, PROT_READ) = 0</text:p>
      <text:p text:style-name="P25">mprotect(0x7f14988ca000, 4096, PROT_READ) = 0</text:p>
      <text:p text:style-name="P25">mprotect(0x7f14988d9000, 4096, PROT_READ) = 0</text:p>
      <text:p text:style-name="P25">mprotect(0x563fa7a1d000, 4096, PROT_READ) = 0</text:p>
      <text:p text:style-name="P25">mprotect(0x7f1498931000, 4096, PROT_READ) = 0</text:p>
      <text:p text:style-name="P25">munmap(0x7f14988dd000, 155878) <text:s text:c="9"/>= 0</text:p>
      <text:p text:style-name="P25">brk(NULL) <text:s text:c="30"/>= 0x563fa9454000</text:p>
      <text:p text:style-name="P25">brk(0x563fa9475000) <text:s text:c="20"/>= 0x563fa9475000</text:p>
      <text:p text:style-name="P25">Enter a filename with tests: test.txt</text:p>
      <text:p text:style-name="P25">mmap(NULL, 32, PROT_READ|PROT_WRITE, MAP_SHARED, 4, 0) = 0x7f1498930000</text:p>
      <text:p text:style-name="P25">mmap(NULL, 4096, PROT_READ|PROT_WRITE, MAP_SHARED, 3, 0) = 0x7f1498903000</text:p>
      <text:p text:style-name="P25">strace: Process 37503 attached</text:p>
      <text:p text:style-name="P25">[pid 37503] munmap(0x7f1498903000, 4096) = 0</text:p>
      <text:p text:style-name="P25">[pid 37503] munmap(0x7f1498930000, 32) <text:s/>= 0</text:p>
      <text:p text:style-name="P25">[pid 37503] brk(NULL) <text:s text:c="18"/>= 0x557ce369f000</text:p>
      <text:p text:style-name="P25">[pid 37503] mmap(NULL, 155878, PROT_READ, MAP_PRIVATE, 3, 0) = 0x7fddc62e1000</text:p>
      <text:p text:style-name="P25">[pid 37503] mmap(NULL, 8192, PROT_READ|PROT_WRITE, MAP_PRIVATE|MAP_ANONYMOUS, -1, 0) = 0x7fddc62df000</text:p>
      <text:p text:style-name="P25">[pid 37503] mmap(NULL, 44000, PROT_READ, MAP_PRIVATE|MAP_DENYWRITE, 3, 0) = 0x7fddc62d4000</text:p>
      <text:p text:style-name="P25">[pid 37503] mprotect(0x7fddc62d7000, 24576, PROT_NONE) = 0</text:p>
      <text:p text:style-name="P25">[pid 37503] mmap(0x7fddc62d7000, 16384, PROT_READ|PROT_EXEC, MAP_PRIVATE|MAP_FIXED|MAP_DENYWRITE, 3, 0x3000) = 0x7fddc62d7000</text:p>
      <text:p text:style-name="P25">[pid 37503] mmap(0x7fddc62db000, 4096, PROT_READ, MAP_PRIVATE|MAP_FIXED|MAP_DENYWRITE, 3, 0x7000) = 0x7fddc62db000</text:p>
      <text:p text:style-name="P25">[pid 37503] mmap(0x7fddc62dd000, 8192, PROT_READ|PROT_WRITE, MAP_PRIVATE|MAP_FIXED|MAP_DENYWRITE, 3, 0x8000) = 0x7fddc62dd000</text:p>
      <text:p text:style-name="P25">[pid 37503] mmap(NULL, 140408, PROT_READ, MAP_PRIVATE|MAP_DENYWRITE, 3, 0) = 0x7fddc62b1000</text:p>
      <text:p text:style-name="P25">[pid 37503] mmap(0x7fddc62b8000, 69632, PROT_READ|PROT_EXEC, MAP_PRIVATE|MAP_FIXED|MAP_DENYWRITE, 3, 0x7000) = 0x7fddc62b8000</text:p>
      <text:p text:style-name="P25">[pid 37503] mmap(0x7fddc62c9000, 20480, PROT_READ, MAP_PRIVATE|MAP_FIXED|MAP_DENYWRITE, 3, 0x18000) = 0x7fddc62c9000</text:p>
      <text:p text:style-name="P25">[pid 37503] mmap(0x7fddc62ce000, 8192, PROT_READ|PROT_WRITE, MAP_PRIVATE|MAP_FIXED|MAP_DENYWRITE, 3, 0x1c000) = 0x7fddc62ce000</text:p>
      <text:p text:style-name="P25">[pid 37503] mmap(0x7fddc62d0000, 13432, PROT_READ|PROT_WRITE, MAP_PRIVATE|MAP_FIXED|MAP_ANONYMOUS, -1, 0) = 0x7fddc62d0000</text:p>
      <text:p text:style-name="P25">[pid 37503] mmap(NULL, 2036952, PROT_READ, MAP_PRIVATE|MAP_DENYWRITE, 3, 0) = 0x7fddc60bf000</text:p>
      <text:p text:style-name="P25">[pid 37503] mprotect(0x7fddc60e4000, 1847296, PROT_NONE) = 0</text:p>
      <text:p text:style-name="P25">[pid 37503] mmap(0x7fddc60e4000, 1540096, PROT_READ|PROT_EXEC, MAP_PRIVATE|MAP_FIXED|MAP_DENYWRITE, 3, 0x25000) = 0x7fddc60e4000</text:p>
      <text:p text:style-name="P25">[pid 37503] mmap(0x7fddc625c000, 303104, PROT_READ, MAP_PRIVATE|MAP_FIXED|MAP_DENYWRITE, 3, 0x19d000) = 0x7fddc625c000</text:p>
      <text:p text:style-name="P25">[pid 37503] mmap(0x7fddc62a7000, 24576, PROT_READ|PROT_WRITE, MAP_PRIVATE|MAP_FIXED|MAP_DENYWRITE, 3, 0x1e7000) = 0x7fddc62a7000</text:p>
      <text:p text:style-name="P25">[pid 37503] mmap(0x7fddc62ad000, 13528, PROT_READ|PROT_WRITE, MAP_PRIVATE|MAP_FIXED|MAP_ANONYMOUS, -1, 0) = 0x7fddc62ad000</text:p>
      <text:p text:style-name="P25">[pid 37503] mmap(NULL, 12288, PROT_READ|PROT_WRITE, MAP_PRIVATE|MAP_ANONYMOUS, -1, 0) = 0x7fddc60bc000</text:p>
      <text:p text:style-name="P25"><text:soft-page-break/>[pid 37503] mprotect(0x7fddc62a7000, 12288, PROT_READ) = 0</text:p>
      <text:p text:style-name="P25">[pid 37503] mprotect(0x7fddc62ce000, 4096, PROT_READ) = 0</text:p>
      <text:p text:style-name="P25">[pid 37503] mprotect(0x7fddc62dd000, 4096, PROT_READ) = 0</text:p>
      <text:p text:style-name="P25">[pid 37503] mprotect(0x557ce1db7000, 4096, PROT_READ) = 0</text:p>
      <text:p text:style-name="P25">[pid 37503] mprotect(0x7fddc6335000, 4096, PROT_READ) = 0</text:p>
      <text:p text:style-name="P25">[pid 37503] munmap(0x7fddc62e1000, 155878) = 0</text:p>
      <text:p text:style-name="P25">[pid 37503] brk(NULL) <text:s text:c="18"/>= 0x557ce369f000</text:p>
      <text:p text:style-name="P25">[pid 37503] brk(0x557ce36c0000) <text:s text:c="8"/>= 0x557ce36c0000</text:p>
      <text:p text:style-name="P25">[pid 37503] mmap(NULL, 4096, PROT_READ|PROT_WRITE, MAP_SHARED, 4, 0) = 0x7fddc6334000</text:p>
      <text:p text:style-name="P25">[pid 37503] mmap(NULL, 32, PROT_READ|PROT_WRITE, MAP_SHARED, 5, 0) = 0x7fddc6307000</text:p>
      <text:p text:style-name="P25">50</text:p>
      <text:p text:style-name="P25">-1</text:p>
      <text:p text:style-name="P25">9</text:p>
      <text:p text:style-name="P25">[pid 37503] munmap(0x7fddc6334000, 4096) = 0</text:p>
      <text:p text:style-name="P25">[pid 37503] munmap(0x7fddc6307000, 32) <text:s/>= 0</text:p>
      <text:p text:style-name="P25">[pid 37503] +++ exited with 0 +++</text:p>
      <text:p text:style-name="P25">--- SIGCHLD {si_signo=SIGCHLD, si_code=CLD_EXITED, si_pid=37503, si_uid=1000, si_status=0, si_utime=0, si_stime=0} ---</text:p>
      <text:p text:style-name="P25">munmap(0x7f1498903000, 4096) <text:s text:c="11"/>= 0</text:p>
      <text:p text:style-name="P25">munmap(0x7f1498930000, 32) <text:s text:c="13"/>= 0</text:p>
      <text:p text:style-name="P25">+++ exited with 0 +++<text:change-end text:change-id="ct94722611549552"/><text:change text:change-id="ct94722496871104"/><text:change-start text:change-id="ct94722476083792"/></text:p>
      <text:p text:style-name="P26"><text:change-end text:change-id="ct94722476083792"/></text:p>
      <text:p text:style-name="P27">Статистика системных вызовов:<text:change text:change-id="ct94722467794528"/></text:p>
      <text:p text:style-name="P61">С помощью опции -c — можно получить наглядную статистику выполнения программы:<text:change text:change-id="ct94722467858576"/></text:p>
      <text:p text:style-name="P24"><text:change text:change-id="ct94722481388144"/><text:change text:change-id="ct94722618961936"/><text:change-start text:change-id="ct94722486955808"/>Enter a filename with tests: test.txt</text:p>
      <text:p text:style-name="P24">strace: Process 37521 attached</text:p>
      <text:p text:style-name="P24">50</text:p>
      <text:p text:style-name="P24">-1</text:p>
      <text:p text:style-name="P24">9</text:p>
      <text:p text:style-name="P24">% time <text:s text:c="4"/>seconds <text:s/>usecs/call <text:s text:c="4"/>calls <text:s text:c="3"/>errors syscall</text:p>
      <text:p text:style-name="P24">------ ----------- ----------- --------- --------- ----------------</text:p>
      <text:p text:style-name="P24"><text:s/>41,24 <text:s text:c="3"/>0,000240 <text:s text:c="8"/>240 <text:s text:c="8"/>1 <text:s text:c="10"/>clone</text:p>
      <text:p text:style-name="P24"><text:s/>14,26 <text:s text:c="3"/>0,000083 <text:s text:c="10"/>5 <text:s text:c="7"/>14 <text:s text:c="10"/>openat</text:p>
      <text:p text:style-name="P24"><text:s/>10,14 <text:s text:c="3"/>0,000059 <text:s text:c="9"/>29 <text:s text:c="8"/>2 <text:s text:c="10"/>statfs</text:p>
      <text:p text:style-name="P24"><text:s text:c="2"/>9,97 <text:s text:c="3"/>0,000058 <text:s text:c="10"/>6 <text:s text:c="8"/>9 <text:s text:c="8"/>3 futex</text:p>
      <text:p text:style-name="P24"><text:s text:c="2"/>6,87 <text:s text:c="3"/>0,000040 <text:s text:c="10"/>1 <text:s text:c="7"/>38 <text:s text:c="10"/>mmap</text:p>
      <text:p text:style-name="P24"><text:s text:c="2"/>5,15 <text:s text:c="3"/>0,000030 <text:s text:c="10"/>2 <text:s text:c="7"/>13 <text:s text:c="10"/>close</text:p>
      <text:p text:style-name="P24"><text:s text:c="2"/>3,78 <text:s text:c="3"/>0,000022 <text:s text:c="9"/>22 <text:s text:c="8"/>1 <text:s text:c="10"/>wait4</text:p>
      <text:p text:style-name="P24"><text:s text:c="2"/>3,09 <text:s text:c="3"/>0,000018 <text:s text:c="9"/>18 <text:s text:c="8"/>1 <text:s text:c="10"/>ftruncate</text:p>
      <text:p text:style-name="P24"><text:s text:c="2"/>2,41 <text:s text:c="3"/>0,000014 <text:s text:c="10"/>1 <text:s text:c="7"/>13 <text:s text:c="10"/>fstat</text:p>
      <text:p text:style-name="P24"><text:s text:c="2"/>1,20 <text:s text:c="3"/>0,000007 <text:s text:c="10"/>1 <text:s text:c="8"/>4 <text:s text:c="10"/>write</text:p>
      <text:p text:style-name="P24"><text:s text:c="2"/>1,03 <text:s text:c="3"/>0,000006 <text:s text:c="10"/>6 <text:s text:c="8"/>1 <text:s text:c="10"/>unlink</text:p>
      <text:p text:style-name="P24"><text:s text:c="2"/>0,86 <text:s text:c="3"/>0,000005 <text:s text:c="10"/>0 <text:s text:c="8"/>8 <text:s text:c="10"/>munmap</text:p>
      <text:p text:style-name="P24"><text:s text:c="2"/>0,00 <text:s text:c="3"/>0,000000 <text:s text:c="10"/>0 <text:s text:c="8"/>9 <text:s text:c="10"/>read</text:p>
      <text:p text:style-name="P24"><text:s text:c="2"/>0,00 <text:s text:c="3"/>0,000000 <text:s text:c="10"/>0 <text:s text:c="7"/>14 <text:s text:c="10"/>mprotect</text:p>
      <text:p text:style-name="P24"><text:s text:c="2"/>0,00 <text:s text:c="3"/>0,000000 <text:s text:c="10"/>0 <text:s text:c="8"/>6 <text:s text:c="10"/>brk</text:p>
      <text:p text:style-name="P24"><text:s text:c="2"/>0,00 <text:s text:c="3"/>0,000000 <text:s text:c="10"/>0 <text:s text:c="8"/>4 <text:s text:c="10"/>rt_sigaction</text:p>
      <text:p text:style-name="P24"><text:s text:c="2"/>0,00 <text:s text:c="3"/>0,000000 <text:s text:c="10"/>0 <text:s text:c="8"/>2 <text:s text:c="10"/>rt_sigprocmask</text:p>
      <text:p text:style-name="P24"><text:s text:c="2"/>0,00 <text:s text:c="3"/>0,000000 <text:s text:c="10"/>0 <text:s text:c="7"/>16 <text:s text:c="10"/>pread64</text:p>
      <text:p text:style-name="P24"><text:soft-page-break/><text:s text:c="2"/>0,00 <text:s text:c="3"/>0,000000 <text:s text:c="10"/>0 <text:s text:c="8"/>2 <text:s text:c="8"/>2 access</text:p>
      <text:p text:style-name="P24"><text:s text:c="2"/>0,00 <text:s text:c="3"/>0,000000 <text:s text:c="10"/>0 <text:s text:c="8"/>2 <text:s text:c="10"/>execve</text:p>
      <text:p text:style-name="P24"><text:s text:c="2"/>0,00 <text:s text:c="3"/>0,000000 <text:s text:c="10"/>0 <text:s text:c="8"/>4 <text:s text:c="8"/>2 arch_prctl</text:p>
      <text:p text:style-name="P24"><text:s text:c="2"/>0,00 <text:s text:c="3"/>0,000000 <text:s text:c="10"/>0 <text:s text:c="8"/>2 <text:s text:c="10"/>set_tid_address</text:p>
      <text:p text:style-name="P24"><text:s text:c="2"/>0,00 <text:s text:c="3"/>0,000000 <text:s text:c="10"/>0 <text:s text:c="8"/>3 <text:s text:c="10"/>set_robust_list</text:p>
      <text:p text:style-name="P24"><text:s text:c="2"/>0,00 <text:s text:c="3"/>0,000000 <text:s text:c="10"/>0 <text:s text:c="8"/>2 <text:s text:c="10"/>prlimit64</text:p>
      <text:p text:style-name="P24">------ ----------- ----------- --------- --------- ----------------</text:p>
      <text:p text:style-name="P24">100.00 <text:s text:c="3"/>0,000582 <text:s text:c="18"/>171 <text:s text:c="8"/>7 total<text:change-end text:change-id="ct94722486955808"/></text:p>
      <text:p text:style-name="P23"/>
      <text:p text:style-name="P17">4. Листинг программы</text:p>
      <text:p text:style-name="P14">main.c:</text:p>
      <text:p text:style-name="P29"><text:change text:change-id="ct94722485444896"/><text:change text:change-id="ct94722467215552"/><text:change-start text:change-id="ct94722492636864"/><text:span text:style-name="T44">#include </text:span><text:span text:style-name="T47">&lt;stdio.h&gt;</text:span></text:p>
      <text:p text:style-name="P7"><text:span text:style-name="T43">#include </text:span><text:span text:style-name="T46">&lt;unistd.h&gt;</text:span></text:p>
      <text:p text:style-name="P7"><text:span text:style-name="T43">#include </text:span><text:span text:style-name="T46">&lt;stdlib.h&gt;</text:span></text:p>
      <text:p text:style-name="P7"><text:span text:style-name="T43">#include </text:span><text:span text:style-name="T46">&lt;string.h&gt;</text:span></text:p>
      <text:p text:style-name="P7"><text:span text:style-name="T43">#include </text:span><text:span text:style-name="T46">&lt;sys/wait.h&gt;</text:span></text:p>
      <text:p text:style-name="P7"><text:span text:style-name="T43">#include </text:span><text:span text:style-name="T46">&lt;sys/types.h&gt;</text:span></text:p>
      <text:p text:style-name="P7"><text:span text:style-name="T43">#include </text:span><text:span text:style-name="T46">&lt;sys/mman.h&gt;</text:span></text:p>
      <text:p text:style-name="P7"><text:span text:style-name="T43">#include </text:span><text:span text:style-name="T46">&lt;fcntl.h&gt;</text:span></text:p>
      <text:p text:style-name="P7"><text:span text:style-name="T43">#include </text:span><text:span text:style-name="T46">&lt;semaphore.h&gt;</text:span></text:p>
      <text:p text:style-name="P45"/>
      <text:p text:style-name="P7"><text:span text:style-name="T43">const</text:span> <text:span text:style-name="T43">size_t</text:span> map_size = <text:span text:style-name="T48">4096</text:span>;</text:p>
      <text:p text:style-name="P3"/>
      <text:p text:style-name="P7"><text:span text:style-name="T43">const</text:span> <text:span text:style-name="T43">char</text:span> * BackingFile = <text:span text:style-name="T46">"os_lab4.back"</text:span>;</text:p>
      <text:p text:style-name="P7"><text:span text:style-name="T43">const</text:span> <text:span text:style-name="T43">char</text:span> * SemaphoreName = <text:span text:style-name="T46">"os_lab4.semaphore"</text:span>;</text:p>
      <text:p text:style-name="P7"><text:span text:style-name="T43">unsigned</text:span> AccessPerms = <text:span text:style-name="T43">S_IWUSR</text:span> | <text:span text:style-name="T43">S_IRUSR</text:span> | <text:span text:style-name="T43">S_IRGRP</text:span> | <text:span text:style-name="T43">S_IROTH</text:span>;</text:p>
      <text:p text:style-name="P45"/>
      <text:p text:style-name="P7"><text:span text:style-name="T43">int</text:span> main(<text:span text:style-name="T43">int</text:span> argc, <text:span text:style-name="T43">char</text:span>* argv<text:span text:style-name="T43">[]</text:span>) {</text:p>
      <text:p text:style-name="P7"><text:span text:style-name="T43">char</text:span> *filename = <text:span text:style-name="T43">NULL</text:span>;</text:p>
      <text:p text:style-name="P7"><text:span text:style-name="T43">size_t</text:span> len;</text:p>
      <text:p text:style-name="P3"/>
      <text:p text:style-name="P7">printf(<text:span text:style-name="T46">"Enter a filename with tests: "</text:span>);</text:p>
      <text:p text:style-name="P7"><text:span text:style-name="T43">if</text:span>(getline(&amp;filename, &amp;len, <text:span text:style-name="T43">stdin</text:span>) == -<text:span text:style-name="T48">1</text:span>){</text:p>
      <text:p text:style-name="P7">perror(<text:span text:style-name="T46">"getline"</text:span>);</text:p>
      <text:p text:style-name="P7">}</text:p>
      <text:p text:style-name="P3"/>
      <text:p text:style-name="P7">filename[strlen(filename) - <text:span text:style-name="T48">1</text:span>] = <text:span text:style-name="T46">'\0'</text:span>;</text:p>
      <text:p text:style-name="P45"/>
      <text:p text:style-name="P7"><text:span text:style-name="T43">int</text:span> fd = shm_open(BackingFile, <text:span text:style-name="T43">O_RDWR</text:span> | <text:span text:style-name="T43">O_CREAT</text:span>, AccessPerms);</text:p>
      <text:p text:style-name="P7"><text:span text:style-name="T43">int</text:span> file = open(filename, <text:span text:style-name="T43">O_RDONLY</text:span>);</text:p>
      <text:p text:style-name="P7"><text:span text:style-name="T43">if</text:span> (fd == -<text:span text:style-name="T48">1</text:span> || file == -<text:span text:style-name="T48">1</text:span>) {</text:p>
      <text:p text:style-name="P7">perror(<text:span text:style-name="T46">"open"</text:span>);</text:p>
      <text:p text:style-name="P7">exit(<text:span text:style-name="T43">EXIT_FAILURE</text:span>);</text:p>
      <text:p text:style-name="P7">}</text:p>
      <text:p text:style-name="P3"/>
      <text:p text:style-name="P7">close(file);</text:p>
      <text:p text:style-name="P3"/>
      <text:p text:style-name="P7">sem_t *semptr = sem_open(SemaphoreName, <text:span text:style-name="T43">O_CREAT</text:span>, AccessPerms, <text:span text:style-name="T48">2</text:span>);</text:p>
      <text:p text:style-name="P7"><text:soft-page-break/><text:span text:style-name="T43">if</text:span> (semptr == <text:span text:style-name="T43">SEM_FAILED</text:span>){</text:p>
      <text:p text:style-name="P7">perror(<text:span text:style-name="T46">"sem_open"</text:span>);</text:p>
      <text:p text:style-name="P7">exit(<text:span text:style-name="T43">EXIT_FAILURE</text:span>);</text:p>
      <text:p text:style-name="P7">}</text:p>
      <text:p text:style-name="P7"><text:span text:style-name="T43">int</text:span> val;</text:p>
      <text:p text:style-name="P45"/>
      <text:p text:style-name="P7">ftruncate(fd, map_size); <text:span text:style-name="T49">// resize file up to mmap size</text:span></text:p>
      <text:p text:style-name="P3"/>
      <text:p text:style-name="P7"><text:span text:style-name="T43">caddr_t</text:span> memptr = mmap(</text:p>
      <text:p text:style-name="P7"><text:span text:style-name="T43">NULL</text:span>,</text:p>
      <text:p text:style-name="P7">map_size,</text:p>
      <text:p text:style-name="P7"><text:span text:style-name="T43">PROT_READ</text:span> | <text:span text:style-name="T43">PROT_WRITE</text:span>,</text:p>
      <text:p text:style-name="P7"><text:span text:style-name="T43">MAP_SHARED</text:span>,</text:p>
      <text:p text:style-name="P7">fd,</text:p>
      <text:p text:style-name="P8">0</text:p>
      <text:p text:style-name="P7">);</text:p>
      <text:p text:style-name="P45"/>
      <text:p text:style-name="P7"><text:span text:style-name="T43">if</text:span>(memptr == <text:span text:style-name="T43">MAP_FAILED</text:span>){</text:p>
      <text:p text:style-name="P7">perror(<text:span text:style-name="T46">"mmap"</text:span>);</text:p>
      <text:p text:style-name="P7">exit(<text:span text:style-name="T43">EXIT_FAILURE</text:span>);</text:p>
      <text:p text:style-name="P7">}</text:p>
      <text:p text:style-name="P3"/>
      <text:p text:style-name="P7"><text:span text:style-name="T43">if</text:span>(sem_getvalue(semptr, &amp;val) != <text:span text:style-name="T48">0</text:span>){</text:p>
      <text:p text:style-name="P7">perror(<text:span text:style-name="T46">"sem_getvalue"</text:span>);</text:p>
      <text:p text:style-name="P7">exit(<text:span text:style-name="T43">EXIT_FAILURE</text:span>);</text:p>
      <text:p text:style-name="P7">}</text:p>
      <text:p text:style-name="P3"/>
      <text:p text:style-name="P7">memset(memptr, <text:span text:style-name="T46">'\0'</text:span>, map_size); <text:span text:style-name="T49">// clean shared memory</text:span></text:p>
      <text:p text:style-name="P3"/>
      <text:p text:style-name="P7"><text:span text:style-name="T43">while</text:span>(val++ &lt; <text:span text:style-name="T48">2</text:span>){ <text:span text:style-name="T49">// if semaphore already was created, just fill it up to 2</text:span></text:p>
      <text:p text:style-name="P7">sem_post(semptr);</text:p>
      <text:p text:style-name="P7">}</text:p>
      <text:p text:style-name="P3"/>
      <text:p text:style-name="P7"><text:span text:style-name="T43">pid_t</text:span> pid = fork();</text:p>
      <text:p text:style-name="P3"/>
      <text:p text:style-name="P7"><text:span text:style-name="T43">if</text:span>(pid == <text:span text:style-name="T48">0</text:span>){</text:p>
      <text:p text:style-name="P7">munmap(memptr, map_size);</text:p>
      <text:p text:style-name="P7">close(fd);</text:p>
      <text:p text:style-name="P7">sem_close(semptr);</text:p>
      <text:p text:style-name="P7">execl(<text:span text:style-name="T46">"4_lab_child"</text:span>, <text:span text:style-name="T46">"4_lab_child"</text:span>, filename, <text:span text:style-name="T43">NULL</text:span>);</text:p>
      <text:p text:style-name="P7">perror(<text:span text:style-name="T46">"execl"</text:span>);</text:p>
      <text:p text:style-name="P7">exit(<text:span text:style-name="T43">EXIT_FAILURE</text:span>);</text:p>
      <text:p text:style-name="P7">}</text:p>
      <text:p text:style-name="P7"><text:span text:style-name="T43">else</text:span> <text:span text:style-name="T43">if</text:span>(pid == -<text:span text:style-name="T48">1</text:span>){</text:p>
      <text:p text:style-name="P7">perror(<text:span text:style-name="T46">"fork"</text:span>);</text:p>
      <text:p text:style-name="P7">exit(<text:span text:style-name="T43">EXIT_FAILURE</text:span>);</text:p>
      <text:p text:style-name="P7">}</text:p>
      <text:p text:style-name="P45"/>
      <text:p text:style-name="P7"><text:span text:style-name="T43">while</text:span> (<text:span text:style-name="T48">1</text:span>){</text:p>
      <text:p text:style-name="P9"><text:soft-page-break/>// get the value of semaphore</text:p>
      <text:p text:style-name="P7"><text:span text:style-name="T43">if</text:span>(sem_getvalue(semptr, &amp;val) != <text:span text:style-name="T48">0</text:span>){</text:p>
      <text:p text:style-name="P7">perror(<text:span text:style-name="T46">"sem_getvalue"</text:span>);</text:p>
      <text:p text:style-name="P7">exit(<text:span text:style-name="T43">EXIT_FAILURE</text:span>);</text:p>
      <text:p text:style-name="P7">}</text:p>
      <text:p text:style-name="P9">// if child process seems not to even capture shared memory and semaphore</text:p>
      <text:p text:style-name="P7"><text:span text:style-name="T43">if</text:span>(val == <text:span text:style-name="T48">2</text:span>){</text:p>
      <text:p text:style-name="P7"><text:span text:style-name="T43">continue</text:span>;</text:p>
      <text:p text:style-name="P7">}</text:p>
      <text:p text:style-name="P9">// wait for semaphore</text:p>
      <text:p text:style-name="P7"><text:span text:style-name="T43">if</text:span>(sem_wait(semptr) != <text:span text:style-name="T48">0</text:span>) {</text:p>
      <text:p text:style-name="P7">perror(<text:span text:style-name="T46">"sem_wait"</text:span>);</text:p>
      <text:p text:style-name="P7">exit(<text:span text:style-name="T43">EXIT_FAILURE</text:span>);</text:p>
      <text:p text:style-name="P7">}</text:p>
      <text:p text:style-name="P9">// just end of input</text:p>
      <text:p text:style-name="P7"><text:span text:style-name="T43">if</text:span> (memptr[<text:span text:style-name="T48">0</text:span>] == <text:span text:style-name="T43">EOF</text:span>) {</text:p>
      <text:p text:style-name="P7"><text:span text:style-name="T43">break</text:span>;</text:p>
      <text:p text:style-name="P7">}</text:p>
      <text:p text:style-name="P9">// if child process didn't write something to shared memory(we too fast locked semaphore), just skip iteration</text:p>
      <text:p text:style-name="P7"><text:span text:style-name="T43">if</text:span>(memptr[<text:span text:style-name="T48">0</text:span>] == <text:span text:style-name="T46">'\0'</text:span>){</text:p>
      <text:p text:style-name="P7"><text:span text:style-name="T43">if</text:span>(sem_post(semptr) != <text:span text:style-name="T48">0</text:span>){</text:p>
      <text:p text:style-name="P7">perror(<text:span text:style-name="T46">"sem_post"</text:span>);</text:p>
      <text:p text:style-name="P7">exit(<text:span text:style-name="T43">EXIT_FAILURE</text:span>);</text:p>
      <text:p text:style-name="P7">}</text:p>
      <text:p text:style-name="P7"><text:span text:style-name="T43">continue</text:span>;</text:p>
      <text:p text:style-name="P7">}</text:p>
      <text:p text:style-name="P3"/>
      <text:p text:style-name="P7"><text:span text:style-name="T43">char</text:span>* string = (<text:span text:style-name="T43">char</text:span>*)malloc(strlen(memptr) * <text:span text:style-name="T43">sizeof</text:span>(<text:span text:style-name="T43">char</text:span>));</text:p>
      <text:p text:style-name="P9">// copy data to local storage and clean shared memory</text:p>
      <text:p text:style-name="P7">strcpy(string, memptr);</text:p>
      <text:p text:style-name="P7">memset(memptr, <text:span text:style-name="T46">'\0'</text:span>, map_size);</text:p>
      <text:p text:style-name="P7"><text:span text:style-name="T43">if</text:span>(sem_post(semptr) != <text:span text:style-name="T48">0</text:span>){ <text:span text:style-name="T49">// unlock semaphore to let child work</text:span></text:p>
      <text:p text:style-name="P7">perror(<text:span text:style-name="T46">"sem_post"</text:span>);</text:p>
      <text:p text:style-name="P7">exit(<text:span text:style-name="T43">EXIT_FAILURE</text:span>);</text:p>
      <text:p text:style-name="P7">}</text:p>
      <text:p text:style-name="P9">// print the result</text:p>
      <text:p text:style-name="P7">printf(<text:span text:style-name="T46">"%s\n"</text:span>, string);</text:p>
      <text:p text:style-name="P7">free(string);</text:p>
      <text:p text:style-name="P7">}</text:p>
      <text:p text:style-name="P45"/>
      <text:p text:style-name="P9">// some error checks...</text:p>
      <text:p text:style-name="P7"><text:span text:style-name="T43">int</text:span> status;</text:p>
      <text:p text:style-name="P7"><text:span text:style-name="T43">if</text:span>(wait(&amp;status) == -<text:span text:style-name="T48">1</text:span>){</text:p>
      <text:p text:style-name="P7">perror(<text:span text:style-name="T46">"wait"</text:span>);</text:p>
      <text:p text:style-name="P7">exit(<text:span text:style-name="T43">EXIT_FAILURE</text:span>);</text:p>
      <text:p text:style-name="P7">}</text:p>
      <text:p text:style-name="P7"><text:span text:style-name="T43">if</text:span>(!<text:span text:style-name="T43">WIFEXITED</text:span>(status) || (<text:span text:style-name="T43">WIFEXITED</text:span>(status) &amp;&amp; (<text:span text:style-name="T43">WEXITSTATUS</text:span>(status)) != <text:span text:style-name="T48">0</text:span>)){</text:p>
      <text:p text:style-name="P7">fprintf(<text:span text:style-name="T43">stderr</text:span>, <text:span text:style-name="T46">"Some error occurred in child process\n"</text:span>);</text:p>
      <text:p text:style-name="P7"><text:span text:style-name="T43">return</text:span> <text:span text:style-name="T48">1</text:span>;</text:p>
      <text:p text:style-name="P7">}</text:p>
      <text:p text:style-name="P3"/>
      <text:p text:style-name="P9"><text:soft-page-break/>// cleanup</text:p>
      <text:p text:style-name="P7"><text:span text:style-name="T43">if</text:span>(munmap(memptr, map_size) != <text:span text:style-name="T48">0</text:span>){</text:p>
      <text:p text:style-name="P7">perror(<text:span text:style-name="T46">"munmap"</text:span>);</text:p>
      <text:p text:style-name="P7">exit(<text:span text:style-name="T43">EXIT_FAILURE</text:span>);</text:p>
      <text:p text:style-name="P7">}</text:p>
      <text:p text:style-name="P3"/>
      <text:p text:style-name="P7">close(fd);</text:p>
      <text:p text:style-name="P7"><text:span text:style-name="T43">if</text:span>(sem_close(semptr) != <text:span text:style-name="T48">0</text:span>){</text:p>
      <text:p text:style-name="P7">perror(<text:span text:style-name="T46">"sem_close"</text:span>);</text:p>
      <text:p text:style-name="P7">exit(<text:span text:style-name="T43">EXIT_FAILURE</text:span>);</text:p>
      <text:p text:style-name="P7">}</text:p>
      <text:p text:style-name="P7"><text:span text:style-name="T43">if</text:span>(shm_unlink(BackingFile) != <text:span text:style-name="T48">0</text:span>){</text:p>
      <text:p text:style-name="P7">perror(<text:span text:style-name="T46">"shm_unlink"</text:span>);</text:p>
      <text:p text:style-name="P7">exit(<text:span text:style-name="T43">EXIT_FAILURE</text:span>);</text:p>
      <text:p text:style-name="P7">}</text:p>
      <text:p text:style-name="P3"/>
      <text:p text:style-name="P7"><text:span text:style-name="T43">return</text:span> <text:span text:style-name="T48">0</text:span>;</text:p>
      <text:p text:style-name="P7">}</text:p>
      <text:p text:style-name="P28"><text:change-end text:change-id="ct94722492636864"/></text:p>
      <text:p text:style-name="P20">child.c:</text:p>
      <text:p text:style-name="P69"><text:change text:change-id="ct94722604661440"/><text:change text:change-id="ct94722484541072"/><text:change-start text:change-id="ct94722483566064"/>//</text:p>
      <text:p text:style-name="P9">// Created by nezhov on 14.12.2020.</text:p>
      <text:p text:style-name="P9">//</text:p>
      <text:p text:style-name="P7"><text:span text:style-name="T43">#include </text:span><text:span text:style-name="T46">&lt;stdio.h&gt;</text:span></text:p>
      <text:p text:style-name="P7"><text:span text:style-name="T43">#include </text:span><text:span text:style-name="T46">&lt;stdlib.h&gt;</text:span></text:p>
      <text:p text:style-name="P7"><text:span text:style-name="T43">#include </text:span><text:span text:style-name="T46">&lt;fcntl.h&gt;</text:span></text:p>
      <text:p text:style-name="P7"><text:span text:style-name="T43">#include </text:span><text:span text:style-name="T46">&lt;sys/mman.h&gt;</text:span></text:p>
      <text:p text:style-name="P7"><text:span text:style-name="T43">#include </text:span><text:span text:style-name="T46">&lt;string.h&gt;</text:span></text:p>
      <text:p text:style-name="P7"><text:span text:style-name="T43">#include </text:span><text:span text:style-name="T46">&lt;semaphore.h&gt;</text:span></text:p>
      <text:p text:style-name="P7"><text:span text:style-name="T43">#include </text:span><text:span text:style-name="T46">&lt;stdbool.h&gt;</text:span></text:p>
      <text:p text:style-name="P3"/>
      <text:p text:style-name="P7"><text:span text:style-name="T43">const</text:span> <text:span text:style-name="T43">size_t</text:span> map_size = <text:span text:style-name="T48">4096</text:span>;</text:p>
      <text:p text:style-name="P3"/>
      <text:p text:style-name="P7"><text:span text:style-name="T43">const</text:span> <text:span text:style-name="T43">char</text:span> * BackingFile = <text:span text:style-name="T46">"os_lab4.back"</text:span>;</text:p>
      <text:p text:style-name="P7"><text:span text:style-name="T43">const</text:span> <text:span text:style-name="T43">char</text:span> * SemaphoreName = <text:span text:style-name="T46">"os_lab4.semaphore"</text:span>;</text:p>
      <text:p text:style-name="P7"><text:span text:style-name="T43">unsigned</text:span> AccessPerms = <text:span text:style-name="T43">S_IWUSR</text:span> | <text:span text:style-name="T43">S_IRUSR</text:span> | <text:span text:style-name="T43">S_IRGRP</text:span> | <text:span text:style-name="T43">S_IROTH</text:span>;</text:p>
      <text:p text:style-name="P3"/>
      <text:p text:style-name="P7"><text:span text:style-name="T43">void</text:span> send_parent(<text:span text:style-name="T43">caddr_t</text:span> memptr, sem_t* semptr, <text:span text:style-name="T43">const</text:span> <text:span text:style-name="T43">char</text:span> *empty_string, <text:span text:style-name="T43">int</text:span> res){</text:p>
      <text:p text:style-name="P7"><text:span text:style-name="T43">while</text:span>(<text:span text:style-name="T43">true</text:span>) {</text:p>
      <text:p text:style-name="P7"><text:span text:style-name="T43">if</text:span> (sem_wait(semptr) == <text:span text:style-name="T48">0</text:span>) {</text:p>
      <text:p text:style-name="P7"><text:span text:style-name="T43">if</text:span>(strcmp(memptr, empty_string) != <text:span text:style-name="T48">0</text:span>) {</text:p>
      <text:p text:style-name="P7"><text:span text:style-name="T43">if</text:span> (sem_post(semptr) != <text:span text:style-name="T48">0</text:span>) {</text:p>
      <text:p text:style-name="P7">perror(<text:span text:style-name="T46">"sem_post"</text:span>);</text:p>
      <text:p text:style-name="P7">exit(<text:span text:style-name="T43">EXIT_FAILURE</text:span>);</text:p>
      <text:p text:style-name="P7">}</text:p>
      <text:p text:style-name="P7"><text:span text:style-name="T43">continue</text:span>;</text:p>
      <text:p text:style-name="P7">}</text:p>
      <text:p text:style-name="P7">sprintf(memptr, <text:span text:style-name="T46">"%d"</text:span>, res);</text:p>
      <text:p text:style-name="P7"><text:span text:style-name="T43">if</text:span> (sem_post(semptr) != <text:span text:style-name="T48">0</text:span>) {</text:p>
      <text:p text:style-name="P7">perror(<text:span text:style-name="T46">"sem_post"</text:span>);</text:p>
      <text:p text:style-name="P7">exit(<text:span text:style-name="T43">EXIT_FAILURE</text:span>);</text:p>
      <text:p text:style-name="P7">}</text:p>
      <text:p text:style-name="P7"><text:soft-page-break/><text:span text:style-name="T43">break</text:span>;</text:p>
      <text:p text:style-name="P7">} <text:span text:style-name="T43">else</text:span> {</text:p>
      <text:p text:style-name="P7">perror(<text:span text:style-name="T46">"sem_wait"</text:span>);</text:p>
      <text:p text:style-name="P7">exit(<text:span text:style-name="T43">EXIT_FAILURE</text:span>);</text:p>
      <text:p text:style-name="P7">}</text:p>
      <text:p text:style-name="P7">}</text:p>
      <text:p text:style-name="P7">}</text:p>
      <text:p text:style-name="P46"><text:line-break/></text:p>
      <text:p text:style-name="P7"><text:span text:style-name="T43">int</text:span> main(<text:span text:style-name="T43">int</text:span> argc, <text:span text:style-name="T43">char</text:span> **argv){</text:p>
      <text:p text:style-name="P7"><text:span text:style-name="T43">int</text:span> a;</text:p>
      <text:p text:style-name="P7"><text:span text:style-name="T43">char</text:span> c;</text:p>
      <text:p text:style-name="P7"><text:span text:style-name="T43">int</text:span> res = <text:span text:style-name="T48">0</text:span>;</text:p>
      <text:p text:style-name="P3"/>
      <text:p text:style-name="P7"><text:span text:style-name="T43">if</text:span>(argc != <text:span text:style-name="T48">2</text:span>){</text:p>
      <text:p text:style-name="P7">printf(<text:span text:style-name="T46">"Error! Wrong count of arguments!\n"</text:span>);</text:p>
      <text:p text:style-name="P7"><text:span text:style-name="T43">return</text:span> -<text:span text:style-name="T48">1</text:span>;</text:p>
      <text:p text:style-name="P7">}</text:p>
      <text:p text:style-name="P3"/>
      <text:p text:style-name="P7"><text:span text:style-name="T43">char</text:span> * empty_string = malloc(<text:span text:style-name="T43">sizeof</text:span>(<text:span text:style-name="T43">char</text:span>) * map_size);</text:p>
      <text:p text:style-name="P7">memset(empty_string, <text:span text:style-name="T46">'\0'</text:span>, map_size);</text:p>
      <text:p text:style-name="P3"/>
      <text:p text:style-name="P7"><text:span text:style-name="T43">const</text:span> <text:span text:style-name="T43">char</text:span> *filename = argv[<text:span text:style-name="T48">1</text:span>];</text:p>
      <text:p text:style-name="P3"/>
      <text:p text:style-name="P7">FILE *file = fopen(filename, <text:span text:style-name="T46">"r"</text:span>);</text:p>
      <text:p text:style-name="P7"><text:span text:style-name="T43">int</text:span> map_fd = shm_open(BackingFile, <text:span text:style-name="T43">O_RDWR</text:span>, AccessPerms);</text:p>
      <text:p text:style-name="P7"><text:span text:style-name="T43">if</text:span>(map_fd &lt; <text:span text:style-name="T48">0</text:span>){</text:p>
      <text:p text:style-name="P7">perror(<text:span text:style-name="T46">"shm_open"</text:span>);</text:p>
      <text:p text:style-name="P7">exit(<text:span text:style-name="T43">EXIT_FAILURE</text:span>);</text:p>
      <text:p text:style-name="P7">}</text:p>
      <text:p text:style-name="P3"/>
      <text:p text:style-name="P7"><text:span text:style-name="T43">caddr_t</text:span> memptr = mmap(</text:p>
      <text:p text:style-name="P7"><text:span text:style-name="T43">NULL</text:span>,</text:p>
      <text:p text:style-name="P7">map_size,</text:p>
      <text:p text:style-name="P7"><text:span text:style-name="T43">PROT_READ</text:span> | <text:span text:style-name="T43">PROT_WRITE</text:span>,</text:p>
      <text:p text:style-name="P7"><text:span text:style-name="T43">MAP_SHARED</text:span>,</text:p>
      <text:p text:style-name="P7">map_fd,</text:p>
      <text:p text:style-name="P8">0</text:p>
      <text:p text:style-name="P7">);</text:p>
      <text:p text:style-name="P7"><text:span text:style-name="T43">if</text:span>(memptr == <text:span text:style-name="T43">MAP_FAILED</text:span>){</text:p>
      <text:p text:style-name="P7">perror(<text:span text:style-name="T46">"mmap"</text:span>);</text:p>
      <text:p text:style-name="P7">exit(<text:span text:style-name="T43">EXIT_FAILURE</text:span>);</text:p>
      <text:p text:style-name="P7">}</text:p>
      <text:p text:style-name="P3"/>
      <text:p text:style-name="P7">sem_t *semptr = sem_open(SemaphoreName, <text:span text:style-name="T43">O_RDWR</text:span>, AccessPerms, <text:span text:style-name="T48">2</text:span>);</text:p>
      <text:p text:style-name="P45"/>
      <text:p text:style-name="P7"><text:span text:style-name="T43">if</text:span>(semptr == <text:span text:style-name="T43">SEM_FAILED</text:span>){</text:p>
      <text:p text:style-name="P7">perror(<text:span text:style-name="T46">"semptr"</text:span>);</text:p>
      <text:p text:style-name="P7">exit(<text:span text:style-name="T43">EXIT_FAILURE</text:span>);</text:p>
      <text:p text:style-name="P7">}</text:p>
      <text:p text:style-name="P3"><text:soft-page-break/></text:p>
      <text:p text:style-name="P7"><text:span text:style-name="T43">if</text:span>(sem_wait(semptr) != <text:span text:style-name="T48">0</text:span>){</text:p>
      <text:p text:style-name="P7">perror(<text:span text:style-name="T46">"sem_wait"</text:span>);</text:p>
      <text:p text:style-name="P7">exit(<text:span text:style-name="T43">EXIT_FAILURE</text:span>);</text:p>
      <text:p text:style-name="P7">}</text:p>
      <text:p text:style-name="P45"/>
      <text:p text:style-name="P7"><text:span text:style-name="T43">while</text:span>(fscanf(file,<text:span text:style-name="T46">"%d%c"</text:span>, &amp;a, &amp;c) != <text:span text:style-name="T43">EOF</text:span>) {</text:p>
      <text:p text:style-name="P7">res += a;</text:p>
      <text:p text:style-name="P7"><text:span text:style-name="T43">if</text:span>(c == <text:span text:style-name="T46">'\n'</text:span>) {</text:p>
      <text:p text:style-name="P7">send_parent(memptr, semptr, empty_string, res);</text:p>
      <text:p text:style-name="P7">res = <text:span text:style-name="T48">0</text:span>;</text:p>
      <text:p text:style-name="P7"><text:span text:style-name="T43">continue</text:span>;</text:p>
      <text:p text:style-name="P7">}</text:p>
      <text:p text:style-name="P7">}</text:p>
      <text:p text:style-name="P45"/>
      <text:p text:style-name="P7"><text:span text:style-name="T43">while</text:span>(<text:span text:style-name="T43">true</text:span>) {</text:p>
      <text:p text:style-name="P7"><text:span text:style-name="T43">if</text:span> (sem_wait(semptr) == <text:span text:style-name="T48">0</text:span>) {</text:p>
      <text:p text:style-name="P7"><text:span text:style-name="T43">if</text:span>(strcmp(memptr, empty_string) != <text:span text:style-name="T48">0</text:span>) {</text:p>
      <text:p text:style-name="P7"><text:span text:style-name="T43">if</text:span> (sem_post(semptr) != <text:span text:style-name="T48">0</text:span>) {</text:p>
      <text:p text:style-name="P7">perror(<text:span text:style-name="T46">"sem_post"</text:span>);</text:p>
      <text:p text:style-name="P7">exit(<text:span text:style-name="T43">EXIT_FAILURE</text:span>);</text:p>
      <text:p text:style-name="P7">}</text:p>
      <text:p text:style-name="P7"><text:span text:style-name="T43">continue</text:span>;</text:p>
      <text:p text:style-name="P7">}</text:p>
      <text:p text:style-name="P7">memptr[<text:span text:style-name="T48">0</text:span>] = <text:span text:style-name="T43">EOF</text:span>;</text:p>
      <text:p text:style-name="P7"><text:span text:style-name="T43">if</text:span> (sem_post(semptr) != <text:span text:style-name="T48">0</text:span>) {</text:p>
      <text:p text:style-name="P7">perror(<text:span text:style-name="T46">"sem_post"</text:span>);</text:p>
      <text:p text:style-name="P7">exit(<text:span text:style-name="T43">EXIT_FAILURE</text:span>);</text:p>
      <text:p text:style-name="P7">}</text:p>
      <text:p text:style-name="P7"><text:span text:style-name="T43">break</text:span>;</text:p>
      <text:p text:style-name="P7">} <text:span text:style-name="T43">else</text:span> {</text:p>
      <text:p text:style-name="P7">perror(<text:span text:style-name="T46">"sem_wait"</text:span>);</text:p>
      <text:p text:style-name="P7">exit(<text:span text:style-name="T43">EXIT_FAILURE</text:span>);</text:p>
      <text:p text:style-name="P7">}</text:p>
      <text:p text:style-name="P7">}</text:p>
      <text:p text:style-name="P3"/>
      <text:p text:style-name="P7"><text:span text:style-name="T43">if</text:span>(munmap(memptr, map_size) != <text:span text:style-name="T48">0</text:span>){</text:p>
      <text:p text:style-name="P7">perror(<text:span text:style-name="T46">"munmap"</text:span>);</text:p>
      <text:p text:style-name="P7">exit(<text:span text:style-name="T43">EXIT_FAILURE</text:span>);</text:p>
      <text:p text:style-name="P7">}</text:p>
      <text:p text:style-name="P7">sem_close(semptr);</text:p>
      <text:p text:style-name="P3"/>
      <text:p text:style-name="P7"><text:span text:style-name="T43">return</text:span> <text:span text:style-name="T43">EXIT_SUCCESS</text:span>;</text:p>
      <text:p text:style-name="P7">}</text:p>
      <text:p text:style-name="P30"><text:change-end text:change-id="ct94722483566064"/><text:change-start text:change-id="ct94722468113056"/></text:p>
      <text:p text:style-name="P30"/>
      <text:p text:style-name="P30"/>
      <text:p text:style-name="P30"/>
      <text:p text:style-name="P30"/>
      <text:p text:style-name="P30"/>
      <text:p text:style-name="P30"/>
      <text:p text:style-name="P30"/>
      <text:p text:style-name="P30"/>
      <text:p text:style-name="P30"><text:soft-page-break/></text:p>
      <text:p text:style-name="P30"><text:change-end text:change-id="ct94722468113056"/></text:p>
      <text:p text:style-name="P18">Вывод<text:change-start text:change-id="ct94722468231728"/></text:p>
      <text:p text:style-name="P18"><text:change-end text:change-id="ct94722468231728"/></text:p>
      <text:p text:style-name="P31"><text:change text:change-id="ct94722619073408"/><text:change-start text:change-id="ct94722492186080"/><text:span text:style-name="T26">Во время выполнения данной лабораторной работы я познакомился с отображением файлов в память, повторил создание дочерних процессов, узнал о ещё одном методе связи </text:span><text:change-end text:change-id="ct94722492186080"/><text:change-start text:change-id="ct94722421404720"/><text:span text:style-name="T26">ежду процессами (файлы, отображаемые в память).</text:span><text:change-end text:change-id="ct94722421404720"/><text:change-start text:change-id="ct94722486294160"/></text:p>
      <text:p text:style-name="P57"><text:change-end text:change-id="ct94722486294160"/><text:change text:change-id="ct94722485402128"/><text:change text:change-id="ct94722423095568"/><text:change text:change-id="ct94722506586624"/></text:p>
      <text:p text:style-name="P81"><text:change text:change-id="ct94722411711728"/><text:change text:change-id="ct94722514155904"/><text:change-start text:change-id="ct94722480426080"/>Отображение файлов в память в целом ускоряет работу с ними, т.к. в таком случае нам не нужны буферы для чтения/записи из файла, а изменение происходит путём изменения определённой области памяти, а не последовательности операций открыть буфер→записать содержимое→закрыть в буфер. На уровне времени работы, которые затрачивается на системные вызовы, файлы, отображаемые в память имеют неоспоримое преимущество над буферами. <text:change-end text:change-id="ct94722480426080"/><text:change-start text:change-id="ct94722506299248"/></text:p>
      <text:list xml:id="list1936567066" text:style-name="L2">
        <text:list-header>
          <text:p text:style-name="P56"/>
        </text:list-header>
      </text:list>
      <text:p text:style-name="P65"><text:change-end text:change-id="ct94722506299248"/><text:change text:change-id="ct94722481020320"/><text:change-start text:change-id="ct94722476196368"/>Один из очевидных примеров отображения файлов в память — инициализация процесса.<text:change-end text:change-id="ct94722476196368"/><text:change-start text:change-id="ct94722411714400"/></text:p>
      <text:p text:style-name="P13"/>
      <text:p text:style-name="P13">Использование файлов, отображенных на память, — это один из наиболее популярных и безопасных (без возникновения исключительных ситуаций) способов сделать память доступной нескольким процессам. Два или более приложений могут одновременно отобразить один и тот же физический файл на свою память и обратиться к этой памяти.<text:change-end text:change-id="ct947224117144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Times New Roman" svg:font-family="'Times New Roman'"/>
    <style:font-face style:name="Times New Roman1" svg:font-family="'Times New Roman'"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Mono" svg:font-family="'DejaVu Sans Mono'" style:font-family-generic="system" style:font-pitch="variable"/>
    <style:font-face style:name="Droid Sans Devanagari" svg:font-family="'Droid Sans Devanaga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Normal_20__28_Web_29_" style:display-name="Normal (Web)" style:family="paragraph" style:parent-style-name="Standard_20__28_user_29_" style:default-outline-level="">
      <style:paragraph-properties fo:margin-top="0.494cm" fo:margin-bottom="0.494cm" loext:contextual-spacing="false"/>
      <style:text-properties style:font-name="Times New Roman2" fo:font-family="'Times New Roman'" style:font-family-generic="roman" style:font-pitch="variable" style:font-name-asian="Times New Roman3" style:font-family-asian="'Times New Roman'" style:font-family-generic-asian="system" style:font-pitch-asian="variable" style:language-asian="ru" style:country-asian="RU" style:font-name-complex="Times New Roman3" style:font-family-complex="'Times New Roman'" style:font-family-generic-complex="system" style:font-pitch-complex="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1T21:45:00</meta:creation-date>
    <meta:initial-creator>Valera Anisimov</meta:initial-creator>
    <dc:language>en-US</dc:language>
    <dc:date>2021-01-10T19:03:15.629152429</dc:date>
    <meta:editing-cycles>19</meta:editing-cycles>
    <meta:editing-duration>PT2H4M55S</meta:editing-duration>
    <meta:generator>LibreOffice/6.4.6.2$Linux_X86_64 LibreOffice_project/40$Build-2</meta:generator>
    <meta:document-statistic meta:table-count="2" meta:image-count="0" meta:object-count="0" meta:page-count="20" meta:paragraph-count="677" meta:word-count="4253" meta:character-count="39917" meta:non-whitespace-character-count="34692"/>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